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83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0701in"/>
    </style:style>
    <style:style style:name="co5" style:family="table-column">
      <style:table-column-properties fo:break-before="auto" style:column-width="0.5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Geneva" fo:font-size="9pt" style:font-name-asian="DejaVu Sans" style:font-size-asian="9pt" style:font-name-complex="Geneva" style:font-size-complex="9pt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Preliminary Te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unigram</text:p>
          </table:table-cell>
          <table:table-cell table:style-name="ce1" office:value-type="string">
            <text:p>old unigram</text:p>
          </table:table-cell>
          <table:table-cell table:style-name="Default" office:value-type="string">
            <text:p>unigram</text:p>
          </table:table-cell>
          <table:table-cell table:style-name="Default" office:value-type="string">
            <text:p>old unigram</text:p>
          </table:table-cell>
          <table:table-cell office:value-type="string">
            <text:p>unigram</text:p>
          </table:table-cell>
          <table:table-cell office:value-type="string">
            <text:p>old 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Apparent mineralocorticoid excess </text:p>
          </table:table-cell>
          <table:table-cell office:value-type="string">
            <text:p><text:s/>early-onset, severe hypertension, associated, low renin levels, hypoaldosteronism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3]);COUNTIF([.$G$3:.$H$31];&quot;=&quot;&amp;[.G3])^2-1;0)" office:value-type="float" office:value="575">
            <text:p>575</text:p>
          </table:table-cell>
          <table:table-cell table:formula="of:=IF(ISNUMBER([.H3]);COUNTIF([.$G$3:.$H$31];&quot;=&quot;&amp;[.H3])^2-1;0)" office:value-type="float" office:value="35">
            <text:p>35</text:p>
          </table:table-cell>
          <table:table-cell table:formula="of:=IF(ISNUMBER([.C3]);((RANK([.C3];[.$C$3:.$D$31];1)+(COUNT([.$C$3:.$D$31])-RANK([.C3];[.$C$3:.$D$31];0)+1))/2);&quot;&quot;)" office:value-type="float" office:value="12.5">
            <text:p>12.5</text:p>
          </table:table-cell>
          <table:table-cell table:formula="of:=IF(ISNUMBER([.D3]);((RANK([.D3];[.$C$3:.$D$31];1)+(COUNT([.$C$3:.$D$31])-RANK([.D3];[.$C$3:.$D$31];0)+1))/2);&quot;&quot;)" office:value-type="float" office:value="41.5">
            <text:p>41.5</text:p>
          </table:table-cell>
          <table:table-cell/>
          <table:table-cell office:value-type="string">
            <text:p>A</text:p>
          </table:table-cell>
          <table:table-cell office:value-type="string">
            <text:p>new model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<text:s text:c="4"/>Rubinstein-Taybi syndrome <text:s/></text:p>
          </table:table-cell>
          <table:table-cell office:value-type="string">
            <text:p><text:s/>congenital anomalies, intellectual deficit, behavioural characteristics 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IF(ISNUMBER([.G4]);COUNTIF([.$G$3:.$H$31];&quot;=&quot;&amp;[.G4])^2-1;0)" office:value-type="float" office:value="575">
            <text:p>575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12.5">
            <text:p>12.5</text:p>
          </table:table-cell>
          <table:table-cell table:formula="of:=IF(ISNUMBER([.D4]);((RANK([.D4];[.$C$3:.$D$31];1)+(COUNT([.$C$3:.$D$31])-RANK([.D4];[.$C$3:.$D$31];0)+1))/2);&quot;&quot;)" office:value-type="float" office:value="56">
            <text:p>56</text:p>
          </table:table-cell>
          <table:table-cell/>
          <table:table-cell office:value-type="string">
            <text:p>B</text:p>
          </table:table-cell>
          <table:table-cell office:value-type="string">
            <text:p>old model</text:p>
          </table:table-cell>
          <table:table-cell/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2"/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 office:value-type="string">
            <text:p><text:s/>chronic severe lymphoedema, severe neonatal cholestasis, lessens during early childhood and becomes episodic 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IF(ISNUMBER([.G5]);COUNTIF([.$G$3:.$H$31];&quot;=&quot;&amp;[.G5])^2-1;0)" office:value-type="float" office:value="575">
            <text:p>575</text:p>
          </table:table-cell>
          <table:table-cell table:formula="of:=IF(ISNUMBER([.H5]);COUNTIF([.$G$3:.$H$31];&quot;=&quot;&amp;[.H5])^2-1;0)" office:value-type="float" office:value="0">
            <text:p>0</text:p>
          </table:table-cell>
          <table:table-cell table:formula="of:=IF(ISNUMBER([.C5]);((RANK([.C5];[.$C$3:.$D$31];1)+(COUNT([.$C$3:.$D$31])-RANK([.C5];[.$C$3:.$D$31];0)+1))/2);&quot;&quot;)" office:value-type="float" office:value="12.5">
            <text:p>12.5</text:p>
          </table:table-cell>
          <table:table-cell table:formula="of:=IF(ISNUMBER([.D5]);((RANK([.D5];[.$C$3:.$D$31];1)+(COUNT([.$C$3:.$D$31])-RANK([.D5];[.$C$3:.$D$31];0)+1))/2);&quot;&quot;)" office:value-type="float" office:value="46">
            <text:p>46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2.6569379569537">
            <text:p>2.656937957</text:p>
          </table:table-cell>
          <table:table-cell table:formula="of:=SKEW([.D3:.D31])" office:value-type="float" office:value="5.35265318134426">
            <text:p>5.3526531813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462">
            <text:p>462</text:p>
          </table:table-cell>
          <table:table-cell table:formula="of:=SUM([.H3:.H31])" office:value-type="float" office:value="1249">
            <text:p>1249</text:p>
          </table:table-cell>
          <table:table-cell table:number-columns-repeated="3"/>
        </table:table-row>
        <table:table-row table:style-name="ro1">
          <table:table-cell office:value-type="string">
            <text:p><text:s text:c="4"/>Aase-Smith syndrome <text:s/></text:p>
          </table:table-cell>
          <table:table-cell office:value-type="string">
            <text:p><text:s/>congenital malformations: hydrocephalus, cleft palate, severe joint contractures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IF(ISNUMBER([.G6]);COUNTIF([.$G$3:.$H$31];&quot;=&quot;&amp;[.G6])^2-1;0)" office:value-type="float" office:value="35">
            <text:p>35</text:p>
          </table:table-cell>
          <table:table-cell table:formula="of:=IF(ISNUMBER([.H6]);COUNTIF([.$G$3:.$H$31];&quot;=&quot;&amp;[.H6])^2-1;0)" office:value-type="float" office:value="35">
            <text:p>35</text:p>
          </table:table-cell>
          <table:table-cell table:formula="of:=IF(ISNUMBER([.C6]);((RANK([.C6];[.$C$3:.$D$31];1)+(COUNT([.$C$3:.$D$31])-RANK([.C6];[.$C$3:.$D$31];0)+1))/2);&quot;&quot;)" office:value-type="float" office:value="27.5">
            <text:p>27.5</text:p>
          </table:table-cell>
          <table:table-cell table:formula="of:=IF(ISNUMBER([.D6]);((RANK([.D6];[.$C$3:.$D$31];1)+(COUNT([.$C$3:.$D$31])-RANK([.D6];[.$C$3:.$D$31];0)+1))/2);&quot;&quot;)" office:value-type="float" office:value="41.5">
            <text:p>41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1195">
            <text:p>1195</text:p>
          </table:table-cell>
          <table:table-cell table:formula="of:=SUMIF([.L7:.L64]; &quot;A&quot;;[.J7:.J64])" office:value-type="float" office:value="516">
            <text:p>516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7360.13793103448">
            <text:p>7360.1379310345</text:p>
          </table:table-cell>
          <table:table-cell table:formula="of:=[.S5]^2/[.S7]" office:value-type="float" office:value="53793.1379310345">
            <text:p>53793.1379310345</text:p>
          </table:table-cell>
          <table:table-cell table:number-columns-repeated="3"/>
        </table:table-row>
        <table:table-row table:style-name="ro1">
          <table:table-cell office:value-type="string">
            <text:p><text:s text:c="4"/>Achondroplasia <text:s/></text:p>
          </table:table-cell>
          <table:table-cell office:value-type="string">
            <text:p><text:s/>short limbs, hyperlordosis, short hands, macrocephaly, high forehead and saddle nose <text:s/>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NUMBER([.G7]);COUNTIF([.$G$3:.$H$31];&quot;=&quot;&amp;[.G7])^2-1;0)" office:value-type="float" office:value="575">
            <text:p>575</text:p>
          </table:table-cell>
          <table:table-cell table:formula="of:=IF(ISNUMBER([.H7]);COUNTIF([.$G$3:.$H$31];&quot;=&quot;&amp;[.H7])^2-1;0)" office:value-type="float" office:value="8">
            <text:p>8</text:p>
          </table:table-cell>
          <table:table-cell table:formula="of:=IF(ISNUMBER([.C7]);((RANK([.C7];[.$C$3:.$D$31];1)+(COUNT([.$C$3:.$D$31])-RANK([.C7];[.$C$3:.$D$31];0)+1))/2);&quot;&quot;)" office:value-type="float" office:value="12.5">
            <text:p>12.5</text:p>
          </table:table-cell>
          <table:table-cell table:formula="of:=IF(ISNUMBER([.D7]);((RANK([.D7];[.$C$3:.$D$31];1)+(COUNT([.$C$3:.$D$31])-RANK([.D7];[.$C$3:.$D$31];0)+1))/2);&quot;&quot;)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I7:.I33])/COUNT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<text:s text:c="4"/>Acalvaria <text:s/></text:p>
          </table:table-cell>
          <table:table-cell office:value-type="string">
            <text:p><text:s/>missing scalp and flat bones over an area of the cranial vault <text:s/>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IF(ISNUMBER([.G8]);COUNTIF([.$G$3:.$H$31];&quot;=&quot;&amp;[.G8])^2-1;0)" office:value-type="float" office:value="575">
            <text:p>575</text:p>
          </table:table-cell>
          <table:table-cell table:formula="of:=IF(ISNUMBER([.H8]);COUNTIF([.$G$3:.$H$31];&quot;=&quot;&amp;[.H8])^2-1;0)" office:value-type="float" office:value="0">
            <text:p>0</text:p>
          </table:table-cell>
          <table:table-cell table:formula="of:=IF(ISNUMBER([.C8]);((RANK([.C8];[.$C$3:.$D$31];1)+(COUNT([.$C$3:.$D$31])-RANK([.C8];[.$C$3:.$D$31];0)+1))/2);&quot;&quot;)" office:value-type="float" office:value="12.5">
            <text:p>12.5</text:p>
          </table:table-cell>
          <table:table-cell table:formula="of:=IF(ISNUMBER([.D8]);((RANK([.D8];[.$C$3:.$D$31];1)+(COUNT([.$C$3:.$D$31])-RANK([.D8];[.$C$3:.$D$31];0)+1))/2);&quot;&quot;)"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dysostosis </text:p>
          </table:table-cell>
          <table:table-cell office:value-type="string">
            <text:p><text:s/>abnormally short and malformed bones of the hands and feet (peripheral dysostosis), nasal hypoplasia and mental retardation 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IF(ISNUMBER([.G9]);COUNTIF([.$G$3:.$H$31];&quot;=&quot;&amp;[.G9])^2-1;0)" office:value-type="float" office:value="575">
            <text:p>575</text:p>
          </table:table-cell>
          <table:table-cell table:formula="of:=IF(ISNUMBER([.H9]);COUNTIF([.$G$3:.$H$31];&quot;=&quot;&amp;[.H9])^2-1;0)" office:value-type="float" office:value="3">
            <text:p>3</text:p>
          </table:table-cell>
          <table:table-cell table:formula="of:=IF(ISNUMBER([.C9]);((RANK([.C9];[.$C$3:.$D$31];1)+(COUNT([.$C$3:.$D$31])-RANK([.C9];[.$C$3:.$D$31];0)+1))/2);&quot;&quot;)" office:value-type="float" office:value="12.5">
            <text:p>12.5</text:p>
          </table:table-cell>
          <table:table-cell table:formula="of:=IF(ISNUMBER([.D9]);((RANK([.D9];[.$C$3:.$D$31];1)+(COUNT([.$C$3:.$D$31])-RANK([.D9];[.$C$3:.$D$31];0)+1))/2);&quot;&quot;)" office:value-type="float" office:value="52.5">
            <text:p>52.5</text:p>
          </table:table-cell>
          <table:table-cell office:value-type="float" office:value="3">
            <text:p>3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8">
            <text:p>58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megaly </text:p>
          </table:table-cell>
          <table:table-cell office:value-type="string">
            <text:p><text:s/>progressive somatic disfigurement (face and extremities) and systemic manifestations 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IF(ISNUMBER([.G10]);COUNTIF([.$G$3:.$H$31];&quot;=&quot;&amp;[.G10])^2-1;0)" office:value-type="float" office:value="575">
            <text:p>575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12.5">
            <text:p>12.5</text:p>
          </table:table-cell>
          <table:table-cell table:formula="of:=IF(ISNUMBER([.D10]);((RANK([.D10];[.$C$3:.$D$31];1)+(COUNT([.$C$3:.$D$31])-RANK([.D10];[.$C$3:.$D$31];0)+1))/2);&quot;&quot;)" office:value-type="float" office:value="57">
            <text:p>57</text:p>
          </table:table-cell>
          <table:table-cell office:value-type="float" office:value="4">
            <text:p>4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Biliary atresia </text:p>
          </table:table-cell>
          <table:table-cell office:value-type="string">
            <text:p><text:s/>biliary obstruction of unknown origin, neonatal period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1]);COUNTIF([.$G$3:.$H$31];&quot;=&quot;&amp;[.G11])^2-1;0)" office:value-type="float" office:value="575">
            <text:p>575</text:p>
          </table:table-cell>
          <table:table-cell table:formula="of:=IF(ISNUMBER([.H11]);COUNTIF([.$G$3:.$H$31];&quot;=&quot;&amp;[.H11])^2-1;0)" office:value-type="float" office:value="8">
            <text:p>8</text:p>
          </table:table-cell>
          <table:table-cell table:formula="of:=IF(ISNUMBER([.C11]);((RANK([.C11];[.$C$3:.$D$31];1)+(COUNT([.$C$3:.$D$31])-RANK([.C11];[.$C$3:.$D$31];0)+1))/2);&quot;&quot;)" office:value-type="float" office:value="12.5">
            <text:p>12.5</text:p>
          </table:table-cell>
          <table:table-cell table:formula="of:=IF(ISNUMBER([.D11]);((RANK([.D11];[.$C$3:.$D$31];1)+(COUNT([.$C$3:.$D$31])-RANK([.D11];[.$C$3:.$D$31];0)+1))/2);&quot;&quot;)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 text:c="4"/>Bronchiolitis obliterans with obstructive pulmonary disease </text:p>
          </table:table-cell>
          <table:table-cell office:value-type="string">
            <text:p><text:s/>inflammatory and fibrosing thickening of bronchiolar walls, airflow obstruction 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IF(ISNUMBER([.G12]);COUNTIF([.$G$3:.$H$31];&quot;=&quot;&amp;[.G12])^2-1;0)" office:value-type="float" office:value="575">
            <text:p>575</text:p>
          </table:table-cell>
          <table:table-cell table:formula="of:=IF(ISNUMBER([.H12]);COUNTIF([.$G$3:.$H$31];&quot;=&quot;&amp;[.H12])^2-1;0)" office:value-type="float" office:value="3">
            <text:p>3</text:p>
          </table:table-cell>
          <table:table-cell table:formula="of:=IF(ISNUMBER([.C12]);((RANK([.C12];[.$C$3:.$D$31];1)+(COUNT([.$C$3:.$D$31])-RANK([.C12];[.$C$3:.$D$31];0)+1))/2);&quot;&quot;)" office:value-type="float" office:value="12.5">
            <text:p>12.5</text:p>
          </table:table-cell>
          <table:table-cell table:formula="of:=IF(ISNUMBER([.D12]);((RANK([.D12];[.$C$3:.$D$31];1)+(COUNT([.$C$3:.$D$31])-RANK([.D12];[.$C$3:.$D$31];0)+1))/2);&quot;&quot;)" office:value-type="float" office:value="52.5">
            <text:p>52.5</text:p>
          </table:table-cell>
          <table:table-cell office:value-type="float" office:value="6">
            <text:p>6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27.8748664825974">
            <text:p>27.8748664826</text:p>
          </table:table-cell>
          <table:table-cell table:number-columns-repeated="3"/>
          <table:table-cell table:formula="of:=(12 / ([.S9]*([.S9]+1))) * (SUM([.R6:.S6])) - 3*([.S9]+1)" office:value-type="float" office:value="37.447489872831">
            <text:p>37.4474898728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926789504444923">
            <text:p>0.9267895044</text:p>
          </table:table-cell>
        </table:table-row>
        <table:table-row table:style-name="ro1">
          <table:table-cell office:value-type="string">
            <text:p><text:s text:c="4"/>Cholera </text:p>
          </table:table-cell>
          <table:table-cell office:value-type="string">
            <text:p><text:s/>severe diarrhea and vomiting 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IF(ISNUMBER([.G13]);COUNTIF([.$G$3:.$H$31];&quot;=&quot;&amp;[.G13])^2-1;0)" office:value-type="float" office:value="575">
            <text:p>575</text:p>
          </table:table-cell>
          <table:table-cell table:formula="of:=IF(ISNUMBER([.H13]);COUNTIF([.$G$3:.$H$31];&quot;=&quot;&amp;[.H13])^2-1;0)" office:value-type="float" office:value="0">
            <text:p>0</text:p>
          </table:table-cell>
          <table:table-cell table:formula="of:=IF(ISNUMBER([.C13]);((RANK([.C13];[.$C$3:.$D$31];1)+(COUNT([.$C$3:.$D$31])-RANK([.C13];[.$C$3:.$D$31];0)+1))/2);&quot;&quot;)" office:value-type="float" office:value="12.5">
            <text:p>12.5</text:p>
          </table:table-cell>
          <table:table-cell table:formula="of:=IF(ISNUMBER([.D13]);((RANK([.D13];[.$C$3:.$D$31];1)+(COUNT([.$C$3:.$D$31])-RANK([.D13];[.$C$3:.$D$31];0)+1))/2);&quot;&quot;)" office:value-type="float" office:value="51">
            <text:p>51</text:p>
          </table:table-cell>
          <table:table-cell office:value-type="float" office:value="7">
            <text:p>7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40.4056041778971">
            <text:p>40.4056041779</text:p>
          </table:table-cell>
          <table:table-cell table:number-columns-repeated="3"/>
        </table:table-row>
        <table:table-row table:style-name="ro1">
          <table:table-cell office:value-type="string">
            <text:p><text:s text:c="4"/>Choroideremia </text:p>
          </table:table-cell>
          <table:table-cell office:value-type="string">
            <text:p><text:s/>progressive degeneration of the choroid, retinal pigment epithelium (RPE), and neural retina 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IF(ISNUMBER([.G14]);COUNTIF([.$G$3:.$H$31];&quot;=&quot;&amp;[.G14])^2-1;0)" office:value-type="float" office:value="575">
            <text:p>575</text:p>
          </table:table-cell>
          <table:table-cell table:formula="of:=IF(ISNUMBER([.H14]);COUNTIF([.$G$3:.$H$31];&quot;=&quot;&amp;[.H14])^2-1;0)" office:value-type="float" office:value="0">
            <text:p>0</text:p>
          </table:table-cell>
          <table:table-cell table:formula="of:=IF(ISNUMBER([.C14]);((RANK([.C14];[.$C$3:.$D$31];1)+(COUNT([.$C$3:.$D$31])-RANK([.C14];[.$C$3:.$D$31];0)+1))/2);&quot;&quot;)" office:value-type="float" office:value="12.5">
            <text:p>12.5</text:p>
          </table:table-cell>
          <table:table-cell table:formula="of:=IF(ISNUMBER([.D14]);((RANK([.D14];[.$C$3:.$D$31];1)+(COUNT([.$C$3:.$D$31])-RANK([.D14];[.$C$3:.$D$31];0)+1))/2);&quot;&quot;)"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ats disease </text:p>
          </table:table-cell>
          <table:table-cell office:value-type="string">
            <text:p><text:s/>abnormal development of retinal vessels (telangiectasia) with a progressive deposition of intraretinal or subretinal exudate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15]);COUNTIF([.$G$3:.$H$31];&quot;=&quot;&amp;[.G15])^2-1;0)" office:value-type="float" office:value="575">
            <text:p>575</text:p>
          </table:table-cell>
          <table:table-cell table:formula="of:=IF(ISNUMBER([.H15]);COUNTIF([.$G$3:.$H$31];&quot;=&quot;&amp;[.H15])^2-1;0)" office:value-type="float" office:value="35">
            <text:p>35</text:p>
          </table:table-cell>
          <table:table-cell table:formula="of:=IF(ISNUMBER([.C15]);((RANK([.C15];[.$C$3:.$D$31];1)+(COUNT([.$C$3:.$D$31])-RANK([.C15];[.$C$3:.$D$31];0)+1))/2);&quot;&quot;)" office:value-type="float" office:value="12.5">
            <text:p>12.5</text:p>
          </table:table-cell>
          <table:table-cell table:formula="of:=IF(ISNUMBER([.D15]);((RANK([.D15];[.$C$3:.$D$31];1)+(COUNT([.$C$3:.$D$31])-RANK([.D15];[.$C$3:.$D$31];0)+1))/2);&quot;&quot;)" office:value-type="float" office:value="41.5">
            <text:p>41.5</text:p>
          </table:table-cell>
          <table:table-cell office:value-type="float" office:value="9">
            <text:p>9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mphalocele-cleft palate syndrome, lethal </text:p>
          </table:table-cell>
          <table:table-cell office:value-type="string">
            <text:p><text:s/>omphalocele and cleft palat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16]);COUNTIF([.$G$3:.$H$31];&quot;=&quot;&amp;[.G16])^2-1;0)" office:value-type="float" office:value="35">
            <text:p>35</text:p>
          </table:table-cell>
          <table:table-cell table:formula="of:=IF(ISNUMBER([.H16]);COUNTIF([.$G$3:.$H$31];&quot;=&quot;&amp;[.H16])^2-1;0)" office:value-type="float" office:value="8">
            <text:p>8</text:p>
          </table:table-cell>
          <table:table-cell table:formula="of:=IF(ISNUMBER([.C16]);((RANK([.C16];[.$C$3:.$D$31];1)+(COUNT([.$C$3:.$D$31])-RANK([.C16];[.$C$3:.$D$31];0)+1))/2);&quot;&quot;)" office:value-type="float" office:value="27.5">
            <text:p>27.5</text:p>
          </table:table-cell>
          <table:table-cell table:formula="of:=IF(ISNUMBER([.D16]);((RANK([.D16];[.$C$3:.$D$31];1)+(COUNT([.$C$3:.$D$31])-RANK([.D16];[.$C$3:.$D$31];0)+1))/2);&quot;&quot;)"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Darier disease </text:p>
          </table:table-cell>
          <table:table-cell office:value-type="string">
            <text:p><text:s/>keratotic papules in seborrheic areas and specific nail anomalie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7]);COUNTIF([.$G$3:.$H$31];&quot;=&quot;&amp;[.G17])^2-1;0)" office:value-type="float" office:value="575">
            <text:p>575</text:p>
          </table:table-cell>
          <table:table-cell table:formula="of:=IF(ISNUMBER([.H17]);COUNTIF([.$G$3:.$H$31];&quot;=&quot;&amp;[.H17])^2-1;0)" office:value-type="float" office:value="35">
            <text:p>35</text:p>
          </table:table-cell>
          <table:table-cell table:formula="of:=IF(ISNUMBER([.C17]);((RANK([.C17];[.$C$3:.$D$31];1)+(COUNT([.$C$3:.$D$31])-RANK([.C17];[.$C$3:.$D$31];0)+1))/2);&quot;&quot;)" office:value-type="float" office:value="12.5">
            <text:p>12.5</text:p>
          </table:table-cell>
          <table:table-cell table:formula="of:=IF(ISNUMBER([.D17]);((RANK([.D17];[.$C$3:.$D$31];1)+(COUNT([.$C$3:.$D$31])-RANK([.D17];[.$C$3:.$D$31];0)+1))/2);&quot;&quot;)" office:value-type="float" office:value="27.5">
            <text:p>27.5</text:p>
          </table:table-cell>
          <table:table-cell office:value-type="float" office:value="11">
            <text:p>11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Ichthyosis - hepatosplenomegaly - cerebellar degeneration </text:p>
          </table:table-cell>
          <table:table-cell office:value-type="string">
            <text:p><text:s/>ichthyosis, hepatosplenomegaly and late-onset cerebellar ataxia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IF(ISNUMBER([.G18]);COUNTIF([.$G$3:.$H$31];&quot;=&quot;&amp;[.G18])^2-1;0)" office:value-type="float" office:value="8">
            <text:p>8</text:p>
          </table:table-cell>
          <table:table-cell table:formula="of:=IF(ISNUMBER([.H18]);COUNTIF([.$G$3:.$H$31];&quot;=&quot;&amp;[.H18])^2-1;0)" office:value-type="float" office:value="0">
            <text:p>0</text:p>
          </table:table-cell>
          <table:table-cell table:formula="of:=IF(ISNUMBER([.C18]);((RANK([.C18];[.$C$3:.$D$31];1)+(COUNT([.$C$3:.$D$31])-RANK([.C18];[.$C$3:.$D$31];0)+1))/2);&quot;&quot;)" office:value-type="float" office:value="35">
            <text:p>35</text:p>
          </table:table-cell>
          <table:table-cell table:formula="of:=IF(ISNUMBER([.D18]);((RANK([.D18];[.$C$3:.$D$31];1)+(COUNT([.$C$3:.$D$31])-RANK([.D18];[.$C$3:.$D$31];0)+1))/2);&quot;&quot;)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Emery-Dreifuss muscular dystrophy </text:p>
          </table:table-cell>
          <table:table-cell office:value-type="string">
            <text:p><text:s/>muscular weakness and atrophy, with early contractures of the tendons and cardiomyopathy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19]);COUNTIF([.$G$3:.$H$31];&quot;=&quot;&amp;[.G19])^2-1;0)" office:value-type="float" office:value="575">
            <text:p>575</text:p>
          </table:table-cell>
          <table:table-cell table:formula="of:=IF(ISNUMBER([.H19]);COUNTIF([.$G$3:.$H$31];&quot;=&quot;&amp;[.H19])^2-1;0)" office:value-type="float" office:value="35">
            <text:p>35</text:p>
          </table:table-cell>
          <table:table-cell table:formula="of:=IF(ISNUMBER([.C19]);((RANK([.C19];[.$C$3:.$D$31];1)+(COUNT([.$C$3:.$D$31])-RANK([.C19];[.$C$3:.$D$31];0)+1))/2);&quot;&quot;)" office:value-type="float" office:value="12.5">
            <text:p>12.5</text:p>
          </table:table-cell>
          <table:table-cell table:formula="of:=IF(ISNUMBER([.D19]);((RANK([.D19];[.$C$3:.$D$31];1)+(COUNT([.$C$3:.$D$31])-RANK([.D19];[.$C$3:.$D$31];0)+1))/2);&quot;&quot;)" office:value-type="float" office:value="41.5">
            <text:p>41.5</text:p>
          </table:table-cell>
          <table:table-cell office:value-type="float" office:value="13">
            <text:p>13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stello syndrome </text:p>
          </table:table-cell>
          <table:table-cell office:value-type="string">
            <text:p><text:s/>postnatal growth retardation, coarse facies, intellectual deficit, skin anomalies and cardiac abnormalitie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0]);COUNTIF([.$G$3:.$H$31];&quot;=&quot;&amp;[.G20])^2-1;0)" office:value-type="float" office:value="575">
            <text:p>575</text:p>
          </table:table-cell>
          <table:table-cell table:formula="of:=IF(ISNUMBER([.H20]);COUNTIF([.$G$3:.$H$31];&quot;=&quot;&amp;[.H20])^2-1;0)" office:value-type="float" office:value="35">
            <text:p>35</text:p>
          </table:table-cell>
          <table:table-cell table:formula="of:=IF(ISNUMBER([.C20]);((RANK([.C20];[.$C$3:.$D$31];1)+(COUNT([.$C$3:.$D$31])-RANK([.C20];[.$C$3:.$D$31];0)+1))/2);&quot;&quot;)" office:value-type="float" office:value="12.5">
            <text:p>12.5</text:p>
          </table:table-cell>
          <table:table-cell table:formula="of:=IF(ISNUMBER([.D20]);((RANK([.D20];[.$C$3:.$D$31];1)+(COUNT([.$C$3:.$D$31])-RANK([.D20];[.$C$3:.$D$31];0)+1))/2);&quot;&quot;)" office:value-type="float" office:value="27.5">
            <text:p>27.5</text:p>
          </table:table-cell>
          <table:table-cell office:value-type="float" office:value="14">
            <text:p>14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congenital malformation of great toes, progressive, disabling heterotopic osteogenesis in predictable anatomical pattern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21]);COUNTIF([.$G$3:.$H$31];&quot;=&quot;&amp;[.G21])^2-1;0)" office:value-type="float" office:value="575">
            <text:p>575</text:p>
          </table:table-cell>
          <table:table-cell table:formula="of:=IF(ISNUMBER([.H21]);COUNTIF([.$G$3:.$H$31];&quot;=&quot;&amp;[.H21])^2-1;0)" office:value-type="float" office:value="35">
            <text:p>35</text:p>
          </table:table-cell>
          <table:table-cell table:formula="of:=IF(ISNUMBER([.C21]);((RANK([.C21];[.$C$3:.$D$31];1)+(COUNT([.$C$3:.$D$31])-RANK([.C21];[.$C$3:.$D$31];0)+1))/2);&quot;&quot;)" office:value-type="float" office:value="12.5">
            <text:p>12.5</text:p>
          </table:table-cell>
          <table:table-cell table:formula="of:=IF(ISNUMBER([.D21]);((RANK([.D21];[.$C$3:.$D$31];1)+(COUNT([.$C$3:.$D$31])-RANK([.D21];[.$C$3:.$D$31];0)+1))/2);&quot;&quot;)" office:value-type="float" office:value="41.5">
            <text:p>41.5</text:p>
          </table:table-cell>
          <table:table-cell office:value-type="float" office:value="15">
            <text:p>15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Acropectorovertebral dysplasia </text:p>
          </table:table-cell>
          <table:table-cell office:value-type="string">
            <text:p><text:s/>fusion of the carpal and tarsal bones, with complex anomalies of the fingers and toes </text:p>
          </table:table-cell>
          <table:table-cell office:value-type="float" office:value="1">
            <text:p>1</text:p>
          </table:table-cell>
          <table:table-cell office:value-type="float" office:value="3001">
            <text:p>3001</text:p>
          </table:table-cell>
          <table:table-cell table:formula="of:=IF(ISNUMBER([.G22]);COUNTIF([.$G$3:.$H$31];&quot;=&quot;&amp;[.G22])^2-1;0)" office:value-type="float" office:value="575">
            <text:p>575</text:p>
          </table:table-cell>
          <table:table-cell table:formula="of:=IF(ISNUMBER([.H22]);COUNTIF([.$G$3:.$H$31];&quot;=&quot;&amp;[.H22])^2-1;0)" office:value-type="float" office:value="0">
            <text:p>0</text:p>
          </table:table-cell>
          <table:table-cell table:formula="of:=IF(ISNUMBER([.C22]);((RANK([.C22];[.$C$3:.$D$31];1)+(COUNT([.$C$3:.$D$31])-RANK([.C22];[.$C$3:.$D$31];0)+1))/2);&quot;&quot;)" office:value-type="float" office:value="12.5">
            <text:p>12.5</text:p>
          </table:table-cell>
          <table:table-cell table:formula="of:=IF(ISNUMBER([.D22]);((RANK([.D22];[.$C$3:.$D$31];1)+(COUNT([.$C$3:.$D$31])-RANK([.D22];[.$C$3:.$D$31];0)+1))/2);&quot;&quot;)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steogenesis imperfecta </text:p>
          </table:table-cell>
          <table:table-cell office:value-type="string">
            <text:p><text:s/>increased bone fragility and low bone mas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3]);COUNTIF([.$G$3:.$H$31];&quot;=&quot;&amp;[.G23])^2-1;0)" office:value-type="float" office:value="575">
            <text:p>575</text:p>
          </table:table-cell>
          <table:table-cell table:formula="of:=IF(ISNUMBER([.H23]);COUNTIF([.$G$3:.$H$31];&quot;=&quot;&amp;[.H23])^2-1;0)" office:value-type="float" office:value="35">
            <text:p>35</text:p>
          </table:table-cell>
          <table:table-cell table:formula="of:=IF(ISNUMBER([.C23]);((RANK([.C23];[.$C$3:.$D$31];1)+(COUNT([.$C$3:.$D$31])-RANK([.C23];[.$C$3:.$D$31];0)+1))/2);&quot;&quot;)" office:value-type="float" office:value="12.5">
            <text:p>12.5</text:p>
          </table:table-cell>
          <table:table-cell table:formula="of:=IF(ISNUMBER([.D23]);((RANK([.D23];[.$C$3:.$D$31];1)+(COUNT([.$C$3:.$D$31])-RANK([.D23];[.$C$3:.$D$31];0)+1))/2);&quot;&quot;)" office:value-type="float" office:value="27.5">
            <text:p>27.5</text:p>
          </table:table-cell>
          <table:table-cell office:value-type="float" office:value="17">
            <text:p>17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Primary biliary cirrhosis </text:p>
          </table:table-cell>
          <table:table-cell office:value-type="string">
            <text:p><text:s/>injury of the intrahepatic bile ducts 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IF(ISNUMBER([.G24]);COUNTIF([.$G$3:.$H$31];&quot;=&quot;&amp;[.G24])^2-1;0)" office:value-type="float" office:value="0">
            <text:p>0</text:p>
          </table:table-cell>
          <table:table-cell table:formula="of:=IF(ISNUMBER([.H24]);COUNTIF([.$G$3:.$H$31];&quot;=&quot;&amp;[.H24])^2-1;0)" office:value-type="float" office:value="35">
            <text:p>35</text:p>
          </table:table-cell>
          <table:table-cell table:formula="of:=IF(ISNUMBER([.C24]);((RANK([.C24];[.$C$3:.$D$31];1)+(COUNT([.$C$3:.$D$31])-RANK([.C24];[.$C$3:.$D$31];0)+1))/2);&quot;&quot;)" office:value-type="float" office:value="37">
            <text:p>37</text:p>
          </table:table-cell>
          <table:table-cell table:formula="of:=IF(ISNUMBER([.D24]);((RANK([.D24];[.$C$3:.$D$31];1)+(COUNT([.$C$3:.$D$31])-RANK([.D24];[.$C$3:.$D$31];0)+1))/2);&quot;&quot;)" office:value-type="float" office:value="41.5">
            <text:p>41.5</text:p>
          </table:table-cell>
          <table:table-cell office:value-type="float" office:value="18">
            <text:p>18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ennekam syndrome </text:p>
          </table:table-cell>
          <table:table-cell office:value-type="string">
            <text:p><text:s/>lymphoedema, intestinal lymphangiectasia, intellectual deficit and facial dysmorphism 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IF(ISNUMBER([.G25]);COUNTIF([.$G$3:.$H$31];&quot;=&quot;&amp;[.G25])^2-1;0)" office:value-type="float" office:value="575">
            <text:p>575</text:p>
          </table:table-cell>
          <table:table-cell table:formula="of:=IF(ISNUMBER([.H25]);COUNTIF([.$G$3:.$H$31];&quot;=&quot;&amp;[.H25])^2-1;0)" office:value-type="float" office:value="3">
            <text:p>3</text:p>
          </table:table-cell>
          <table:table-cell table:formula="of:=IF(ISNUMBER([.C25]);((RANK([.C25];[.$C$3:.$D$31];1)+(COUNT([.$C$3:.$D$31])-RANK([.C25];[.$C$3:.$D$31];0)+1))/2);&quot;&quot;)" office:value-type="float" office:value="12.5">
            <text:p>12.5</text:p>
          </table:table-cell>
          <table:table-cell table:formula="of:=IF(ISNUMBER([.D25]);((RANK([.D25];[.$C$3:.$D$31];1)+(COUNT([.$C$3:.$D$31])-RANK([.D25];[.$C$3:.$D$31];0)+1))/2);&quot;&quot;)" office:value-type="float" office:value="48.5">
            <text:p>48.5</text:p>
          </table:table-cell>
          <table:table-cell office:value-type="float" office:value="19">
            <text:p>19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yperlysinemia </text:p>
          </table:table-cell>
          <table:table-cell office:value-type="string">
            <text:p><text:s/>elevated levels of lysine in the cerebrospinal fluid and blood 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IF(ISNUMBER([.G26]);COUNTIF([.$G$3:.$H$31];&quot;=&quot;&amp;[.G26])^2-1;0)" office:value-type="float" office:value="575">
            <text:p>575</text:p>
          </table:table-cell>
          <table:table-cell table:formula="of:=IF(ISNUMBER([.H26]);COUNTIF([.$G$3:.$H$31];&quot;=&quot;&amp;[.H26])^2-1;0)" office:value-type="float" office:value="0">
            <text:p>0</text:p>
          </table:table-cell>
          <table:table-cell table:formula="of:=IF(ISNUMBER([.C26]);((RANK([.C26];[.$C$3:.$D$31];1)+(COUNT([.$C$3:.$D$31])-RANK([.C26];[.$C$3:.$D$31];0)+1))/2);&quot;&quot;)" office:value-type="float" office:value="12.5">
            <text:p>12.5</text:p>
          </table:table-cell>
          <table:table-cell table:formula="of:=IF(ISNUMBER([.D26]);((RANK([.D26];[.$C$3:.$D$31];1)+(COUNT([.$C$3:.$D$31])-RANK([.D26];[.$C$3:.$D$31];0)+1))/2);&quot;&quot;)" office:value-type="float" office:value="54">
            <text:p>54</text:p>
          </table:table-cell>
          <table:table-cell office:value-type="float" office:value="20">
            <text:p>20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<text:s text:c="4"/>Jackson-Weiss syndrome </text:p>
          </table:table-cell>
          <table:table-cell office:value-type="string">
            <text:p><text:s/>tarsal and/or metatarsal coalitions and variable craniosynostosis, accompanied by facial anomalies, broad halluces and normal hands 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IF(ISNUMBER([.G27]);COUNTIF([.$G$3:.$H$31];&quot;=&quot;&amp;[.G27])^2-1;0)" office:value-type="float" office:value="575">
            <text:p>575</text:p>
          </table:table-cell>
          <table:table-cell table:formula="of:=IF(ISNUMBER([.H27]);COUNTIF([.$G$3:.$H$31];&quot;=&quot;&amp;[.H27])^2-1;0)" office:value-type="float" office:value="3">
            <text:p>3</text:p>
          </table:table-cell>
          <table:table-cell table:formula="of:=IF(ISNUMBER([.C27]);((RANK([.C27];[.$C$3:.$D$31];1)+(COUNT([.$C$3:.$D$31])-RANK([.C27];[.$C$3:.$D$31];0)+1))/2);&quot;&quot;)" office:value-type="float" office:value="12.5">
            <text:p>12.5</text:p>
          </table:table-cell>
          <table:table-cell table:formula="of:=IF(ISNUMBER([.D27]);((RANK([.D27];[.$C$3:.$D$31];1)+(COUNT([.$C$3:.$D$31])-RANK([.D27];[.$C$3:.$D$31];0)+1))/2);&quot;&quot;)" office:value-type="float" office:value="48.5">
            <text:p>48.5</text:p>
          </table:table-cell>
          <table:table-cell office:value-type="float" office:value="21">
            <text:p>21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alili syndrome </text:p>
          </table:table-cell>
          <table:table-cell office:value-type="string">
            <text:p><text:s/>amelogenesis imperfecta and cone-rod retinal dystrophy 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formula="of:=IF(ISNUMBER([.G28]);COUNTIF([.$G$3:.$H$31];&quot;=&quot;&amp;[.G28])^2-1;0)" office:value-type="float" office:value="8">
            <text:p>8</text:p>
          </table:table-cell>
          <table:table-cell table:formula="of:=IF(ISNUMBER([.H28]);COUNTIF([.$G$3:.$H$31];&quot;=&quot;&amp;[.H28])^2-1;0)" office:value-type="float" office:value="0">
            <text:p>0</text:p>
          </table:table-cell>
          <table:table-cell table:formula="of:=IF(ISNUMBER([.C28]);((RANK([.C28];[.$C$3:.$D$31];1)+(COUNT([.$C$3:.$D$31])-RANK([.C28];[.$C$3:.$D$31];0)+1))/2);&quot;&quot;)" office:value-type="float" office:value="35">
            <text:p>35</text:p>
          </table:table-cell>
          <table:table-cell table:formula="of:=IF(ISNUMBER([.D28]);((RANK([.D28];[.$C$3:.$D$31];1)+(COUNT([.$C$3:.$D$31])-RANK([.D28];[.$C$3:.$D$31];0)+1))/2);&quot;&quot;)"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eune syndrome </text:p>
          </table:table-cell>
          <table:table-cell office:value-type="string">
            <text:p><text:s/>narrow thorax and short limb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9]);COUNTIF([.$G$3:.$H$31];&quot;=&quot;&amp;[.G29])^2-1;0)" office:value-type="float" office:value="575">
            <text:p>575</text:p>
          </table:table-cell>
          <table:table-cell table:formula="of:=IF(ISNUMBER([.H29]);COUNTIF([.$G$3:.$H$31];&quot;=&quot;&amp;[.H29])^2-1;0)" office:value-type="float" office:value="35">
            <text:p>35</text:p>
          </table:table-cell>
          <table:table-cell table:formula="of:=IF(ISNUMBER([.C29]);((RANK([.C29];[.$C$3:.$D$31];1)+(COUNT([.$C$3:.$D$31])-RANK([.C29];[.$C$3:.$D$31];0)+1))/2);&quot;&quot;)" office:value-type="float" office:value="12.5">
            <text:p>12.5</text:p>
          </table:table-cell>
          <table:table-cell table:formula="of:=IF(ISNUMBER([.D29]);((RANK([.D29];[.$C$3:.$D$31];1)+(COUNT([.$C$3:.$D$31])-RANK([.D29];[.$C$3:.$D$31];0)+1))/2);&quot;&quot;)" office:value-type="float" office:value="27.5">
            <text:p>27.5</text:p>
          </table:table-cell>
          <table:table-cell office:value-type="float" office:value="23">
            <text:p>23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yeloma, multiple </text:p>
          </table:table-cell>
          <table:table-cell office:value-type="string">
            <text:p><text:s/>overproduction of abnormal plasma cells in the bone marrow and manifested by skeletal destruction, bone pain, and presence of abnormous immunoglobulins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30]);COUNTIF([.$G$3:.$H$31];&quot;=&quot;&amp;[.G30])^2-1;0)" office:value-type="float" office:value="575">
            <text:p>575</text:p>
          </table:table-cell>
          <table:table-cell table:formula="of:=IF(ISNUMBER([.H30]);COUNTIF([.$G$3:.$H$31];&quot;=&quot;&amp;[.H30])^2-1;0)" office:value-type="float" office:value="8">
            <text:p>8</text:p>
          </table:table-cell>
          <table:table-cell table:formula="of:=IF(ISNUMBER([.C30]);((RANK([.C30];[.$C$3:.$D$31];1)+(COUNT([.$C$3:.$D$31])-RANK([.C30];[.$C$3:.$D$31];0)+1))/2);&quot;&quot;)" office:value-type="float" office:value="12.5">
            <text:p>12.5</text:p>
          </table:table-cell>
          <table:table-cell table:formula="of:=IF(ISNUMBER([.D30]);((RANK([.D30];[.$C$3:.$D$31];1)+(COUNT([.$C$3:.$D$31])-RANK([.D30];[.$C$3:.$D$31];0)+1))/2);&quot;&quot;)"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Trichodental syndrome </text:p>
          </table:table-cell>
          <table:table-cell office:value-type="string">
            <text:p><text:s/>fine, dry and short hair with dental anomalies 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IF(ISNUMBER([.G31]);COUNTIF([.$G$3:.$H$31];&quot;=&quot;&amp;[.G31])^2-1;0)" office:value-type="float" office:value="575">
            <text:p>575</text:p>
          </table:table-cell>
          <table:table-cell table:formula="of:=IF(ISNUMBER([.H31]);COUNTIF([.$G$3:.$H$31];&quot;=&quot;&amp;[.H31])^2-1;0)" office:value-type="float" office:value="0">
            <text:p>0</text:p>
          </table:table-cell>
          <table:table-cell table:formula="of:=IF(ISNUMBER([.C31]);((RANK([.C31];[.$C$3:.$D$31];1)+(COUNT([.$C$3:.$D$31])-RANK([.C31];[.$C$3:.$D$31];0)+1))/2);&quot;&quot;)" office:value-type="float" office:value="12.5">
            <text:p>12.5</text:p>
          </table:table-cell>
          <table:table-cell table:formula="of:=IF(ISNUMBER([.D31]);((RANK([.D31];[.$C$3:.$D$31];1)+(COUNT([.$C$3:.$D$31])-RANK([.D31];[.$C$3:.$D$31];0)+1))/2);&quot;&quot;)"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old model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8">
            <text:p>28</text:p>
          </table:table-cell>
          <table:table-cell table:formula="of:=COUNTIF([.D3:.D31]; &quot;&lt;=5&quot;)" office:value-type="float" office:value="8">
            <text:p>8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96.551724137931">
            <text:p>96.5517241379</text:p>
          </table:table-cell>
          <table:table-cell table:formula="of:=[.P39]/[.R39]*100" office:value-type="float" office:value="27.5862068965517">
            <text:p>27.586206896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40:.I42])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2">
            <text:p>2</text:p>
          </table:table-cell>
          <table:table-cell table:formula="of:=COUNTIF([.D66:.D77]; &quot;&lt;=5&quot;)" office:value-type="float" office:value="5">
            <text:p>5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22.2222222222222">
            <text:p>22.2222222222</text:p>
          </table:table-cell>
          <table:table-cell table:formula="of:=[.P40]/[.R40]*100" office:value-type="float" office:value="55.5555555555556">
            <text:p>55.55555555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40:.I42])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2">
            <text:p>2</text:p>
          </table:table-cell>
          <table:table-cell table:formula="of:=COUNTIF([.D95:.D99]; &quot;&lt;=5&quot;)" office:value-type="float" office:value="1">
            <text:p>1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40">
            <text:p>40</text:p>
          </table:table-cell>
          <table:table-cell table:formula="of:=[.P41]/[.R41]*100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40:.I42])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2">
            <text:p>32</text:p>
          </table:table-cell>
          <table:table-cell table:formula="of:=SUM([.P39:.P41])" office:value-type="float" office:value="14">
            <text:p>14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74.4186046511628">
            <text:p>74.4186046512</text:p>
          </table:table-cell>
          <table:table-cell table:formula="of:=[.P43]/[.R43]*100" office:value-type="float" office:value="32.5581395348837">
            <text:p>32.558139534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4:.I46])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4:.I46])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table:formula="of:=AVERAGE([.I44:.I46])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1">
            <text:p>41</text:p>
          </table:table-cell>
          <table:table-cell table:style-name="ce3"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2">
            <text:p>42</text:p>
          </table:table-cell>
          <table:table-cell table:style-name="ce3"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old model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3">
            <text:p>43</text:p>
          </table:table-cell>
          <table:table-cell table:style-name="ce3" office:value-type="float" office:value="8">
            <text:p>8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9">
            <text:p>29</text:p>
          </table:table-cell>
          <table:table-cell table:formula="of:=COUNTIF([.D3:.D31]; &quot;&lt;=20&quot;)" office:value-type="float" office:value="17">
            <text:p>17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100">
            <text:p>100</text:p>
          </table:table-cell>
          <table:table-cell table:formula="of:=[.P49]/[.R49]*100" office:value-type="float" office:value="58.6206896551724">
            <text:p>58.62068965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4">
            <text:p>44</text:p>
          </table:table-cell>
          <table:table-cell table:formula="of:=AVERAGE([.I50:.I52])" office:value-type="float" office:value="45">
            <text:p>45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6">
            <text:p>6</text:p>
          </table:table-cell>
          <table:table-cell table:formula="of:=COUNTIF([.D66:.D77]; &quot;&lt;=20&quot;)" office:value-type="float" office:value="7">
            <text:p>7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66.6666666666667">
            <text:p>66.6666666667</text:p>
          </table:table-cell>
          <table:table-cell table:formula="of:=[.P50]/[.R50]*100" office:value-type="float" office:value="77.7777777777778">
            <text:p>77.777777777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table:formula="of:=AVERAGE([.I50:.I52])" office:value-type="float" office:value="45">
            <text:p>45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3">
            <text:p>3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table:formula="of:=AVERAGE([.I50:.I52])" office:value-type="float" office:value="45">
            <text:p>45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7">
            <text:p>47</text:p>
          </table:table-cell>
          <table:table-cell table:style-name="ce3" office:value-type="float" office:value="17">
            <text:p>17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39">
            <text:p>39</text:p>
          </table:table-cell>
          <table:table-cell table:formula="of:=SUM([.P49:.P51])" office:value-type="float" office:value="27">
            <text:p>27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90.6976744186047">
            <text:p>90.6976744186</text:p>
          </table:table-cell>
          <table:table-cell table:formula="of:=[.P53]/[.R53]*100" office:value-type="float" office:value="62.7906976744186">
            <text:p>62.79069767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8">
            <text:p>48</text:p>
          </table:table-cell>
          <table:table-cell table:style-name="ce3" office:value-type="float" office:value="18">
            <text:p>18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table:style-name="ce3" office:value-type="float" office:value="40">
            <text:p>4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table:style-name="ce3" office:value-type="float" office:value="60">
            <text:p>6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table:style-name="ce3" office:value-type="float" office:value="65">
            <text:p>6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3">
            <text:p>53</text:p>
          </table:table-cell>
          <table:table-cell table:style-name="ce3"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4">
            <text:p>54</text:p>
          </table:table-cell>
          <table:table-cell table:style-name="ce3" office:value-type="float" office:value="85">
            <text:p>8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6">
            <text:p>56</text:p>
          </table:table-cell>
          <table:table-cell table:style-name="ce3" office:value-type="float" office:value="91">
            <text:p>9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7">
            <text:p>57</text:p>
          </table:table-cell>
          <table:table-cell table:style-name="ce3" office:value-type="float" office:value="106">
            <text:p>10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table:style-name="ce3" office:value-type="float" office:value="3001">
            <text:p>300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style-name="Default" office:value-type="string">
            <text:p>unigram</text:p>
          </table:table-cell>
          <table:table-cell table:style-name="Default" office:value-type="string">
            <text:p>old unigram</text:p>
          </table:table-cell>
          <table:table-cell office:value-type="string">
            <text:p>unigram</text:p>
          </table:table-cell>
          <table:table-cell office:value-type="string">
            <text:p>old 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Cushing syndrome </text:p>
          </table:table-cell>
          <table:table-cell office:value-type="string">
            <text:p><text:s/>hypertension, adrenal, mass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66]);COUNTIF([.$G$66:.$H$77];&quot;=&quot;&amp;[.G66])^2-1;0)" office:value-type="float" office:value="3">
            <text:p>3</text:p>
          </table:table-cell>
          <table:table-cell table:formula="of:=IF(ISNUMBER([.H66]);COUNTIF([.$G$66:.$H$77];&quot;=&quot;&amp;[.H66])^2-1;0)" office:value-type="float" office:value="3">
            <text:p>3</text:p>
          </table:table-cell>
          <table:table-cell table:formula="of:=IF(ISNUMBER([.C66]);((RANK([.C66];[.$C$66:.$D$77];1)+(COUNT([.$C$66:.$D$77])-RANK([.C66];[.$C$66:.$D$77];0)+1))/2);&quot;&quot;)" office:value-type="float" office:value="4.5">
            <text:p>4.5</text:p>
          </table:table-cell>
          <table:table-cell table:formula="of:=IF(ISNUMBER([.D66]);((RANK([.D66];[.$C$66:.$D$77];1)+(COUNT([.$C$66:.$D$77])-RANK([.D66];[.$C$66:.$D$77];0)+1))/2);&quot;&quot;)" office:value-type="float" office:value="2.5">
            <text:p>2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<text:s text:c="4"/>Eosinophilic granuloma </text:p>
          </table:table-cell>
          <table:table-cell office:value-type="string">
            <text:p><text:s/>Hip, lesion, older, child </text:p>
          </table:table-cell>
          <table:table-cell table:number-columns-repeated="2"/>
          <table:table-cell table:formula="of:=IF(ISNUMBER([.G67]);COUNTIF([.$G$66:.$H$77];&quot;=&quot;&amp;[.G67])^2-1;0)" office:value-type="float" office:value="0">
            <text:p>0</text:p>
          </table:table-cell>
          <table:table-cell table:formula="of:=IF(ISNUMBER([.H67]);COUNTIF([.$G$66:.$H$77];&quot;=&quot;&amp;[.H67])^2-1;0)" office:value-type="float" office:value="0">
            <text:p>0</text:p>
          </table:table-cell>
          <table:table-cell table:formula="of:=IF(ISNUMBER([.C67]);((RANK([.C67];[.$C$66:.$D$77];1)+(COUNT([.$C$66:.$D$77])-RANK([.C67];[.$C$66:.$D$77];0)+1))/2);&quot;&quot;)">
            <text:p/>
          </table:table-cell>
          <table:table-cell table:formula="of:=IF(ISNUMBER([.D67]);((RANK([.D67];[.$C$66:.$D$77];1)+(COUNT([.$C$66:.$D$77])-RANK([.D67];[.$C$66:.$D$77];0)+1))/2)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<text:s text:c="4"/>Ehrlichiosis </text:p>
          </table:table-cell>
          <table:table-cell office:value-type="string">
            <text:p><text:s/>fever, bilateral, thigh, pain, weakness </text:p>
          </table:table-cell>
          <table:table-cell table:number-columns-repeated="2"/>
          <table:table-cell table:formula="of:=IF(ISNUMBER([.G68]);COUNTIF([.$G$66:.$H$77];&quot;=&quot;&amp;[.G68])^2-1;0)" office:value-type="float" office:value="0">
            <text:p>0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>
            <text:p/>
          </table:table-cell>
          <table:table-cell table:formula="of:=IF(ISNUMBER([.D68]);((RANK([.D68];[.$C$66:.$D$77];1)+(COUNT([.$C$66:.$D$77])-RANK([.D68];[.$C$66:.$D$77];0)+1))/2)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<text:s text:c="4"/>Neurofibromatosis type 1 </text:p>
          </table:table-cell>
          <table:table-cell office:value-type="string">
            <text:p><text:s/>multiple, spinal, tumours, skin, tumours </text:p>
          </table:table-cell>
          <table:table-cell table:number-columns-repeated="2"/>
          <table:table-cell table:formula="of:=IF(ISNUMBER([.G69]);COUNTIF([.$G$66:.$H$77];&quot;=&quot;&amp;[.G69])^2-1;0)" office:value-type="float" office:value="0">
            <text:p>0</text:p>
          </table:table-cell>
          <table:table-cell table:formula="of:=IF(ISNUMBER([.H69]);COUNTIF([.$G$66:.$H$77];&quot;=&quot;&amp;[.H69])^2-1;0)" office:value-type="float" office:value="0">
            <text:p>0</text:p>
          </table:table-cell>
          <table:table-cell table:formula="of:=IF(ISNUMBER([.C69]);((RANK([.C69];[.$C$66:.$D$77];1)+(COUNT([.$C$66:.$D$77])-RANK([.C69];[.$C$66:.$D$77];0)+1))/2);&quot;&quot;)">
            <text:p/>
          </table:table-cell>
          <table:table-cell table:formula="of:=IF(ISNUMBER([.D69]);((RANK([.D69];[.$C$66:.$D$77];1)+(COUNT([.$C$66:.$D$77])-RANK([.D69];[.$C$66:.$D$77];0)+1))/2);&quot;&quot;)">
            <text:p/>
          </table:table-cell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Hereditary pheochromocytoma-paraganglioma syndrome </text:p>
          </table:table-cell>
          <table:table-cell office:value-type="string">
            <text:p><text:s/>hypertension, papilledema, headache, renal, mass, cafe, au, lait </text:p>
          </table:table-cell>
          <table:table-cell office:value-type="float" office:value="10">
            <text:p>10</text:p>
          </table:table-cell>
          <table:table-cell office:value-type="float" office:value="414">
            <text:p>414</text:p>
          </table:table-cell>
          <table:table-cell table:formula="of:=IF(ISNUMBER([.G70]);COUNTIF([.$G$66:.$H$77];&quot;=&quot;&amp;[.G70])^2-1;0)" office:value-type="float" office:value="15">
            <text:p>15</text:p>
          </table:table-cell>
          <table:table-cell table:formula="of:=IF(ISNUMBER([.H70]);COUNTIF([.$G$66:.$H$77];&quot;=&quot;&amp;[.H70])^2-1;0)" office:value-type="float" office:value="0">
            <text:p>0</text:p>
          </table:table-cell>
          <table:table-cell table:formula="of:=IF(ISNUMBER([.C70]);((RANK([.C70];[.$C$66:.$D$77];1)+(COUNT([.$C$66:.$D$77])-RANK([.C70];[.$C$66:.$D$77];0)+1))/2);&quot;&quot;)" office:value-type="float" office:value="11.5">
            <text:p>11.5</text:p>
          </table:table-cell>
          <table:table-cell table:formula="of:=IF(ISNUMBER([.D70]);((RANK([.D70];[.$C$66:.$D$77];1)+(COUNT([.$C$66:.$D$77])-RANK([.D70];[.$C$66:.$D$77];0)+1))/2);&quot;&quot;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<text:s text:c="4"/>Creutzfeldt-Jakob disease </text:p>
          </table:table-cell>
          <table:table-cell office:value-type="string">
            <text:p><text:s/>ataxia, confusion, insomnia, death 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table:formula="of:=IF(ISNUMBER([.G71]);COUNTIF([.$G$66:.$H$77];&quot;=&quot;&amp;[.G71])^2-1;0)" office:value-type="float" office:value="0">
            <text:p>0</text:p>
          </table:table-cell>
          <table:table-cell table:formula="of:=IF(ISNUMBER([.H71]);COUNTIF([.$G$66:.$H$77];&quot;=&quot;&amp;[.H71])^2-1;0)" office:value-type="float" office:value="3">
            <text:p>3</text:p>
          </table:table-cell>
          <table:table-cell table:formula="of:=IF(ISNUMBER([.C71]);((RANK([.C71];[.$C$66:.$D$77];1)+(COUNT([.$C$66:.$D$77])-RANK([.C71];[.$C$66:.$D$77];0)+1))/2);&quot;&quot;)" office:value-type="float" office:value="17">
            <text:p>17</text:p>
          </table:table-cell>
          <table:table-cell table:formula="of:=IF(ISNUMBER([.D71]);((RANK([.D71];[.$C$66:.$D$77];1)+(COUNT([.$C$66:.$D$77])-RANK([.D71];[.$C$66:.$D$77];0)+1))/2);&quot;&quot;)"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Churg-Strauss syndrome </text:p>
          </table:table-cell>
          <table:table-cell office:value-type="string">
            <text:p><text:s/>Wheeze, weight, loss, ANCA, haemoptysis, haematuria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72]);COUNTIF([.$G$66:.$H$77];&quot;=&quot;&amp;[.G72])^2-1;0)" office:value-type="float" office:value="3">
            <text:p>3</text:p>
          </table:table-cell>
          <table:table-cell table:formula="of:=IF(ISNUMBER([.H72]);COUNTIF([.$G$66:.$H$77];&quot;=&quot;&amp;[.H72])^2-1;0)" office:value-type="float" office:value="3">
            <text:p>3</text:p>
          </table:table-cell>
          <table:table-cell table:formula="of:=IF(ISNUMBER([.C72]);((RANK([.C72];[.$C$66:.$D$77];1)+(COUNT([.$C$66:.$D$77])-RANK([.C72];[.$C$66:.$D$77];0)+1))/2);&quot;&quot;)" office:value-type="float" office:value="4.5">
            <text:p>4.5</text:p>
          </table:table-cell>
          <table:table-cell table:formula="of:=IF(ISNUMBER([.D72]);((RANK([.D72];[.$C$66:.$D$77];1)+(COUNT([.$C$66:.$D$77])-RANK([.D72];[.$C$66:.$D$77];0)+1))/2);&quot;&quot;)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66:.C94])" office:value-type="float" office:value="2.54216604356697">
            <text:p>2.5421660436</text:p>
          </table:table-cell>
          <table:table-cell table:formula="of:=SKEW([.D66:.D94])" office:value-type="float" office:value="2.98082999877366">
            <text:p>2.9808299988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103">
            <text:p>103</text:p>
          </table:table-cell>
          <table:table-cell table:formula="of:=SUM([.H66:.H77]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<text:s text:c="4"/>Dermatomyositis </text:p>
          </table:table-cell>
          <table:table-cell office:value-type="string">
            <text:p><text:s/>myopathy, neoplasia, dysphagia, rash, periorbital, swelling 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IF(ISNUMBER([.G73]);COUNTIF([.$G$66:.$H$77];&quot;=&quot;&amp;[.G73])^2-1;0)" office:value-type="float" office:value="0">
            <text:p>0</text:p>
          </table:table-cell>
          <table:table-cell table:formula="of:=IF(ISNUMBER([.H73]);COUNTIF([.$G$66:.$H$77];&quot;=&quot;&amp;[.H73])^2-1;0)" office:value-type="float" office:value="3">
            <text:p>3</text:p>
          </table:table-cell>
          <table:table-cell table:formula="of:=IF(ISNUMBER([.C73]);((RANK([.C73];[.$C$66:.$D$77];1)+(COUNT([.$C$66:.$D$77])-RANK([.C73];[.$C$66:.$D$77];0)+1))/2);&quot;&quot;)" office:value-type="float" office:value="16">
            <text:p>16</text:p>
          </table:table-cell>
          <table:table-cell table:formula="of:=IF(ISNUMBER([.D73]);((RANK([.D73];[.$C$66:.$D$77];1)+(COUNT([.$C$66:.$D$77])-RANK([.D73];[.$C$66:.$D$77];0)+1))/2);&quot;&quot;)"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68">
            <text:p>68</text:p>
          </table:table-cell>
          <table:table-cell table:style-name="ce4" table:formula="of:=SUMIF([.L69:.L92]; &quot;A&quot;;[.J69:.J92])" office:value-type="float" office:value="103">
            <text:p>103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1178.77777777778">
            <text:p>1178.7777777778</text:p>
          </table:table-cell>
          <table:table-cell table:formula="of:=[.S72]^2/[.S74]" office:value-type="float" office:value="513.777777777778">
            <text:p>513.7777777778</text:p>
          </table:table-cell>
          <table:table-cell table:number-columns-repeated="3"/>
        </table:table-row>
        <table:table-row table:style-name="ro1">
          <table:table-cell office:value-type="string">
            <text:p><text:s text:c="4"/>Cat-scratch disease </text:p>
          </table:table-cell>
          <table:table-cell office:value-type="string">
            <text:p><text:s/>renal, transplant, fever, cat, lymphadenopathy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ISNUMBER([.G74]);COUNTIF([.$G$66:.$H$77];&quot;=&quot;&amp;[.G74])^2-1;0)" office:value-type="float" office:value="15">
            <text:p>15</text:p>
          </table:table-cell>
          <table:table-cell table:formula="of:=IF(ISNUMBER([.H74]);COUNTIF([.$G$66:.$H$77];&quot;=&quot;&amp;[.H74])^2-1;0)" office:value-type="float" office:value="0">
            <text:p>0</text:p>
          </table:table-cell>
          <table:table-cell table:formula="of:=IF(ISNUMBER([.C74]);((RANK([.C74];[.$C$66:.$D$77];1)+(COUNT([.$C$66:.$D$77])-RANK([.C74];[.$C$66:.$D$77];0)+1))/2);&quot;&quot;)" office:value-type="float" office:value="11.5">
            <text:p>11.5</text:p>
          </table:table-cell>
          <table:table-cell table:formula="of:=IF(ISNUMBER([.D74]);((RANK([.D74];[.$C$66:.$D$77];1)+(COUNT([.$C$66:.$D$77])-RANK([.D74];[.$C$66:.$D$77];0)+1))/2);&quot;&quot;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9">
            <text:p>9</text:p>
          </table:table-cell>
          <table:table-cell/>
          <table:table-cell office:value-type="string">
            <text:p>n_{i}</text:p>
          </table:table-cell>
          <table:table-cell table:formula="of:=COUNTIF([.L69:.L86]; &quot;B&quot;)" office:value-type="float" office:value="9">
            <text:p>9</text:p>
          </table:table-cell>
          <table:table-cell table:formula="of:=COUNTIF([.L69:.L86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<text:s text:c="4"/>Toxic epidermal necrolysis (TEN) </text:p>
          </table:table-cell>
          <table:table-cell office:value-type="string">
            <text:p><text:s/>bullous, skin, conditions, respiratory, failure, carbamazepine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ISNUMBER([.G75]);COUNTIF([.$G$66:.$H$77];&quot;=&quot;&amp;[.G75])^2-1;0)" office:value-type="float" office:value="15">
            <text:p>15</text:p>
          </table:table-cell>
          <table:table-cell table:formula="of:=IF(ISNUMBER([.H75]);COUNTIF([.$G$66:.$H$77];&quot;=&quot;&amp;[.H75])^2-1;0)" office:value-type="float" office:value="3">
            <text:p>3</text:p>
          </table:table-cell>
          <table:table-cell table:formula="of:=IF(ISNUMBER([.C75]);((RANK([.C75];[.$C$66:.$D$77];1)+(COUNT([.$C$66:.$D$77])-RANK([.C75];[.$C$66:.$D$77];0)+1))/2);&quot;&quot;)" office:value-type="float" office:value="11.5">
            <text:p>11.5</text:p>
          </table:table-cell>
          <table:table-cell table:formula="of:=IF(ISNUMBER([.D75]);((RANK([.D75];[.$C$66:.$D$77];1)+(COUNT([.$C$66:.$D$77])-RANK([.D75];[.$C$66:.$D$77];0)+1))/2);&quot;&quot;)"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MELAS syndrome </text:p>
          </table:table-cell>
          <table:table-cell office:value-type="string">
            <text:p><text:s/>seizure, confusion, dysphasia, T2, lesions 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IF(ISNUMBER([.G76]);COUNTIF([.$G$66:.$H$77];&quot;=&quot;&amp;[.G76])^2-1;0)" office:value-type="float" office:value="15">
            <text:p>15</text:p>
          </table:table-cell>
          <table:table-cell table:formula="of:=IF(ISNUMBER([.H76]);COUNTIF([.$G$66:.$H$77];&quot;=&quot;&amp;[.H76])^2-1;0)" office:value-type="float" office:value="0">
            <text:p>0</text:p>
          </table:table-cell>
          <table:table-cell table:formula="of:=IF(ISNUMBER([.C76]);((RANK([.C76];[.$C$66:.$D$77];1)+(COUNT([.$C$66:.$D$77])-RANK([.C76];[.$C$66:.$D$77];0)+1))/2);&quot;&quot;)" office:value-type="float" office:value="11.5">
            <text:p>11.5</text:p>
          </table:table-cell>
          <table:table-cell table:formula="of:=IF(ISNUMBER([.D76]);((RANK([.D76];[.$C$66:.$D$77];1)+(COUNT([.$C$66:.$D$77])-RANK([.D76];[.$C$66:.$D$77];0)+1))/2);&quot;&quot;)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8">
            <text:p>18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<text:s text:c="4"/>Brugada syndrome </text:p>
          </table:table-cell>
          <table:table-cell office:value-type="string">
            <text:p><text:s/>cardiac arrest sleep 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IF(ISNUMBER([.G77]);COUNTIF([.$G$66:.$H$77];&quot;=&quot;&amp;[.G77])^2-1;0)" office:value-type="float" office:value="0">
            <text:p>0</text:p>
          </table:table-cell>
          <table:table-cell table:formula="of:=IF(ISNUMBER([.H77]);COUNTIF([.$G$66:.$H$77];&quot;=&quot;&amp;[.H77])^2-1;0)" office:value-type="float" office:value="3">
            <text:p>3</text:p>
          </table:table-cell>
          <table:table-cell table:formula="of:=IF(ISNUMBER([.C77]);((RANK([.C77];[.$C$66:.$D$77];1)+(COUNT([.$C$66:.$D$77])-RANK([.C77];[.$C$66:.$D$77];0)+1))/2);&quot;&quot;)" office:value-type="float" office:value="15">
            <text:p>15</text:p>
          </table:table-cell>
          <table:table-cell table:formula="of:=IF(ISNUMBER([.D77]);((RANK([.D77];[.$C$66:.$D$77];1)+(COUNT([.$C$66:.$D$77])-RANK([.D77];[.$C$66:.$D$77];0)+1))/2);&quot;&quot;)"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0">
            <text:p>10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2.38791423001949">
            <text:p>2.38791423</text:p>
          </table:table-cell>
          <table:table-cell table:number-columns-repeated="3"/>
          <table:table-cell table:formula="of:=(12 / ([.S76]*([.S76]+1))) * (SUM([.R73:.S73])) - 3*([.S76]+1)" office:value-type="float" office:value="2.38791423001949">
            <text:p>2.38791423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85552115583075">
            <text:p>0.985552115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2.42292030250145">
            <text:p>2.42292030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414">
            <text:p>41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style-name="Default" office:value-type="string">
            <text:p>unigram</text:p>
          </table:table-cell>
          <table:table-cell table:style-name="Default" office:value-type="string">
            <text:p>old unigram</text:p>
          </table:table-cell>
          <table:table-cell office:value-type="string">
            <text:p>unigram</text:p>
          </table:table-cell>
          <table:table-cell office:value-type="string">
            <text:p>old 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8">
            <text:p>8</text:p>
          </table:table-cell>
          <table:table-cell table:formula="of:=IF(ISNUMBER([.D95]);((RANK([.D95];[.$C$95:.$D$99];1)+(COUNT([.$C$95:.$D$99])-RANK([.D95];[.$C$95:.$D$99];0)+1))/2);&quot;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14">
            <text:p>14</text:p>
          </table:table-cell>
          <table:table-cell office:value-type="float" office:value="1718">
            <text:p>1718</text:p>
          </table:table-cell>
          <table:table-cell table:formula="of:=IF(ISNUMBER([.G96]);COUNTIF([.$G$95:.$H$99];&quot;=&quot;&amp;[.G96])^2-1;0)" office:value-type="float" office:value="3">
            <text:p>3</text:p>
          </table:table-cell>
          <table:table-cell table:formula="of:=IF(ISNUMBER([.H96]);COUNTIF([.$G$95:.$H$99];&quot;=&quot;&amp;[.H96])^2-1;0)" office:value-type="float" office:value="0">
            <text:p>0</text:p>
          </table:table-cell>
          <table:table-cell table:formula="of:=IF(ISNUMBER([.C96]);((RANK([.C96];[.$C$95:.$D$99];1)+(COUNT([.$C$95:.$D$99])-RANK([.C96];[.$C$95:.$D$99];0)+1))/2);&quot;&quot;)" office:value-type="float" office:value="5.5">
            <text:p>5.5</text:p>
          </table:table-cell>
          <table:table-cell table:formula="of:=IF(ISNUMBER([.D96]);((RANK([.D96];[.$C$95:.$D$99];1)+(COUNT([.$C$95:.$D$99])-RANK([.D96];[.$C$95:.$D$99];0)+1))/2);&quot;&quot;)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ISNUMBER([.G97]);COUNTIF([.$G$95:.$H$99];&quot;=&quot;&amp;[.G97])^2-1;0)" office:value-type="float" office:value="3">
            <text:p>3</text:p>
          </table:table-cell>
          <table:table-cell table:formula="of:=IF(ISNUMBER([.H97]);COUNTIF([.$G$95:.$H$99];&quot;=&quot;&amp;[.H97])^2-1;0)" office:value-type="float" office:value="0">
            <text:p>0</text:p>
          </table:table-cell>
          <table:table-cell table:formula="of:=IF(ISNUMBER([.C97]);((RANK([.C97];[.$C$95:.$D$99];1)+(COUNT([.$C$95:.$D$99])-RANK([.C97];[.$C$95:.$D$99];0)+1))/2);&quot;&quot;)" office:value-type="float" office:value="1.5">
            <text:p>1.5</text:p>
          </table:table-cell>
          <table:table-cell table:formula="of:=IF(ISNUMBER([.D97]);((RANK([.D97];[.$C$95:.$D$99];1)+(COUNT([.$C$95:.$D$99])-RANK([.D97];[.$C$95:.$D$99];0)+1))/2);&quot;&quot;)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ISNUMBER([.G98]);COUNTIF([.$G$95:.$H$99];&quot;=&quot;&amp;[.G98])^2-1;0)" office:value-type="float" office:value="0">
            <text:p>0</text:p>
          </table:table-cell>
          <table:table-cell table:formula="of:=IF(ISNUMBER([.H98]);COUNTIF([.$G$95:.$H$99];&quot;=&quot;&amp;[.H98])^2-1;0)" office:value-type="float" office:value="3">
            <text:p>3</text:p>
          </table:table-cell>
          <table:table-cell table:formula="of:=IF(ISNUMBER([.C98]);((RANK([.C98];[.$C$95:.$D$99];1)+(COUNT([.$C$95:.$D$99])-RANK([.C98];[.$C$95:.$D$99];0)+1))/2);&quot;&quot;)" office:value-type="float" office:value="3">
            <text:p>3</text:p>
          </table:table-cell>
          <table:table-cell table:formula="of:=IF(ISNUMBER([.D98]);((RANK([.D98];[.$C$95:.$D$99];1)+(COUNT([.$C$95:.$D$99])-RANK([.D98];[.$C$95:.$D$99];0)+1))/2);&quot;&quot;)"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table:formula="of:=IF(ISNUMBER([.G99]);COUNTIF([.$G$95:.$H$99];&quot;=&quot;&amp;[.G99])^2-1;0)" office:value-type="float" office:value="3">
            <text:p>3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5.5">
            <text:p>5.5</text:p>
          </table:table-cell>
          <table:table-cell table:formula="of:=IF(ISNUMBER([.D99]);((RANK([.D99];[.$C$95:.$D$99];1)+(COUNT([.$C$95:.$D$99])-RANK([.D99];[.$C$95:.$D$99];0)+1))/2);&quot;&quot;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12297070743315">
            <text:p>2.1229707074</text:p>
          </table:table-cell>
          <table:table-cell table:formula="of:=SKEW([.D94:.D122])" office:value-type="float" office:value="2.19251178623346">
            <text:p>2.1925117862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3.5">
            <text:p>23.5</text:p>
          </table:table-cell>
          <table:table-cell table:formula="of:=SUM([.H95:.H106])" office:value-type="float" office:value="31.5">
            <text:p>31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31.5">
            <text:p>31.5</text:p>
          </table:table-cell>
          <table:table-cell table:formula="of:=SUMIF([.L98:.L121]; &quot;A&quot;;[.J98:.J121])" office:value-type="float" office:value="23.5">
            <text:p>23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10.45">
            <text:p>110.45</text:p>
          </table:table-cell>
          <table:table-cell table:formula="of:=[.S101]^2/[.S103]" office:value-type="float" office:value="198.45">
            <text:p>198.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718">
            <text:p>1718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.698181818181816">
            <text:p>0.6981818182</text:p>
          </table:table-cell>
          <table:table-cell table:number-columns-repeated="3"/>
          <table:table-cell table:formula="of:=(12 / ([.S105]*([.S105]+1))) * (SUM([.R102:.S102])) - 3*([.S105]+1)" office:value-type="float" office:value="0.698181818181816">
            <text:p>0.6981818182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987878787878788">
            <text:p>0.9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706748466257666">
            <text:p>0.7067484663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B Tests" table:style-name="ta1" table:print="false">
        <table:table-column table:style-name="co1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14"/>
        </table:table-row>
        <table:table-row table:style-name="ro1">
          <table:table-cell office:value-type="string">
            <text:p><text:s text:c="4"/>Apparent mineralocorticoid excess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3]);COUNTIF([.$G$3:.$H$31];&quot;=&quot;&amp;[.G3])^2-1;0)" office:value-type="float" office:value="35">
            <text:p>35</text:p>
          </table:table-cell>
          <table:table-cell table:formula="of:=IF(ISNUMBER([.H3]);COUNTIF([.$G$3:.$H$31];&quot;=&quot;&amp;[.H3])^2-1;0)" office:value-type="float" office:value="35">
            <text:p>35</text:p>
          </table:table-cell>
          <table:table-cell table:formula="of:=IF(ISNUMBER([.C3]);((RANK([.C3];[.$C$3:.$D$31];1)+(COUNT([.$C$3:.$D$31])-RANK([.C3];[.$C$3:.$D$31];0)+1))/2);&quot;&quot;)" office:value-type="float" office:value="13.5">
            <text:p>13.5</text:p>
          </table:table-cell>
          <table:table-cell table:formula="of:=IF(ISNUMBER([.D3]);((RANK([.D3];[.$C$3:.$D$31];1)+(COUNT([.$C$3:.$D$31])-RANK([.D3];[.$C$3:.$D$31];0)+1))/2);&quot;&quot;)" office:value-type="float" office:value="30.5">
            <text:p>30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<text:s text:c="4"/>Rubinstein-Taybi syndrome <text:s/></text:p>
          </table:table-cell>
          <table:table-cell/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57">
            <text:p>57</text:p>
          </table:table-cell>
          <table:table-cell table:formula="of:=IF(ISNUMBER([.D4]);((RANK([.D4];[.$C$3:.$D$31];1)+(COUNT([.$C$3:.$D$31])-RANK([.D4];[.$C$3:.$D$31];0)+1))/2);&quot;&quot;)" office:value-type="float" office:value="58">
            <text:p>58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Raw google</text:p>
          </table:table-cell>
          <table:table-cell office:value-type="string">
            <text:p>Google noise reduced</text:p>
          </table:table-cell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3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5]);COUNTIF([.$G$3:.$H$31];&quot;=&quot;&amp;[.G5])^2-1;0)" office:value-type="float" office:value="35">
            <text:p>35</text:p>
          </table:table-cell>
          <table:table-cell table:formula="of:=IF(ISNUMBER([.H5]);COUNTIF([.$G$3:.$H$31];&quot;=&quot;&amp;[.H5])^2-1;0)" office:value-type="float" office:value="120">
            <text:p>120</text:p>
          </table:table-cell>
          <table:table-cell table:formula="of:=IF(ISNUMBER([.C5]);((RANK([.C5];[.$C$3:.$D$31];1)+(COUNT([.$C$3:.$D$31])-RANK([.C5];[.$C$3:.$D$31];0)+1))/2);&quot;&quot;)" office:value-type="float" office:value="13.5">
            <text:p>13.5</text:p>
          </table:table-cell>
          <table:table-cell table:formula="of:=IF(ISNUMBER([.D5]);((RANK([.D5];[.$C$3:.$D$31];1)+(COUNT([.$C$3:.$D$31])-RANK([.D5];[.$C$3:.$D$31];0)+1))/2);&quot;&quot;)" office:value-type="float" office:value="22">
            <text:p>22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4.40895226013256">
            <text:p>4.4089522601</text:p>
          </table:table-cell>
          <table:table-cell table:formula="of:=SKEW([.D3:.D31])" office:value-type="float" office:value="4.79292134747736">
            <text:p>4.7929213475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662.5">
            <text:p>662.5</text:p>
          </table:table-cell>
          <table:table-cell table:formula="of:=SUM([.H3:.H31])" office:value-type="float" office:value="1048.5">
            <text:p>1048.5</text:p>
          </table:table-cell>
          <table:table-cell table:number-columns-repeated="3"/>
        </table:table-row>
        <table:table-row table:style-name="ro1">
          <table:table-cell office:value-type="string">
            <text:p><text:s text:c="4"/>Aase-Smith syndrome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IF(ISNUMBER([.G6]);COUNTIF([.$G$3:.$H$31];&quot;=&quot;&amp;[.G6])^2-1;0)" office:value-type="float" office:value="15">
            <text:p>15</text:p>
          </table:table-cell>
          <table:table-cell table:formula="of:=IF(ISNUMBER([.H6]);COUNTIF([.$G$3:.$H$31];&quot;=&quot;&amp;[.H6])^2-1;0)" office:value-type="float" office:value="0">
            <text:p>0</text:p>
          </table:table-cell>
          <table:table-cell table:formula="of:=IF(ISNUMBER([.C6]);((RANK([.C6];[.$C$3:.$D$31];1)+(COUNT([.$C$3:.$D$31])-RANK([.C6];[.$C$3:.$D$31];0)+1))/2);&quot;&quot;)" office:value-type="float" office:value="47.5">
            <text:p>47.5</text:p>
          </table:table-cell>
          <table:table-cell table:formula="of:=IF(ISNUMBER([.D6]);((RANK([.D6];[.$C$3:.$D$31];1)+(COUNT([.$C$3:.$D$31])-RANK([.D6];[.$C$3:.$D$31];0)+1))/2);&quot;&quot;)" office:value-type="float" office:value="54">
            <text:p>54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1049.5">
            <text:p>1049.5</text:p>
          </table:table-cell>
          <table:table-cell table:formula="of:=SUMIF([.L7:.L64]; &quot;A&quot;;[.J7:.J64])" office:value-type="float" office:value="663.5">
            <text:p>663.5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15134.6982758621">
            <text:p>15134.6982758621</text:p>
          </table:table-cell>
          <table:table-cell table:formula="of:=[.S5]^2/[.S7]" office:value-type="float" office:value="37908.6982758621">
            <text:p>37908.6982758621</text:p>
          </table:table-cell>
          <table:table-cell table:number-columns-repeated="3"/>
        </table:table-row>
        <table:table-row table:style-name="ro1">
          <table:table-cell office:value-type="string">
            <text:p><text:s text:c="4"/>Achondroplasia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IF(ISNUMBER([.G7]);COUNTIF([.$G$3:.$H$31];&quot;=&quot;&amp;[.G7])^2-1;0)" office:value-type="float" office:value="0">
            <text:p>0</text:p>
          </table:table-cell>
          <table:table-cell table:formula="of:=IF(ISNUMBER([.H7]);COUNTIF([.$G$3:.$H$31];&quot;=&quot;&amp;[.H7])^2-1;0)" office:value-type="float" office:value="0">
            <text:p>0</text:p>
          </table:table-cell>
          <table:table-cell table:formula="of:=IF(ISNUMBER([.C7]);((RANK([.C7];[.$C$3:.$D$31];1)+(COUNT([.$C$3:.$D$31])-RANK([.C7];[.$C$3:.$D$31];0)+1))/2);&quot;&quot;)" office:value-type="float" office:value="39">
            <text:p>39</text:p>
          </table:table-cell>
          <table:table-cell table:formula="of:=IF(ISNUMBER([.D7]);((RANK([.D7];[.$C$3:.$D$31];1)+(COUNT([.$C$3:.$D$31])-RANK([.D7];[.$C$3:.$D$31];0)+1))/2);&quot;&quot;)"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<text:s text:c="4"/>Acalvaria <text:s text:c="3"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8]);COUNTIF([.$G$3:.$H$31];&quot;=&quot;&amp;[.G8])^2-1;0)" office:value-type="float" office:value="99">
            <text:p>99</text:p>
          </table:table-cell>
          <table:table-cell table:formula="of:=IF(ISNUMBER([.H8]);COUNTIF([.$G$3:.$H$31];&quot;=&quot;&amp;[.H8])^2-1;0)" office:value-type="float" office:value="120">
            <text:p>120</text:p>
          </table:table-cell>
          <table:table-cell table:formula="of:=IF(ISNUMBER([.C8]);((RANK([.C8];[.$C$3:.$D$31];1)+(COUNT([.$C$3:.$D$31])-RANK([.C8];[.$C$3:.$D$31];0)+1))/2);&quot;&quot;)" office:value-type="float" office:value="5.5">
            <text:p>5.5</text:p>
          </table:table-cell>
          <table:table-cell table:formula="of:=IF(ISNUMBER([.D8]);((RANK([.D8];[.$C$3:.$D$31];1)+(COUNT([.$C$3:.$D$31])-RANK([.D8];[.$C$3:.$D$31];0)+1))/2);&quot;&quot;)"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dysostosis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9]);COUNTIF([.$G$3:.$H$31];&quot;=&quot;&amp;[.G9])^2-1;0)" office:value-type="float" office:value="99">
            <text:p>99</text:p>
          </table:table-cell>
          <table:table-cell table:formula="of:=IF(ISNUMBER([.H9]);COUNTIF([.$G$3:.$H$31];&quot;=&quot;&amp;[.H9])^2-1;0)" office:value-type="float" office:value="3">
            <text:p>3</text:p>
          </table:table-cell>
          <table:table-cell table:formula="of:=IF(ISNUMBER([.C9]);((RANK([.C9];[.$C$3:.$D$31];1)+(COUNT([.$C$3:.$D$31])-RANK([.C9];[.$C$3:.$D$31];0)+1))/2);&quot;&quot;)" office:value-type="float" office:value="5.5">
            <text:p>5.5</text:p>
          </table:table-cell>
          <table:table-cell table:formula="of:=IF(ISNUMBER([.D9]);((RANK([.D9];[.$C$3:.$D$31];1)+(COUNT([.$C$3:.$D$31])-RANK([.D9];[.$C$3:.$D$31];0)+1))/2);&quot;&quot;)" office:value-type="float" office:value="40.5">
            <text:p>40.5</text:p>
          </table:table-cell>
          <table:table-cell office:value-type="float" office:value="3">
            <text:p>3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8">
            <text:p>58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megaly </text:p>
          </table:table-cell>
          <table:table-cell/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table:formula="of:=IF(ISNUMBER([.G10]);COUNTIF([.$G$3:.$H$31];&quot;=&quot;&amp;[.G10])^2-1;0)" office:value-type="float" office:value="0">
            <text:p>0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56">
            <text:p>56</text:p>
          </table:table-cell>
          <table:table-cell table:formula="of:=IF(ISNUMBER([.D10]);((RANK([.D10];[.$C$3:.$D$31];1)+(COUNT([.$C$3:.$D$31])-RANK([.D10];[.$C$3:.$D$31];0)+1))/2);&quot;&quot;)" office:value-type="float" office:value="55">
            <text:p>55</text:p>
          </table:table-cell>
          <table:table-cell office:value-type="float" office:value="4">
            <text:p>4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Biliary atresia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ISNUMBER([.G11]);COUNTIF([.$G$3:.$H$31];&quot;=&quot;&amp;[.G11])^2-1;0)" office:value-type="float" office:value="120">
            <text:p>120</text:p>
          </table:table-cell>
          <table:table-cell table:formula="of:=IF(ISNUMBER([.H11]);COUNTIF([.$G$3:.$H$31];&quot;=&quot;&amp;[.H11])^2-1;0)" office:value-type="float" office:value="3">
            <text:p>3</text:p>
          </table:table-cell>
          <table:table-cell table:formula="of:=IF(ISNUMBER([.C11]);((RANK([.C11];[.$C$3:.$D$31];1)+(COUNT([.$C$3:.$D$31])-RANK([.C11];[.$C$3:.$D$31];0)+1))/2);&quot;&quot;)" office:value-type="float" office:value="22">
            <text:p>22</text:p>
          </table:table-cell>
          <table:table-cell table:formula="of:=IF(ISNUMBER([.D11]);((RANK([.D11];[.$C$3:.$D$31];1)+(COUNT([.$C$3:.$D$31])-RANK([.D11];[.$C$3:.$D$31];0)+1))/2);&quot;&quot;)" office:value-type="float" office:value="34.5">
            <text:p>34.5</text:p>
          </table:table-cell>
          <table:table-cell office:value-type="float" office:value="5">
            <text:p>5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 text:c="4"/>Bronchiolitis obliterans with obstructive pulmonary disease <text:s/>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12]);COUNTIF([.$G$3:.$H$31];&quot;=&quot;&amp;[.G12])^2-1;0)" office:value-type="float" office:value="120">
            <text:p>120</text:p>
          </table:table-cell>
          <table:table-cell table:formula="of:=IF(ISNUMBER([.H12]);COUNTIF([.$G$3:.$H$31];&quot;=&quot;&amp;[.H12])^2-1;0)" office:value-type="float" office:value="120">
            <text:p>120</text:p>
          </table:table-cell>
          <table:table-cell table:formula="of:=IF(ISNUMBER([.C12]);((RANK([.C12];[.$C$3:.$D$31];1)+(COUNT([.$C$3:.$D$31])-RANK([.C12];[.$C$3:.$D$31];0)+1))/2);&quot;&quot;)" office:value-type="float" office:value="22">
            <text:p>22</text:p>
          </table:table-cell>
          <table:table-cell table:formula="of:=IF(ISNUMBER([.D12]);((RANK([.D12];[.$C$3:.$D$31];1)+(COUNT([.$C$3:.$D$31])-RANK([.D12];[.$C$3:.$D$31];0)+1))/2);&quot;&quot;)"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9.42243898506621">
            <text:p>9.4224389851</text:p>
          </table:table-cell>
          <table:table-cell table:number-columns-repeated="3"/>
          <table:table-cell table:formula="of:=(12 / ([.S9]*([.S9]+1))) * (SUM([.R6:.S6])) - 3*([.S9]+1)" office:value-type="float" office:value="9.0084040387755">
            <text:p>9.0084040388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985204097326894">
            <text:p>0.9852040973</text:p>
          </table:table-cell>
        </table:table-row>
        <table:table-row table:style-name="ro1">
          <table:table-cell office:value-type="string">
            <text:p><text:s text:c="4"/>Choler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3]);COUNTIF([.$G$3:.$H$31];&quot;=&quot;&amp;[.G13])^2-1;0)" office:value-type="float" office:value="99">
            <text:p>99</text:p>
          </table:table-cell>
          <table:table-cell table:formula="of:=IF(ISNUMBER([.H13]);COUNTIF([.$G$3:.$H$31];&quot;=&quot;&amp;[.H13])^2-1;0)" office:value-type="float" office:value="120">
            <text:p>120</text:p>
          </table:table-cell>
          <table:table-cell table:formula="of:=IF(ISNUMBER([.C13]);((RANK([.C13];[.$C$3:.$D$31];1)+(COUNT([.$C$3:.$D$31])-RANK([.C13];[.$C$3:.$D$31];0)+1))/2);&quot;&quot;)" office:value-type="float" office:value="5.5">
            <text:p>5.5</text:p>
          </table:table-cell>
          <table:table-cell table:formula="of:=IF(ISNUMBER([.D13]);((RANK([.D13];[.$C$3:.$D$31];1)+(COUNT([.$C$3:.$D$31])-RANK([.D13];[.$C$3:.$D$31];0)+1))/2);&quot;&quot;)"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9.14369323393757">
            <text:p>9.1436932339</text:p>
          </table:table-cell>
          <table:table-cell table:number-columns-repeated="3"/>
        </table:table-row>
        <table:table-row table:style-name="ro1">
          <table:table-cell office:value-type="string">
            <text:p><text:s text:c="4"/>Choroideremi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NUMBER([.G14]);COUNTIF([.$G$3:.$H$31];&quot;=&quot;&amp;[.G14])^2-1;0)" office:value-type="float" office:value="99">
            <text:p>99</text:p>
          </table:table-cell>
          <table:table-cell table:formula="of:=IF(ISNUMBER([.H14]);COUNTIF([.$G$3:.$H$31];&quot;=&quot;&amp;[.H14])^2-1;0)" office:value-type="float" office:value="35">
            <text:p>35</text:p>
          </table:table-cell>
          <table:table-cell table:formula="of:=IF(ISNUMBER([.C14]);((RANK([.C14];[.$C$3:.$D$31];1)+(COUNT([.$C$3:.$D$31])-RANK([.C14];[.$C$3:.$D$31];0)+1))/2);&quot;&quot;)" office:value-type="float" office:value="5.5">
            <text:p>5.5</text:p>
          </table:table-cell>
          <table:table-cell table:formula="of:=IF(ISNUMBER([.D14]);((RANK([.D14];[.$C$3:.$D$31];1)+(COUNT([.$C$3:.$D$31])-RANK([.D14];[.$C$3:.$D$31];0)+1))/2);&quot;&quot;)" office:value-type="float" office:value="30.5">
            <text:p>30.5</text:p>
          </table:table-cell>
          <table:table-cell office:value-type="float" office:value="8">
            <text:p>8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ats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99">
            <text:p>99</text:p>
          </table:table-cell>
          <table:table-cell table:formula="of:=IF(ISNUMBER([.H15]);COUNTIF([.$G$3:.$H$31];&quot;=&quot;&amp;[.H15])^2-1;0)" office:value-type="float" office:value="99">
            <text:p>99</text:p>
          </table:table-cell>
          <table:table-cell table:formula="of:=IF(ISNUMBER([.C15]);((RANK([.C15];[.$C$3:.$D$31];1)+(COUNT([.$C$3:.$D$31])-RANK([.C15];[.$C$3:.$D$31];0)+1))/2);&quot;&quot;)" office:value-type="float" office:value="5.5">
            <text:p>5.5</text:p>
          </table:table-cell>
          <table:table-cell table:formula="of:=IF(ISNUMBER([.D15]);((RANK([.D15];[.$C$3:.$D$31];1)+(COUNT([.$C$3:.$D$31])-RANK([.D15];[.$C$3:.$D$31];0)+1))/2);&quot;&quot;)" office:value-type="float" office:value="5.5">
            <text:p>5.5</text:p>
          </table:table-cell>
          <table:table-cell office:value-type="float" office:value="9">
            <text:p>9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mphalocele-cleft palate syndrome, lethal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6]);COUNTIF([.$G$3:.$H$31];&quot;=&quot;&amp;[.G16])^2-1;0)" office:value-type="float" office:value="99">
            <text:p>99</text:p>
          </table:table-cell>
          <table:table-cell table:formula="of:=IF(ISNUMBER([.H16]);COUNTIF([.$G$3:.$H$31];&quot;=&quot;&amp;[.H16])^2-1;0)" office:value-type="float" office:value="120">
            <text:p>120</text:p>
          </table:table-cell>
          <table:table-cell table:formula="of:=IF(ISNUMBER([.C16]);((RANK([.C16];[.$C$3:.$D$31];1)+(COUNT([.$C$3:.$D$31])-RANK([.C16];[.$C$3:.$D$31];0)+1))/2);&quot;&quot;)" office:value-type="float" office:value="5.5">
            <text:p>5.5</text:p>
          </table:table-cell>
          <table:table-cell table:formula="of:=IF(ISNUMBER([.D16]);((RANK([.D16];[.$C$3:.$D$31];1)+(COUNT([.$C$3:.$D$31])-RANK([.D16];[.$C$3:.$D$31];0)+1))/2);&quot;&quot;)"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Darier disease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7]);COUNTIF([.$G$3:.$H$31];&quot;=&quot;&amp;[.G17])^2-1;0)" office:value-type="float" office:value="99">
            <text:p>99</text:p>
          </table:table-cell>
          <table:table-cell table:formula="of:=IF(ISNUMBER([.H17]);COUNTIF([.$G$3:.$H$31];&quot;=&quot;&amp;[.H17])^2-1;0)" office:value-type="float" office:value="120">
            <text:p>120</text:p>
          </table:table-cell>
          <table:table-cell table:formula="of:=IF(ISNUMBER([.C17]);((RANK([.C17];[.$C$3:.$D$31];1)+(COUNT([.$C$3:.$D$31])-RANK([.C17];[.$C$3:.$D$31];0)+1))/2);&quot;&quot;)" office:value-type="float" office:value="5.5">
            <text:p>5.5</text:p>
          </table:table-cell>
          <table:table-cell table:formula="of:=IF(ISNUMBER([.D17]);((RANK([.D17];[.$C$3:.$D$31];1)+(COUNT([.$C$3:.$D$31])-RANK([.D17];[.$C$3:.$D$31];0)+1))/2);&quot;&quot;)"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Ichthyosis - hepatosplenomegaly - cerebellar degeneration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F(ISNUMBER([.G18]);COUNTIF([.$G$3:.$H$31];&quot;=&quot;&amp;[.G18])^2-1;0)" office:value-type="float" office:value="35">
            <text:p>35</text:p>
          </table:table-cell>
          <table:table-cell table:formula="of:=IF(ISNUMBER([.H18]);COUNTIF([.$G$3:.$H$31];&quot;=&quot;&amp;[.H18])^2-1;0)" office:value-type="float" office:value="15">
            <text:p>15</text:p>
          </table:table-cell>
          <table:table-cell table:formula="of:=IF(ISNUMBER([.C18]);((RANK([.C18];[.$C$3:.$D$31];1)+(COUNT([.$C$3:.$D$31])-RANK([.C18];[.$C$3:.$D$31];0)+1))/2);&quot;&quot;)" office:value-type="float" office:value="13.5">
            <text:p>13.5</text:p>
          </table:table-cell>
          <table:table-cell table:formula="of:=IF(ISNUMBER([.D18]);((RANK([.D18];[.$C$3:.$D$31];1)+(COUNT([.$C$3:.$D$31])-RANK([.D18];[.$C$3:.$D$31];0)+1))/2);&quot;&quot;)" office:value-type="float" office:value="43.5">
            <text:p>43.5</text:p>
          </table:table-cell>
          <table:table-cell office:value-type="float" office:value="12">
            <text:p>12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Emery-Dreifuss muscular dystrophy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19]);COUNTIF([.$G$3:.$H$31];&quot;=&quot;&amp;[.G19])^2-1;0)" office:value-type="float" office:value="35">
            <text:p>35</text:p>
          </table:table-cell>
          <table:table-cell table:formula="of:=IF(ISNUMBER([.H19]);COUNTIF([.$G$3:.$H$31];&quot;=&quot;&amp;[.H19])^2-1;0)" office:value-type="float" office:value="8">
            <text:p>8</text:p>
          </table:table-cell>
          <table:table-cell table:formula="of:=IF(ISNUMBER([.C19]);((RANK([.C19];[.$C$3:.$D$31];1)+(COUNT([.$C$3:.$D$31])-RANK([.C19];[.$C$3:.$D$31];0)+1))/2);&quot;&quot;)" office:value-type="float" office:value="30.5">
            <text:p>30.5</text:p>
          </table:table-cell>
          <table:table-cell table:formula="of:=IF(ISNUMBER([.D19]);((RANK([.D19];[.$C$3:.$D$31];1)+(COUNT([.$C$3:.$D$31])-RANK([.D19];[.$C$3:.$D$31];0)+1))/2);&quot;&quot;)"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stello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F(ISNUMBER([.G20]);COUNTIF([.$G$3:.$H$31];&quot;=&quot;&amp;[.G20])^2-1;0)" office:value-type="float" office:value="35">
            <text:p>35</text:p>
          </table:table-cell>
          <table:table-cell table:formula="of:=IF(ISNUMBER([.H20]);COUNTIF([.$G$3:.$H$31];&quot;=&quot;&amp;[.H20])^2-1;0)" office:value-type="float" office:value="15">
            <text:p>15</text:p>
          </table:table-cell>
          <table:table-cell table:formula="of:=IF(ISNUMBER([.C20]);((RANK([.C20];[.$C$3:.$D$31];1)+(COUNT([.$C$3:.$D$31])-RANK([.C20];[.$C$3:.$D$31];0)+1))/2);&quot;&quot;)" office:value-type="float" office:value="13.5">
            <text:p>13.5</text:p>
          </table:table-cell>
          <table:table-cell table:formula="of:=IF(ISNUMBER([.D20]);((RANK([.D20];[.$C$3:.$D$31];1)+(COUNT([.$C$3:.$D$31])-RANK([.D20];[.$C$3:.$D$31];0)+1))/2);&quot;&quot;)" office:value-type="float" office:value="43.5">
            <text:p>43.5</text:p>
          </table:table-cell>
          <table:table-cell office:value-type="float" office:value="14">
            <text:p>14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Fibrodysplasia ossificans progressiv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NUMBER([.G21]);COUNTIF([.$G$3:.$H$31];&quot;=&quot;&amp;[.G21])^2-1;0)" office:value-type="float" office:value="99">
            <text:p>99</text:p>
          </table:table-cell>
          <table:table-cell table:formula="of:=IF(ISNUMBER([.H21]);COUNTIF([.$G$3:.$H$31];&quot;=&quot;&amp;[.H21])^2-1;0)" office:value-type="float" office:value="35">
            <text:p>35</text:p>
          </table:table-cell>
          <table:table-cell table:formula="of:=IF(ISNUMBER([.C21]);((RANK([.C21];[.$C$3:.$D$31];1)+(COUNT([.$C$3:.$D$31])-RANK([.C21];[.$C$3:.$D$31];0)+1))/2);&quot;&quot;)" office:value-type="float" office:value="5.5">
            <text:p>5.5</text:p>
          </table:table-cell>
          <table:table-cell table:formula="of:=IF(ISNUMBER([.D21]);((RANK([.D21];[.$C$3:.$D$31];1)+(COUNT([.$C$3:.$D$31])-RANK([.D21];[.$C$3:.$D$31];0)+1))/2);&quot;&quot;)" office:value-type="float" office:value="30.5">
            <text:p>30.5</text:p>
          </table:table-cell>
          <table:table-cell office:value-type="float" office:value="15">
            <text:p>15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Acropectorovertebral dysplasia <text:s/>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IF(ISNUMBER([.G22]);COUNTIF([.$G$3:.$H$31];&quot;=&quot;&amp;[.G22])^2-1;0)" office:value-type="float" office:value="8">
            <text:p>8</text:p>
          </table:table-cell>
          <table:table-cell table:formula="of:=IF(ISNUMBER([.H22]);COUNTIF([.$G$3:.$H$31];&quot;=&quot;&amp;[.H22])^2-1;0)" office:value-type="float" office:value="0">
            <text:p>0</text:p>
          </table:table-cell>
          <table:table-cell table:formula="of:=IF(ISNUMBER([.C22]);((RANK([.C22];[.$C$3:.$D$31];1)+(COUNT([.$C$3:.$D$31])-RANK([.C22];[.$C$3:.$D$31];0)+1))/2);&quot;&quot;)" office:value-type="float" office:value="37">
            <text:p>37</text:p>
          </table:table-cell>
          <table:table-cell table:formula="of:=IF(ISNUMBER([.D22]);((RANK([.D22];[.$C$3:.$D$31];1)+(COUNT([.$C$3:.$D$31])-RANK([.D22];[.$C$3:.$D$31];0)+1))/2);&quot;&quot;)" office:value-type="float" office:value="51">
            <text:p>51</text:p>
          </table:table-cell>
          <table:table-cell office:value-type="float" office:value="16">
            <text:p>16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steogenesis imperfecta <text:s/>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IF(ISNUMBER([.G23]);COUNTIF([.$G$3:.$H$31];&quot;=&quot;&amp;[.G23])^2-1;0)" office:value-type="float" office:value="0">
            <text:p>0</text:p>
          </table:table-cell>
          <table:table-cell table:formula="of:=IF(ISNUMBER([.H23]);COUNTIF([.$G$3:.$H$31];&quot;=&quot;&amp;[.H23])^2-1;0)" office:value-type="float" office:value="0">
            <text:p>0</text:p>
          </table:table-cell>
          <table:table-cell table:formula="of:=IF(ISNUMBER([.C23]);((RANK([.C23];[.$C$3:.$D$31];1)+(COUNT([.$C$3:.$D$31])-RANK([.C23];[.$C$3:.$D$31];0)+1))/2);&quot;&quot;)" office:value-type="float" office:value="50">
            <text:p>50</text:p>
          </table:table-cell>
          <table:table-cell table:formula="of:=IF(ISNUMBER([.D23]);((RANK([.D23];[.$C$3:.$D$31];1)+(COUNT([.$C$3:.$D$31])-RANK([.D23];[.$C$3:.$D$31];0)+1))/2);&quot;&quot;)" office:value-type="float" office:value="53">
            <text:p>53</text:p>
          </table:table-cell>
          <table:table-cell office:value-type="float" office:value="17">
            <text:p>17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Primary biliary cirrhosis <text:s/>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IF(ISNUMBER([.G24]);COUNTIF([.$G$3:.$H$31];&quot;=&quot;&amp;[.G24])^2-1;0)" office:value-type="float" office:value="3">
            <text:p>3</text:p>
          </table:table-cell>
          <table:table-cell table:formula="of:=IF(ISNUMBER([.H24]);COUNTIF([.$G$3:.$H$31];&quot;=&quot;&amp;[.H24])^2-1;0)" office:value-type="float" office:value="15">
            <text:p>15</text:p>
          </table:table-cell>
          <table:table-cell table:formula="of:=IF(ISNUMBER([.C24]);((RANK([.C24];[.$C$3:.$D$31];1)+(COUNT([.$C$3:.$D$31])-RANK([.C24];[.$C$3:.$D$31];0)+1))/2);&quot;&quot;)" office:value-type="float" office:value="40.5">
            <text:p>40.5</text:p>
          </table:table-cell>
          <table:table-cell table:formula="of:=IF(ISNUMBER([.D24]);((RANK([.D24];[.$C$3:.$D$31];1)+(COUNT([.$C$3:.$D$31])-RANK([.D24];[.$C$3:.$D$31];0)+1))/2);&quot;&quot;)" office:value-type="float" office:value="47.5">
            <text:p>47.5</text:p>
          </table:table-cell>
          <table:table-cell office:value-type="float" office:value="18">
            <text:p>18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ennekam syndrome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25]);COUNTIF([.$G$3:.$H$31];&quot;=&quot;&amp;[.G25])^2-1;0)" office:value-type="float" office:value="99">
            <text:p>99</text:p>
          </table:table-cell>
          <table:table-cell table:formula="of:=IF(ISNUMBER([.H25]);COUNTIF([.$G$3:.$H$31];&quot;=&quot;&amp;[.H25])^2-1;0)" office:value-type="float" office:value="120">
            <text:p>120</text:p>
          </table:table-cell>
          <table:table-cell table:formula="of:=IF(ISNUMBER([.C25]);((RANK([.C25];[.$C$3:.$D$31];1)+(COUNT([.$C$3:.$D$31])-RANK([.C25];[.$C$3:.$D$31];0)+1))/2);&quot;&quot;)" office:value-type="float" office:value="5.5">
            <text:p>5.5</text:p>
          </table:table-cell>
          <table:table-cell table:formula="of:=IF(ISNUMBER([.D25]);((RANK([.D25];[.$C$3:.$D$31];1)+(COUNT([.$C$3:.$D$31])-RANK([.D25];[.$C$3:.$D$31];0)+1))/2);&quot;&quot;)"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yperlysinemi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26]);COUNTIF([.$G$3:.$H$31];&quot;=&quot;&amp;[.G26])^2-1;0)" office:value-type="float" office:value="35">
            <text:p>35</text:p>
          </table:table-cell>
          <table:table-cell table:formula="of:=IF(ISNUMBER([.H26]);COUNTIF([.$G$3:.$H$31];&quot;=&quot;&amp;[.H26])^2-1;0)" office:value-type="float" office:value="120">
            <text:p>120</text:p>
          </table:table-cell>
          <table:table-cell table:formula="of:=IF(ISNUMBER([.C26]);((RANK([.C26];[.$C$3:.$D$31];1)+(COUNT([.$C$3:.$D$31])-RANK([.C26];[.$C$3:.$D$31];0)+1))/2);&quot;&quot;)" office:value-type="float" office:value="13.5">
            <text:p>13.5</text:p>
          </table:table-cell>
          <table:table-cell table:formula="of:=IF(ISNUMBER([.D26]);((RANK([.D26];[.$C$3:.$D$31];1)+(COUNT([.$C$3:.$D$31])-RANK([.D26];[.$C$3:.$D$31];0)+1))/2);&quot;&quot;)"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<text:s text:c="4"/>Jackson-Weiss syndrome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IF(ISNUMBER([.G27]);COUNTIF([.$G$3:.$H$31];&quot;=&quot;&amp;[.G27])^2-1;0)" office:value-type="float" office:value="120">
            <text:p>120</text:p>
          </table:table-cell>
          <table:table-cell table:formula="of:=IF(ISNUMBER([.H27]);COUNTIF([.$G$3:.$H$31];&quot;=&quot;&amp;[.H27])^2-1;0)" office:value-type="float" office:value="15">
            <text:p>15</text:p>
          </table:table-cell>
          <table:table-cell table:formula="of:=IF(ISNUMBER([.C27]);((RANK([.C27];[.$C$3:.$D$31];1)+(COUNT([.$C$3:.$D$31])-RANK([.C27];[.$C$3:.$D$31];0)+1))/2);&quot;&quot;)" office:value-type="float" office:value="22">
            <text:p>22</text:p>
          </table:table-cell>
          <table:table-cell table:formula="of:=IF(ISNUMBER([.D27]);((RANK([.D27];[.$C$3:.$D$31];1)+(COUNT([.$C$3:.$D$31])-RANK([.D27];[.$C$3:.$D$31];0)+1))/2);&quot;&quot;)" office:value-type="float" office:value="47.5">
            <text:p>47.5</text:p>
          </table:table-cell>
          <table:table-cell office:value-type="float" office:value="21">
            <text:p>21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Jalili syndrome 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F(ISNUMBER([.G28]);COUNTIF([.$G$3:.$H$31];&quot;=&quot;&amp;[.G28])^2-1;0)" office:value-type="float" office:value="35">
            <text:p>35</text:p>
          </table:table-cell>
          <table:table-cell table:formula="of:=IF(ISNUMBER([.H28]);COUNTIF([.$G$3:.$H$31];&quot;=&quot;&amp;[.H28])^2-1;0)" office:value-type="float" office:value="15">
            <text:p>15</text:p>
          </table:table-cell>
          <table:table-cell table:formula="of:=IF(ISNUMBER([.C28]);((RANK([.C28];[.$C$3:.$D$31];1)+(COUNT([.$C$3:.$D$31])-RANK([.C28];[.$C$3:.$D$31];0)+1))/2);&quot;&quot;)" office:value-type="float" office:value="13.5">
            <text:p>13.5</text:p>
          </table:table-cell>
          <table:table-cell table:formula="of:=IF(ISNUMBER([.D28]);((RANK([.D28];[.$C$3:.$D$31];1)+(COUNT([.$C$3:.$D$31])-RANK([.D28];[.$C$3:.$D$31];0)+1))/2);&quot;&quot;)" office:value-type="float" office:value="43.5">
            <text:p>43.5</text:p>
          </table:table-cell>
          <table:table-cell office:value-type="float" office:value="22">
            <text:p>22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Jeune syndrome 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IF(ISNUMBER([.G29]);COUNTIF([.$G$3:.$H$31];&quot;=&quot;&amp;[.G29])^2-1;0)" office:value-type="float" office:value="15">
            <text:p>15</text:p>
          </table:table-cell>
          <table:table-cell table:formula="of:=IF(ISNUMBER([.H29]);COUNTIF([.$G$3:.$H$31];&quot;=&quot;&amp;[.H29])^2-1;0)" office:value-type="float" office:value="15">
            <text:p>15</text:p>
          </table:table-cell>
          <table:table-cell table:formula="of:=IF(ISNUMBER([.C29]);((RANK([.C29];[.$C$3:.$D$31];1)+(COUNT([.$C$3:.$D$31])-RANK([.C29];[.$C$3:.$D$31];0)+1))/2);&quot;&quot;)" office:value-type="float" office:value="47.5">
            <text:p>47.5</text:p>
          </table:table-cell>
          <table:table-cell table:formula="of:=IF(ISNUMBER([.D29]);((RANK([.D29];[.$C$3:.$D$31];1)+(COUNT([.$C$3:.$D$31])-RANK([.D29];[.$C$3:.$D$31];0)+1))/2);&quot;&quot;)" office:value-type="float" office:value="43.5">
            <text:p>43.5</text:p>
          </table:table-cell>
          <table:table-cell office:value-type="float" office:value="23">
            <text:p>23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Myeloma, multipl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IF(ISNUMBER([.G30]);COUNTIF([.$G$3:.$H$31];&quot;=&quot;&amp;[.G30])^2-1;0)" office:value-type="float" office:value="35">
            <text:p>35</text:p>
          </table:table-cell>
          <table:table-cell table:formula="of:=IF(ISNUMBER([.H30]);COUNTIF([.$G$3:.$H$31];&quot;=&quot;&amp;[.H30])^2-1;0)" office:value-type="float" office:value="3">
            <text:p>3</text:p>
          </table:table-cell>
          <table:table-cell table:formula="of:=IF(ISNUMBER([.C30]);((RANK([.C30];[.$C$3:.$D$31];1)+(COUNT([.$C$3:.$D$31])-RANK([.C30];[.$C$3:.$D$31];0)+1))/2);&quot;&quot;)" office:value-type="float" office:value="30.5">
            <text:p>30.5</text:p>
          </table:table-cell>
          <table:table-cell table:formula="of:=IF(ISNUMBER([.D30]);((RANK([.D30];[.$C$3:.$D$31];1)+(COUNT([.$C$3:.$D$31])-RANK([.D30];[.$C$3:.$D$31];0)+1))/2);&quot;&quot;)" office:value-type="float" office:value="34.5">
            <text:p>34.5</text:p>
          </table:table-cell>
          <table:table-cell office:value-type="float" office:value="24">
            <text:p>24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Trichodental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31]);COUNTIF([.$G$3:.$H$31];&quot;=&quot;&amp;[.G31])^2-1;0)" office:value-type="float" office:value="35">
            <text:p>35</text:p>
          </table:table-cell>
          <table:table-cell table:formula="of:=IF(ISNUMBER([.H31]);COUNTIF([.$G$3:.$H$31];&quot;=&quot;&amp;[.H31])^2-1;0)" office:value-type="float" office:value="8">
            <text:p>8</text:p>
          </table:table-cell>
          <table:table-cell table:formula="of:=IF(ISNUMBER([.C31]);((RANK([.C31];[.$C$3:.$D$31];1)+(COUNT([.$C$3:.$D$31])-RANK([.C31];[.$C$3:.$D$31];0)+1))/2);&quot;&quot;)" office:value-type="float" office:value="30.5">
            <text:p>30.5</text:p>
          </table:table-cell>
          <table:table-cell table:formula="of:=IF(ISNUMBER([.D31]);((RANK([.D31];[.$C$3:.$D$31];1)+(COUNT([.$C$3:.$D$31])-RANK([.D31];[.$C$3:.$D$31];0)+1))/2);&quot;&quot;)"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1">
            <text:p>21</text:p>
          </table:table-cell>
          <table:table-cell table:formula="of:=COUNTIF([.D3:.D31]; &quot;&lt;=5&quot;)" office:value-type="float" office:value="12">
            <text:p>12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72.4137931034483">
            <text:p>72.4137931034</text:p>
          </table:table-cell>
          <table:table-cell table:formula="of:=[.P39]/[.R39]*100" office:value-type="float" office:value="41.3793103448276">
            <text:p>41.379310344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40:.I41])" office:value-type="float" office:value="34.5">
            <text:p>34.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8">
            <text:p>8</text:p>
          </table:table-cell>
          <table:table-cell table:formula="of:=COUNTIF([.D66:.D77]; &quot;&lt;=5&quot;)" office:value-type="float" office:value="5">
            <text:p>5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88.8888888888889">
            <text:p>88.8888888889</text:p>
          </table:table-cell>
          <table:table-cell table:formula="of:=[.P40]/[.R40]*100" office:value-type="float" office:value="55.5555555555556">
            <text:p>55.55555555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40:.I41])" office:value-type="float" office:value="34.5">
            <text:p>34.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2">
            <text:p>2</text:p>
          </table:table-cell>
          <table:table-cell table:formula="of:=COUNTIF([.D95:.D99]; &quot;&lt;=5&quot;)" office:value-type="float" office:value="1">
            <text:p>1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40">
            <text:p>40</text:p>
          </table:table-cell>
          <table:table-cell table:formula="of:=[.P41]/[.R41]*100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42:.I44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42:.I44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1">
            <text:p>31</text:p>
          </table:table-cell>
          <table:table-cell table:formula="of:=SUM([.P39:.P41])" office:value-type="float" office:value="18">
            <text:p>18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72.093023255814">
            <text:p>72.0930232558</text:p>
          </table:table-cell>
          <table:table-cell table:formula="of:=[.P43]/[.R43]*100" office:value-type="float" office:value="41.8604651162791">
            <text:p>41.860465116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2:.I44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office:value-type="float" office:value="41.5">
            <text:p>4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2">
            <text:p>42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3">
            <text:p>43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7">
            <text:p>27</text:p>
          </table:table-cell>
          <table:table-cell table:formula="of:=COUNTIF([.D3:.D31]; &quot;&lt;=20&quot;)" office:value-type="float" office:value="25">
            <text:p>25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93.1034482758621">
            <text:p>93.1034482759</text:p>
          </table:table-cell>
          <table:table-cell table:formula="of:=[.P49]/[.R49]*100" office:value-type="float" office:value="86.2068965517241">
            <text:p>86.20689655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4">
            <text:p>44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3">
            <text:p>3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7">
            <text:p>47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40">
            <text:p>40</text:p>
          </table:table-cell>
          <table:table-cell table:formula="of:=SUM([.P49:.P51])" office:value-type="float" office:value="37">
            <text:p>37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93.0232558139535">
            <text:p>93.023255814</text:p>
          </table:table-cell>
          <table:table-cell table:formula="of:=[.P53]/[.R53]*100" office:value-type="float" office:value="86.046511627907">
            <text:p>86.046511627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8">
            <text:p>48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9">
            <text:p>49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number-columns-repeated="2"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googled cleansed</text:p>
          </table:table-cell>
          <table:table-cell office:value-type="string">
            <text:p>Googled</text:p>
          </table:table-cell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office:value-type="float" office:value="230">
            <text:p>23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14"/>
        </table:table-row>
        <table:table-row table:style-name="ro1">
          <table:table-cell office:value-type="string">
            <text:p><text:s text:c="4"/>Cushing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66]);COUNTIF([.$G$66:.$H$77];&quot;=&quot;&amp;[.G66])^2-1;0)" office:value-type="float" office:value="8">
            <text:p>8</text:p>
          </table:table-cell>
          <table:table-cell table:formula="of:=IF(ISNUMBER([.H66]);COUNTIF([.$G$66:.$H$77];&quot;=&quot;&amp;[.H66])^2-1;0)" office:value-type="float" office:value="3">
            <text:p>3</text:p>
          </table:table-cell>
          <table:table-cell table:formula="of:=IF(ISNUMBER([.C66]);((RANK([.C66];[.$C$66:.$D$77];1)+(COUNT([.$C$66:.$D$77])-RANK([.C66];[.$C$66:.$D$77];0)+1))/2);&quot;&quot;)" office:value-type="float" office:value="10">
            <text:p>10</text:p>
          </table:table-cell>
          <table:table-cell table:formula="of:=IF(ISNUMBER([.D66]);((RANK([.D66];[.$C$66:.$D$77];1)+(COUNT([.$C$66:.$D$77])-RANK([.D66];[.$C$66:.$D$77];0)+1))/2);&quot;&quot;)" office:value-type="float" office:value="14.5">
            <text:p>14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<text:s text:c="4"/>Hereditary pheochromocytoma-paraganglioma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67]);COUNTIF([.$G$66:.$H$77];&quot;=&quot;&amp;[.G67])^2-1;0)" office:value-type="float" office:value="8">
            <text:p>8</text:p>
          </table:table-cell>
          <table:table-cell table:formula="of:=IF(ISNUMBER([.H67]);COUNTIF([.$G$66:.$H$77];&quot;=&quot;&amp;[.H67])^2-1;0)" office:value-type="float" office:value="3">
            <text:p>3</text:p>
          </table:table-cell>
          <table:table-cell table:formula="of:=IF(ISNUMBER([.C67]);((RANK([.C67];[.$C$66:.$D$77];1)+(COUNT([.$C$66:.$D$77])-RANK([.C67];[.$C$66:.$D$77];0)+1))/2);&quot;&quot;)" office:value-type="float" office:value="10">
            <text:p>10</text:p>
          </table:table-cell>
          <table:table-cell table:formula="of:=IF(ISNUMBER([.D67]);((RANK([.D67];[.$C$66:.$D$77];1)+(COUNT([.$C$66:.$D$77])-RANK([.D67];[.$C$66:.$D$77];0)+1))/2);&quot;&quot;)" office:value-type="float" office:value="14.5">
            <text:p>14.5</text:p>
          </table:table-cell>
          <table:table-cell table:number-columns-repeated="14"/>
        </table:table-row>
        <table:table-row table:style-name="ro1">
          <table:table-cell office:value-type="string">
            <text:p><text:s text:c="4"/>Creutzfeldt-Jakob disease 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IF(ISNUMBER([.G68]);COUNTIF([.$G$66:.$H$77];&quot;=&quot;&amp;[.G68])^2-1;0)" office:value-type="float" office:value="3">
            <text:p>3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 office:value-type="float" office:value="12.5">
            <text:p>12.5</text:p>
          </table:table-cell>
          <table:table-cell table:formula="of:=IF(ISNUMBER([.D68]);((RANK([.D68];[.$C$66:.$D$77];1)+(COUNT([.$C$66:.$D$77])-RANK([.D68];[.$C$66:.$D$77];0)+1))/2);&quot;&quot;)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<text:s text:c="4"/>Churg-Strauss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69]);COUNTIF([.$G$66:.$H$77];&quot;=&quot;&amp;[.G69])^2-1;0)" office:value-type="float" office:value="8">
            <text:p>8</text:p>
          </table:table-cell>
          <table:table-cell table:formula="of:=IF(ISNUMBER([.H69]);COUNTIF([.$G$66:.$H$77];&quot;=&quot;&amp;[.H69])^2-1;0)" office:value-type="float" office:value="8">
            <text:p>8</text:p>
          </table:table-cell>
          <table:table-cell table:formula="of:=IF(ISNUMBER([.C69]);((RANK([.C69];[.$C$66:.$D$77];1)+(COUNT([.$C$66:.$D$77])-RANK([.C69];[.$C$66:.$D$77];0)+1))/2);&quot;&quot;)" office:value-type="float" office:value="5">
            <text:p>5</text:p>
          </table:table-cell>
          <table:table-cell table:formula="of:=IF(ISNUMBER([.D69]);((RANK([.D69];[.$C$66:.$D$77];1)+(COUNT([.$C$66:.$D$77])-RANK([.D69];[.$C$66:.$D$77];0)+1))/2);&quot;&quot;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I69:.I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Dermatomyositis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70]);COUNTIF([.$G$66:.$H$77];&quot;=&quot;&amp;[.G70])^2-1;0)" office:value-type="float" office:value="8">
            <text:p>8</text:p>
          </table:table-cell>
          <table:table-cell table:formula="of:=IF(ISNUMBER([.H70]);COUNTIF([.$G$66:.$H$77];&quot;=&quot;&amp;[.H70])^2-1;0)" office:value-type="float" office:value="3">
            <text:p>3</text:p>
          </table:table-cell>
          <table:table-cell table:formula="of:=IF(ISNUMBER([.C70]);((RANK([.C70];[.$C$66:.$D$77];1)+(COUNT([.$C$66:.$D$77])-RANK([.C70];[.$C$66:.$D$77];0)+1))/2);&quot;&quot;)" office:value-type="float" office:value="2">
            <text:p>2</text:p>
          </table:table-cell>
          <table:table-cell table:formula="of:=IF(ISNUMBER([.D70]);((RANK([.D70];[.$C$66:.$D$77];1)+(COUNT([.$C$66:.$D$77])-RANK([.D70];[.$C$66:.$D$77];0)+1))/2);&quot;&quot;)" office:value-type="float" office:value="7.5">
            <text:p>7.5</text:p>
          </table:table-cell>
          <table:table-cell office:value-type="float" office:value="2">
            <text:p>2</text:p>
          </table:table-cell>
          <table:table-cell table:formula="of:=AVERAGE([.I69:.I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<text:s text:c="4"/>Cat-scratch diseas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71]);COUNTIF([.$G$66:.$H$77];&quot;=&quot;&amp;[.G71])^2-1;0)" office:value-type="float" office:value="8">
            <text:p>8</text:p>
          </table:table-cell>
          <table:table-cell table:formula="of:=IF(ISNUMBER([.H71]);COUNTIF([.$G$66:.$H$77];&quot;=&quot;&amp;[.H71])^2-1;0)" office:value-type="float" office:value="8">
            <text:p>8</text:p>
          </table:table-cell>
          <table:table-cell table:formula="of:=IF(ISNUMBER([.C71]);((RANK([.C71];[.$C$66:.$D$77];1)+(COUNT([.$C$66:.$D$77])-RANK([.C71];[.$C$66:.$D$77];0)+1))/2);&quot;&quot;)" office:value-type="float" office:value="5">
            <text:p>5</text:p>
          </table:table-cell>
          <table:table-cell table:formula="of:=IF(ISNUMBER([.D71]);((RANK([.D71];[.$C$66:.$D$77];1)+(COUNT([.$C$66:.$D$77])-RANK([.D71];[.$C$66:.$D$77];0)+1))/2);&quot;&quot;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AVERAGE([.I69:.I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3"/>
        </table:table-row>
        <table:table-row table:style-name="ro1">
          <table:table-cell office:value-type="string">
            <text:p><text:s text:c="4"/>Toxic epidermal necrolysis (TEN)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72]);COUNTIF([.$G$66:.$H$77];&quot;=&quot;&amp;[.G72])^2-1;0)" office:value-type="float" office:value="8">
            <text:p>8</text:p>
          </table:table-cell>
          <table:table-cell table:formula="of:=IF(ISNUMBER([.H72]);COUNTIF([.$G$66:.$H$77];&quot;=&quot;&amp;[.H72])^2-1;0)" office:value-type="float" office:value="8">
            <text:p>8</text:p>
          </table:table-cell>
          <table:table-cell table:formula="of:=IF(ISNUMBER([.C72]);((RANK([.C72];[.$C$66:.$D$77];1)+(COUNT([.$C$66:.$D$77])-RANK([.C72];[.$C$66:.$D$77];0)+1))/2);&quot;&quot;)" office:value-type="float" office:value="2">
            <text:p>2</text:p>
          </table:table-cell>
          <table:table-cell table:formula="of:=IF(ISNUMBER([.D72]);((RANK([.D72];[.$C$66:.$D$77];1)+(COUNT([.$C$66:.$D$77])-RANK([.D72];[.$C$66:.$D$77];0)+1))/2);&quot;&quot;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66:.C94])" office:value-type="float" office:value="1.1020620746249">
            <text:p>1.1020620746</text:p>
          </table:table-cell>
          <table:table-cell table:formula="of:=SKEW([.D66:.D94])" office:value-type="float" office:value="0.905149240783147">
            <text:p>0.9051492408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70">
            <text:p>70</text:p>
          </table:table-cell>
          <table:table-cell table:formula="of:=SUM([.H66:.H77]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<text:s text:c="4"/>MELAS syndrome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ISNUMBER([.G73]);COUNTIF([.$G$66:.$H$77];&quot;=&quot;&amp;[.G73])^2-1;0)" office:value-type="float" office:value="0">
            <text:p>0</text:p>
          </table:table-cell>
          <table:table-cell table:formula="of:=IF(ISNUMBER([.H73]);COUNTIF([.$G$66:.$H$77];&quot;=&quot;&amp;[.H73])^2-1;0)" office:value-type="float" office:value="0">
            <text:p>0</text:p>
          </table:table-cell>
          <table:table-cell table:formula="of:=IF(ISNUMBER([.C73]);((RANK([.C73];[.$C$66:.$D$77];1)+(COUNT([.$C$66:.$D$77])-RANK([.C73];[.$C$66:.$D$77];0)+1))/2);&quot;&quot;)" office:value-type="float" office:value="16">
            <text:p>16</text:p>
          </table:table-cell>
          <table:table-cell table:formula="of:=IF(ISNUMBER([.D73]);((RANK([.D73];[.$C$66:.$D$77];1)+(COUNT([.$C$66:.$D$77])-RANK([.D73];[.$C$66:.$D$77];0)+1))/2);&quot;&quot;)"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101">
            <text:p>101</text:p>
          </table:table-cell>
          <table:table-cell table:style-name="ce4" table:formula="of:=SUMIF([.L69:.L92]; &quot;A&quot;;[.J69:.J92])" office:value-type="float" office:value="70">
            <text:p>70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544.444444444444">
            <text:p>544.4444444444</text:p>
          </table:table-cell>
          <table:table-cell table:formula="of:=[.S72]^2/[.S74]" office:value-type="float" office:value="1133.44444444444">
            <text:p>1133.4444444445</text:p>
          </table:table-cell>
          <table:table-cell table:number-columns-repeated="3"/>
        </table:table-row>
        <table:table-row table:style-name="ro1">
          <table:table-cell office:value-type="string">
            <text:p><text:s text:c="4"/>Brugada syndrome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ISNUMBER([.G74]);COUNTIF([.$G$66:.$H$77];&quot;=&quot;&amp;[.G74])^2-1;0)" office:value-type="float" office:value="3">
            <text:p>3</text:p>
          </table:table-cell>
          <table:table-cell table:formula="of:=IF(ISNUMBER([.H74]);COUNTIF([.$G$66:.$H$77];&quot;=&quot;&amp;[.H74])^2-1;0)" office:value-type="float" office:value="3">
            <text:p>3</text:p>
          </table:table-cell>
          <table:table-cell table:formula="of:=IF(ISNUMBER([.C74]);((RANK([.C74];[.$C$66:.$D$77];1)+(COUNT([.$C$66:.$D$77])-RANK([.C74];[.$C$66:.$D$77];0)+1))/2);&quot;&quot;)" office:value-type="float" office:value="7.5">
            <text:p>7.5</text:p>
          </table:table-cell>
          <table:table-cell table:formula="of:=IF(ISNUMBER([.D74]);((RANK([.D74];[.$C$66:.$D$77];1)+(COUNT([.$C$66:.$D$77])-RANK([.D74];[.$C$66:.$D$77];0)+1))/2);&quot;&quot;)" office:value-type="float" office:value="12.5">
            <text:p>12.5</text:p>
          </table:table-cell>
          <table:table-cell office:value-type="float" office:value="6">
            <text:p>6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9">
            <text:p>9</text:p>
          </table:table-cell>
          <table:table-cell/>
          <table:table-cell office:value-type="string">
            <text:p>n_{i}</text:p>
          </table:table-cell>
          <table:table-cell table:formula="of:=COUNTIF([.L69:.L86]; &quot;B&quot;)" office:value-type="float" office:value="9">
            <text:p>9</text:p>
          </table:table-cell>
          <table:table-cell table:formula="of:=COUNTIF([.L69:.L86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8">
            <text:p>18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office:value-type="float" office:value="9">
            <text:p>9</text:p>
          </table:table-cell>
          <table:table-cell table:formula="of:=AVERAGE([.I77:.I79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0">
            <text:p>10</text:p>
          </table:table-cell>
          <table:table-cell table:formula="of:=AVERAGE([.I77:.I79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AVERAGE([.I77:.I79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1.87329434697855">
            <text:p>1.873294347</text:p>
          </table:table-cell>
          <table:table-cell table:number-columns-repeated="3"/>
          <table:table-cell table:formula="of:=(12 / ([.S76]*([.S76]+1))) * (SUM([.R73:.S73])) - 3*([.S76]+1)" office:value-type="float" office:value="1.87329434697855">
            <text:p>1.873294347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84520123839009">
            <text:p>0.984520123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1.90274866061028">
            <text:p>1.90274866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14.5">
            <text:p>14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googled cleansed</text:p>
          </table:table-cell>
          <table:table-cell office:value-type="string">
            <text:p>Googled</text:p>
          </table:table-cell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14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/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8">
            <text:p>8</text:p>
          </table:table-cell>
          <table:table-cell table:formula="of:=IF(ISNUMBER([.D95]);((RANK([.D95];[.$C$95:.$D$99];1)+(COUNT([.$C$95:.$D$99])-RANK([.D95];[.$C$95:.$D$99];0)+1))/2);&quot;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<text:s text:c="4"/>Adrenoleukodystrophy, X-linked </text:p>
          </table:table-cell>
          <table:table-cell/>
          <table:table-cell office:value-type="float" office:value="14">
            <text:p>14</text:p>
          </table:table-cell>
          <table:table-cell office:value-type="float" office:value="1718">
            <text:p>1718</text:p>
          </table:table-cell>
          <table:table-cell table:formula="of:=IF(ISNUMBER([.G96]);COUNTIF([.$G$95:.$H$99];&quot;=&quot;&amp;[.G96])^2-1;0)" office:value-type="float" office:value="3">
            <text:p>3</text:p>
          </table:table-cell>
          <table:table-cell table:formula="of:=IF(ISNUMBER([.H96]);COUNTIF([.$G$95:.$H$99];&quot;=&quot;&amp;[.H96])^2-1;0)" office:value-type="float" office:value="0">
            <text:p>0</text:p>
          </table:table-cell>
          <table:table-cell table:formula="of:=IF(ISNUMBER([.C96]);((RANK([.C96];[.$C$95:.$D$99];1)+(COUNT([.$C$95:.$D$99])-RANK([.C96];[.$C$95:.$D$99];0)+1))/2);&quot;&quot;)" office:value-type="float" office:value="5.5">
            <text:p>5.5</text:p>
          </table:table-cell>
          <table:table-cell table:formula="of:=IF(ISNUMBER([.D96]);((RANK([.D96];[.$C$95:.$D$99];1)+(COUNT([.$C$95:.$D$99])-RANK([.D96];[.$C$95:.$D$99];0)+1))/2);&quot;&quot;)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<text:s text:c="4"/>Papillon-Lefevre syndrome 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ISNUMBER([.G97]);COUNTIF([.$G$95:.$H$99];&quot;=&quot;&amp;[.G97])^2-1;0)" office:value-type="float" office:value="3">
            <text:p>3</text:p>
          </table:table-cell>
          <table:table-cell table:formula="of:=IF(ISNUMBER([.H97]);COUNTIF([.$G$95:.$H$99];&quot;=&quot;&amp;[.H97])^2-1;0)" office:value-type="float" office:value="0">
            <text:p>0</text:p>
          </table:table-cell>
          <table:table-cell table:formula="of:=IF(ISNUMBER([.C97]);((RANK([.C97];[.$C$95:.$D$99];1)+(COUNT([.$C$95:.$D$99])-RANK([.C97];[.$C$95:.$D$99];0)+1))/2);&quot;&quot;)" office:value-type="float" office:value="1.5">
            <text:p>1.5</text:p>
          </table:table-cell>
          <table:table-cell table:formula="of:=IF(ISNUMBER([.D97]);((RANK([.D97];[.$C$95:.$D$99];1)+(COUNT([.$C$95:.$D$99])-RANK([.D97];[.$C$95:.$D$99];0)+1))/2);&quot;&quot;)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<text:s text:c="4"/>Kleine-Levin syndrome 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ISNUMBER([.G98]);COUNTIF([.$G$95:.$H$99];&quot;=&quot;&amp;[.G98])^2-1;0)" office:value-type="float" office:value="0">
            <text:p>0</text:p>
          </table:table-cell>
          <table:table-cell table:formula="of:=IF(ISNUMBER([.H98]);COUNTIF([.$G$95:.$H$99];&quot;=&quot;&amp;[.H98])^2-1;0)" office:value-type="float" office:value="3">
            <text:p>3</text:p>
          </table:table-cell>
          <table:table-cell table:formula="of:=IF(ISNUMBER([.C98]);((RANK([.C98];[.$C$95:.$D$99];1)+(COUNT([.$C$95:.$D$99])-RANK([.C98];[.$C$95:.$D$99];0)+1))/2);&quot;&quot;)" office:value-type="float" office:value="3">
            <text:p>3</text:p>
          </table:table-cell>
          <table:table-cell table:formula="of:=IF(ISNUMBER([.D98]);((RANK([.D98];[.$C$95:.$D$99];1)+(COUNT([.$C$95:.$D$99])-RANK([.D98];[.$C$95:.$D$99];0)+1))/2);&quot;&quot;)"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/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table:formula="of:=IF(ISNUMBER([.G99]);COUNTIF([.$G$95:.$H$99];&quot;=&quot;&amp;[.G99])^2-1;0)" office:value-type="float" office:value="3">
            <text:p>3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5.5">
            <text:p>5.5</text:p>
          </table:table-cell>
          <table:table-cell table:formula="of:=IF(ISNUMBER([.D99]);((RANK([.D99];[.$C$95:.$D$99];1)+(COUNT([.$C$95:.$D$99])-RANK([.D99];[.$C$95:.$D$99];0)+1))/2);&quot;&quot;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12297070743315">
            <text:p>2.1229707074</text:p>
          </table:table-cell>
          <table:table-cell table:formula="of:=SKEW([.D94:.D122])" office:value-type="float" office:value="2.19251178623346">
            <text:p>2.1925117862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3.5">
            <text:p>23.5</text:p>
          </table:table-cell>
          <table:table-cell table:formula="of:=SUM([.H95:.H106])" office:value-type="float" office:value="31.5">
            <text:p>31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31.5">
            <text:p>31.5</text:p>
          </table:table-cell>
          <table:table-cell table:formula="of:=SUMIF([.L98:.L121]; &quot;A&quot;;[.J98:.J121])" office:value-type="float" office:value="23.5">
            <text:p>23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10.45">
            <text:p>110.45</text:p>
          </table:table-cell>
          <table:table-cell table:formula="of:=[.S101]^2/[.S103]" office:value-type="float" office:value="198.45">
            <text:p>198.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718">
            <text:p>1718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.698181818181816">
            <text:p>0.6981818182</text:p>
          </table:table-cell>
          <table:table-cell table:number-columns-repeated="3"/>
          <table:table-cell table:formula="of:=(12 / ([.S105]*([.S105]+1))) * (SUM([.R102:.S102])) - 3*([.S105]+1)" office:value-type="float" office:value="0.698181818181816">
            <text:p>0.6981818182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987878787878788">
            <text:p>0.9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706748466257666">
            <text:p>0.7067484663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C Tests using TFIDF and TFIDF NLP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Apparent mineralocorticoid excess 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IF(ISNUMBER([.G3]);COUNTIF([.$G$3:.$H$31];&quot;=&quot;&amp;[.G3])^2-1;0)" office:value-type="float" office:value="0">
            <text:p>0</text:p>
          </table:table-cell>
          <table:table-cell table:formula="of:=IF(ISNUMBER([.H3]);COUNTIF([.$G$3:.$H$31];&quot;=&quot;&amp;[.H3])^2-1;0)" office:value-type="float" office:value="899">
            <text:p>899</text:p>
          </table:table-cell>
          <table:table-cell table:formula="of:=IF(ISNUMBER([.C3]);((RANK([.C3];[.$C$3:.$D$31];1)+(COUNT([.$C$3:.$D$31])-RANK([.C3];[.$C$3:.$D$31];0)+1))/2);&quot;&quot;)" office:value-type="float" office:value="52">
            <text:p>52</text:p>
          </table:table-cell>
          <table:table-cell table:formula="of:=IF(ISNUMBER([.D3]);((RANK([.D3];[.$C$3:.$D$31];1)+(COUNT([.$C$3:.$D$31])-RANK([.D3];[.$C$3:.$D$31];0)+1))/2);&quot;&quot;)" office:value-type="float" office:value="15.5">
            <text:p>15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<text:s text:c="4"/>Rubinstein-Taybi syndrome <text:s/></text:p>
          </table:table-cell>
          <table:table-cell/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899">
            <text:p>899</text:p>
          </table:table-cell>
          <table:table-cell table:formula="of:=IF(ISNUMBER([.C4]);((RANK([.C4];[.$C$3:.$D$31];1)+(COUNT([.$C$3:.$D$31])-RANK([.C4];[.$C$3:.$D$31];0)+1))/2);&quot;&quot;)" office:value-type="float" office:value="58">
            <text:p>58</text:p>
          </table:table-cell>
          <table:table-cell table:formula="of:=IF(ISNUMBER([.D4]);((RANK([.D4];[.$C$3:.$D$31];1)+(COUNT([.$C$3:.$D$31])-RANK([.D4];[.$C$3:.$D$31];0)+1))/2);&quot;&quot;)" office:value-type="float" office:value="15.5">
            <text:p>15.5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Unigram</text:p>
          </table:table-cell>
          <table:table-cell office:value-type="string">
            <text:p>TFIDF NLP</text:p>
          </table:table-cell>
          <table:table-cell table:number-columns-repeated="2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5]);COUNTIF([.$G$3:.$H$31];&quot;=&quot;&amp;[.G5])^2-1;0)" office:value-type="float" office:value="899">
            <text:p>899</text:p>
          </table:table-cell>
          <table:table-cell table:formula="of:=IF(ISNUMBER([.H5]);COUNTIF([.$G$3:.$H$31];&quot;=&quot;&amp;[.H5])^2-1;0)" office:value-type="float" office:value="899">
            <text:p>899</text:p>
          </table:table-cell>
          <table:table-cell table:formula="of:=IF(ISNUMBER([.C5]);((RANK([.C5];[.$C$3:.$D$31];1)+(COUNT([.$C$3:.$D$31])-RANK([.C5];[.$C$3:.$D$31];0)+1))/2);&quot;&quot;)" office:value-type="float" office:value="15.5">
            <text:p>15.5</text:p>
          </table:table-cell>
          <table:table-cell table:formula="of:=IF(ISNUMBER([.D5]);((RANK([.D5];[.$C$3:.$D$31];1)+(COUNT([.$C$3:.$D$31])-RANK([.D5];[.$C$3:.$D$31];0)+1))/2);&quot;&quot;)" office:value-type="float" office:value="15.5">
            <text:p>15.5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3.50963132457773">
            <text:p>3.5096313246</text:p>
          </table:table-cell>
          <table:table-cell table:formula="of:=SKEW([.D3:.D31])" office:value-type="float" office:value="2.6569379569537">
            <text:p>2.656937957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1146">
            <text:p>1146</text:p>
          </table:table-cell>
          <table:table-cell table:formula="of:=SUM([.H3:.H31])" office:value-type="float" office:value="565">
            <text:p>565</text:p>
          </table:table-cell>
          <table:table-cell table:number-columns-repeated="3"/>
        </table:table-row>
        <table:table-row table:style-name="ro1">
          <table:table-cell office:value-type="string">
            <text:p><text:s text:c="4"/>Aase-Smith syndrome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IF(ISNUMBER([.G6]);COUNTIF([.$G$3:.$H$31];&quot;=&quot;&amp;[.G6])^2-1;0)" office:value-type="float" office:value="8">
            <text:p>8</text:p>
          </table:table-cell>
          <table:table-cell table:formula="of:=IF(ISNUMBER([.H6]);COUNTIF([.$G$3:.$H$31];&quot;=&quot;&amp;[.H6])^2-1;0)" office:value-type="float" office:value="35">
            <text:p>35</text:p>
          </table:table-cell>
          <table:table-cell table:formula="of:=IF(ISNUMBER([.C6]);((RANK([.C6];[.$C$3:.$D$31];1)+(COUNT([.$C$3:.$D$31])-RANK([.C6];[.$C$3:.$D$31];0)+1))/2);&quot;&quot;)" office:value-type="float" office:value="47">
            <text:p>47</text:p>
          </table:table-cell>
          <table:table-cell table:formula="of:=IF(ISNUMBER([.D6]);((RANK([.D6];[.$C$3:.$D$31];1)+(COUNT([.$C$3:.$D$31])-RANK([.D6];[.$C$3:.$D$31];0)+1))/2);&quot;&quot;)" office:value-type="float" office:value="33.5">
            <text:p>33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1146">
            <text:p>1146</text:p>
          </table:table-cell>
          <table:table-cell table:formula="of:=SUMIF([.L7:.L64]; &quot;A&quot;;[.J7:.J64])" office:value-type="float" office:value="565">
            <text:p>565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45286.7586206897">
            <text:p>45286.7586206897</text:p>
          </table:table-cell>
          <table:table-cell table:formula="of:=[.S5]^2/[.S7]" office:value-type="float" office:value="11007.7586206897">
            <text:p>11007.7586206897</text:p>
          </table:table-cell>
          <table:table-cell table:number-columns-repeated="3"/>
        </table:table-row>
        <table:table-row table:style-name="ro1">
          <table:table-cell office:value-type="string">
            <text:p><text:s text:c="4"/>Achondroplasia <text:s/>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ISNUMBER([.G7]);COUNTIF([.$G$3:.$H$31];&quot;=&quot;&amp;[.G7])^2-1;0)" office:value-type="float" office:value="0">
            <text:p>0</text:p>
          </table:table-cell>
          <table:table-cell table:formula="of:=IF(ISNUMBER([.H7]);COUNTIF([.$G$3:.$H$31];&quot;=&quot;&amp;[.H7])^2-1;0)" office:value-type="float" office:value="899">
            <text:p>899</text:p>
          </table:table-cell>
          <table:table-cell table:formula="of:=IF(ISNUMBER([.C7]);((RANK([.C7];[.$C$3:.$D$31];1)+(COUNT([.$C$3:.$D$31])-RANK([.C7];[.$C$3:.$D$31];0)+1))/2);&quot;&quot;)" office:value-type="float" office:value="50">
            <text:p>50</text:p>
          </table:table-cell>
          <table:table-cell table:formula="of:=IF(ISNUMBER([.D7]);((RANK([.D7];[.$C$3:.$D$31];1)+(COUNT([.$C$3:.$D$31])-RANK([.D7];[.$C$3:.$D$31];0)+1))/2);&quot;&quot;)" office:value-type="float" office:value="15.5">
            <text:p>15.5</text:p>
          </table:table-cell>
          <table:table-cell office:value-type="float" office:value="1">
            <text:p>1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<text:s text:c="4"/>Acalvaria <text:s text:c="3"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ISNUMBER([.G8]);COUNTIF([.$G$3:.$H$31];&quot;=&quot;&amp;[.G8])^2-1;0)" office:value-type="float" office:value="15">
            <text:p>15</text:p>
          </table:table-cell>
          <table:table-cell table:formula="of:=IF(ISNUMBER([.H8]);COUNTIF([.$G$3:.$H$31];&quot;=&quot;&amp;[.H8])^2-1;0)" office:value-type="float" office:value="899">
            <text:p>899</text:p>
          </table:table-cell>
          <table:table-cell table:formula="of:=IF(ISNUMBER([.C8]);((RANK([.C8];[.$C$3:.$D$31];1)+(COUNT([.$C$3:.$D$31])-RANK([.C8];[.$C$3:.$D$31];0)+1))/2);&quot;&quot;)" office:value-type="float" office:value="38.5">
            <text:p>38.5</text:p>
          </table:table-cell>
          <table:table-cell table:formula="of:=IF(ISNUMBER([.D8]);((RANK([.D8];[.$C$3:.$D$31];1)+(COUNT([.$C$3:.$D$31])-RANK([.D8];[.$C$3:.$D$31];0)+1))/2);&quot;&quot;)" office:value-type="float" office:value="15.5">
            <text:p>15.5</text:p>
          </table:table-cell>
          <table:table-cell office:value-type="float" office:value="2">
            <text:p>2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dysostosis <text:s/>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ISNUMBER([.G9]);COUNTIF([.$G$3:.$H$31];&quot;=&quot;&amp;[.G9])^2-1;0)" office:value-type="float" office:value="0">
            <text:p>0</text:p>
          </table:table-cell>
          <table:table-cell table:formula="of:=IF(ISNUMBER([.H9]);COUNTIF([.$G$3:.$H$31];&quot;=&quot;&amp;[.H9])^2-1;0)" office:value-type="float" office:value="899">
            <text:p>899</text:p>
          </table:table-cell>
          <table:table-cell table:formula="of:=IF(ISNUMBER([.C9]);((RANK([.C9];[.$C$3:.$D$31];1)+(COUNT([.$C$3:.$D$31])-RANK([.C9];[.$C$3:.$D$31];0)+1))/2);&quot;&quot;)" office:value-type="float" office:value="54">
            <text:p>54</text:p>
          </table:table-cell>
          <table:table-cell table:formula="of:=IF(ISNUMBER([.D9]);((RANK([.D9];[.$C$3:.$D$31];1)+(COUNT([.$C$3:.$D$31])-RANK([.D9];[.$C$3:.$D$31];0)+1))/2);&quot;&quot;)" office:value-type="float" office:value="15.5">
            <text:p>15.5</text:p>
          </table:table-cell>
          <table:table-cell office:value-type="float" office:value="3">
            <text:p>3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8">
            <text:p>58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megaly 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IF(ISNUMBER([.G10]);COUNTIF([.$G$3:.$H$31];&quot;=&quot;&amp;[.G10])^2-1;0)" office:value-type="float" office:value="0">
            <text:p>0</text:p>
          </table:table-cell>
          <table:table-cell table:formula="of:=IF(ISNUMBER([.H10]);COUNTIF([.$G$3:.$H$31];&quot;=&quot;&amp;[.H10])^2-1;0)" office:value-type="float" office:value="899">
            <text:p>899</text:p>
          </table:table-cell>
          <table:table-cell table:formula="of:=IF(ISNUMBER([.C10]);((RANK([.C10];[.$C$3:.$D$31];1)+(COUNT([.$C$3:.$D$31])-RANK([.C10];[.$C$3:.$D$31];0)+1))/2);&quot;&quot;)" office:value-type="float" office:value="55">
            <text:p>55</text:p>
          </table:table-cell>
          <table:table-cell table:formula="of:=IF(ISNUMBER([.D10]);((RANK([.D10];[.$C$3:.$D$31];1)+(COUNT([.$C$3:.$D$31])-RANK([.D10];[.$C$3:.$D$31];0)+1))/2);&quot;&quot;)" office:value-type="float" office:value="15.5">
            <text:p>15.5</text:p>
          </table:table-cell>
          <table:table-cell office:value-type="float" office:value="4">
            <text:p>4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Biliary atresia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1]);COUNTIF([.$G$3:.$H$31];&quot;=&quot;&amp;[.G11])^2-1;0)" office:value-type="float" office:value="899">
            <text:p>899</text:p>
          </table:table-cell>
          <table:table-cell table:formula="of:=IF(ISNUMBER([.H11]);COUNTIF([.$G$3:.$H$31];&quot;=&quot;&amp;[.H11])^2-1;0)" office:value-type="float" office:value="899">
            <text:p>899</text:p>
          </table:table-cell>
          <table:table-cell table:formula="of:=IF(ISNUMBER([.C11]);((RANK([.C11];[.$C$3:.$D$31];1)+(COUNT([.$C$3:.$D$31])-RANK([.C11];[.$C$3:.$D$31];0)+1))/2);&quot;&quot;)" office:value-type="float" office:value="15.5">
            <text:p>15.5</text:p>
          </table:table-cell>
          <table:table-cell table:formula="of:=IF(ISNUMBER([.D11]);((RANK([.D11];[.$C$3:.$D$31];1)+(COUNT([.$C$3:.$D$31])-RANK([.D11];[.$C$3:.$D$31];0)+1))/2);&quot;&quot;)" office:value-type="float" office:value="15.5">
            <text:p>15.5</text:p>
          </table:table-cell>
          <table:table-cell office:value-type="float" office:value="5">
            <text:p>5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 text:c="4"/>Bronchiolitis obliterans with obstructive pulmonary diseas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ISNUMBER([.G12]);COUNTIF([.$G$3:.$H$31];&quot;=&quot;&amp;[.G12])^2-1;0)" office:value-type="float" office:value="15">
            <text:p>15</text:p>
          </table:table-cell>
          <table:table-cell table:formula="of:=IF(ISNUMBER([.H12]);COUNTIF([.$G$3:.$H$31];&quot;=&quot;&amp;[.H12])^2-1;0)" office:value-type="float" office:value="899">
            <text:p>899</text:p>
          </table:table-cell>
          <table:table-cell table:formula="of:=IF(ISNUMBER([.C12]);((RANK([.C12];[.$C$3:.$D$31];1)+(COUNT([.$C$3:.$D$31])-RANK([.C12];[.$C$3:.$D$31];0)+1))/2);&quot;&quot;)" office:value-type="float" office:value="38.5">
            <text:p>38.5</text:p>
          </table:table-cell>
          <table:table-cell table:formula="of:=IF(ISNUMBER([.D12]);((RANK([.D12];[.$C$3:.$D$31];1)+(COUNT([.$C$3:.$D$31])-RANK([.D12];[.$C$3:.$D$31];0)+1))/2);&quot;&quot;)" office:value-type="float" office:value="15.5">
            <text:p>15.5</text:p>
          </table:table-cell>
          <table:table-cell office:value-type="float" office:value="6">
            <text:p>6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20.4091779358713">
            <text:p>20.4091779359</text:p>
          </table:table-cell>
          <table:table-cell table:number-columns-repeated="3"/>
          <table:table-cell table:formula="of:=(12 / ([.S9]*([.S9]+1))) * (SUM([.R6:.S6])) - 3*([.S9]+1)" office:value-type="float" office:value="20.4091779358713">
            <text:p>20.4091779359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860192562059737">
            <text:p>0.8601925621</text:p>
          </table:table-cell>
        </table:table-row>
        <table:table-row table:style-name="ro1">
          <table:table-cell office:value-type="string">
            <text:p><text:s text:c="4"/>Choler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13]);COUNTIF([.$G$3:.$H$31];&quot;=&quot;&amp;[.G13])^2-1;0)" office:value-type="float" office:value="35">
            <text:p>35</text:p>
          </table:table-cell>
          <table:table-cell table:formula="of:=IF(ISNUMBER([.H13]);COUNTIF([.$G$3:.$H$31];&quot;=&quot;&amp;[.H13])^2-1;0)" office:value-type="float" office:value="899">
            <text:p>899</text:p>
          </table:table-cell>
          <table:table-cell table:formula="of:=IF(ISNUMBER([.C13]);((RANK([.C13];[.$C$3:.$D$31];1)+(COUNT([.$C$3:.$D$31])-RANK([.C13];[.$C$3:.$D$31];0)+1))/2);&quot;&quot;)" office:value-type="float" office:value="33.5">
            <text:p>33.5</text:p>
          </table:table-cell>
          <table:table-cell table:formula="of:=IF(ISNUMBER([.D13]);((RANK([.D13];[.$C$3:.$D$31];1)+(COUNT([.$C$3:.$D$31])-RANK([.D13];[.$C$3:.$D$31];0)+1))/2);&quot;&quot;)" office:value-type="float" office:value="15.5">
            <text:p>15.5</text:p>
          </table:table-cell>
          <table:table-cell office:value-type="float" office:value="7">
            <text:p>7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23.7262897123888">
            <text:p>23.7262897124</text:p>
          </table:table-cell>
          <table:table-cell table:number-columns-repeated="3"/>
        </table:table-row>
        <table:table-row table:style-name="ro1">
          <table:table-cell office:value-type="string">
            <text:p><text:s text:c="4"/>Choroideremia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4]);COUNTIF([.$G$3:.$H$31];&quot;=&quot;&amp;[.G14])^2-1;0)" office:value-type="float" office:value="899">
            <text:p>899</text:p>
          </table:table-cell>
          <table:table-cell table:formula="of:=IF(ISNUMBER([.H14]);COUNTIF([.$G$3:.$H$31];&quot;=&quot;&amp;[.H14])^2-1;0)" office:value-type="float" office:value="899">
            <text:p>899</text:p>
          </table:table-cell>
          <table:table-cell table:formula="of:=IF(ISNUMBER([.C14]);((RANK([.C14];[.$C$3:.$D$31];1)+(COUNT([.$C$3:.$D$31])-RANK([.C14];[.$C$3:.$D$31];0)+1))/2);&quot;&quot;)" office:value-type="float" office:value="15.5">
            <text:p>15.5</text:p>
          </table:table-cell>
          <table:table-cell table:formula="of:=IF(ISNUMBER([.D14]);((RANK([.D14];[.$C$3:.$D$31];1)+(COUNT([.$C$3:.$D$31])-RANK([.D14];[.$C$3:.$D$31];0)+1))/2);&quot;&quot;)" office:value-type="float" office:value="15.5">
            <text:p>15.5</text:p>
          </table:table-cell>
          <table:table-cell office:value-type="float" office:value="8">
            <text:p>8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ats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899">
            <text:p>899</text:p>
          </table:table-cell>
          <table:table-cell table:formula="of:=IF(ISNUMBER([.H15]);COUNTIF([.$G$3:.$H$31];&quot;=&quot;&amp;[.H15])^2-1;0)" office:value-type="float" office:value="899">
            <text:p>899</text:p>
          </table:table-cell>
          <table:table-cell table:formula="of:=IF(ISNUMBER([.C15]);((RANK([.C15];[.$C$3:.$D$31];1)+(COUNT([.$C$3:.$D$31])-RANK([.C15];[.$C$3:.$D$31];0)+1))/2);&quot;&quot;)" office:value-type="float" office:value="15.5">
            <text:p>15.5</text:p>
          </table:table-cell>
          <table:table-cell table:formula="of:=IF(ISNUMBER([.D15]);((RANK([.D15];[.$C$3:.$D$31];1)+(COUNT([.$C$3:.$D$31])-RANK([.D15];[.$C$3:.$D$31];0)+1))/2);&quot;&quot;)" office:value-type="float" office:value="15.5">
            <text:p>15.5</text:p>
          </table:table-cell>
          <table:table-cell office:value-type="float" office:value="9">
            <text:p>9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mphalocele-cleft palate syndrome, lethal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6]);COUNTIF([.$G$3:.$H$31];&quot;=&quot;&amp;[.G16])^2-1;0)" office:value-type="float" office:value="899">
            <text:p>899</text:p>
          </table:table-cell>
          <table:table-cell table:formula="of:=IF(ISNUMBER([.H16]);COUNTIF([.$G$3:.$H$31];&quot;=&quot;&amp;[.H16])^2-1;0)" office:value-type="float" office:value="35">
            <text:p>35</text:p>
          </table:table-cell>
          <table:table-cell table:formula="of:=IF(ISNUMBER([.C16]);((RANK([.C16];[.$C$3:.$D$31];1)+(COUNT([.$C$3:.$D$31])-RANK([.C16];[.$C$3:.$D$31];0)+1))/2);&quot;&quot;)" office:value-type="float" office:value="15.5">
            <text:p>15.5</text:p>
          </table:table-cell>
          <table:table-cell table:formula="of:=IF(ISNUMBER([.D16]);((RANK([.D16];[.$C$3:.$D$31];1)+(COUNT([.$C$3:.$D$31])-RANK([.D16];[.$C$3:.$D$31];0)+1))/2);&quot;&quot;)" office:value-type="float" office:value="33.5">
            <text:p>33.5</text:p>
          </table:table-cell>
          <table:table-cell office:value-type="float" office:value="10">
            <text:p>10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Darier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7]);COUNTIF([.$G$3:.$H$31];&quot;=&quot;&amp;[.G17])^2-1;0)" office:value-type="float" office:value="899">
            <text:p>899</text:p>
          </table:table-cell>
          <table:table-cell table:formula="of:=IF(ISNUMBER([.H17]);COUNTIF([.$G$3:.$H$31];&quot;=&quot;&amp;[.H17])^2-1;0)" office:value-type="float" office:value="899">
            <text:p>899</text:p>
          </table:table-cell>
          <table:table-cell table:formula="of:=IF(ISNUMBER([.C17]);((RANK([.C17];[.$C$3:.$D$31];1)+(COUNT([.$C$3:.$D$31])-RANK([.C17];[.$C$3:.$D$31];0)+1))/2);&quot;&quot;)" office:value-type="float" office:value="15.5">
            <text:p>15.5</text:p>
          </table:table-cell>
          <table:table-cell table:formula="of:=IF(ISNUMBER([.D17]);((RANK([.D17];[.$C$3:.$D$31];1)+(COUNT([.$C$3:.$D$31])-RANK([.D17];[.$C$3:.$D$31];0)+1))/2);&quot;&quot;)" office:value-type="float" office:value="15.5">
            <text:p>15.5</text:p>
          </table:table-cell>
          <table:table-cell office:value-type="float" office:value="11">
            <text:p>11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Ichthyosis - hepatosplenomegaly - cerebellar degeneration <text:s/>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IF(ISNUMBER([.G18]);COUNTIF([.$G$3:.$H$31];&quot;=&quot;&amp;[.G18])^2-1;0)" office:value-type="float" office:value="0">
            <text:p>0</text:p>
          </table:table-cell>
          <table:table-cell table:formula="of:=IF(ISNUMBER([.H18]);COUNTIF([.$G$3:.$H$31];&quot;=&quot;&amp;[.H18])^2-1;0)" office:value-type="float" office:value="3">
            <text:p>3</text:p>
          </table:table-cell>
          <table:table-cell table:formula="of:=IF(ISNUMBER([.C18]);((RANK([.C18];[.$C$3:.$D$31];1)+(COUNT([.$C$3:.$D$31])-RANK([.C18];[.$C$3:.$D$31];0)+1))/2);&quot;&quot;)" office:value-type="float" office:value="53">
            <text:p>53</text:p>
          </table:table-cell>
          <table:table-cell table:formula="of:=IF(ISNUMBER([.D18]);((RANK([.D18];[.$C$3:.$D$31];1)+(COUNT([.$C$3:.$D$31])-RANK([.D18];[.$C$3:.$D$31];0)+1))/2);&quot;&quot;)" office:value-type="float" office:value="41.5">
            <text:p>41.5</text:p>
          </table:table-cell>
          <table:table-cell office:value-type="float" office:value="12">
            <text:p>12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Emery-Dreifuss muscular dystrophy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19]);COUNTIF([.$G$3:.$H$31];&quot;=&quot;&amp;[.G19])^2-1;0)" office:value-type="float" office:value="35">
            <text:p>35</text:p>
          </table:table-cell>
          <table:table-cell table:formula="of:=IF(ISNUMBER([.H19]);COUNTIF([.$G$3:.$H$31];&quot;=&quot;&amp;[.H19])^2-1;0)" office:value-type="float" office:value="899">
            <text:p>899</text:p>
          </table:table-cell>
          <table:table-cell table:formula="of:=IF(ISNUMBER([.C19]);((RANK([.C19];[.$C$3:.$D$31];1)+(COUNT([.$C$3:.$D$31])-RANK([.C19];[.$C$3:.$D$31];0)+1))/2);&quot;&quot;)" office:value-type="float" office:value="33.5">
            <text:p>33.5</text:p>
          </table:table-cell>
          <table:table-cell table:formula="of:=IF(ISNUMBER([.D19]);((RANK([.D19];[.$C$3:.$D$31];1)+(COUNT([.$C$3:.$D$31])-RANK([.D19];[.$C$3:.$D$31];0)+1))/2);&quot;&quot;)" office:value-type="float" office:value="15.5">
            <text:p>15.5</text:p>
          </table:table-cell>
          <table:table-cell office:value-type="float" office:value="13">
            <text:p>13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stello syndrome <text:s/></text:p>
          </table:table-cell>
          <table:table-cell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IF(ISNUMBER([.G20]);COUNTIF([.$G$3:.$H$31];&quot;=&quot;&amp;[.G20])^2-1;0)" office:value-type="float" office:value="0">
            <text:p>0</text:p>
          </table:table-cell>
          <table:table-cell table:formula="of:=IF(ISNUMBER([.H20]);COUNTIF([.$G$3:.$H$31];&quot;=&quot;&amp;[.H20])^2-1;0)" office:value-type="float" office:value="899">
            <text:p>899</text:p>
          </table:table-cell>
          <table:table-cell table:formula="of:=IF(ISNUMBER([.C20]);((RANK([.C20];[.$C$3:.$D$31];1)+(COUNT([.$C$3:.$D$31])-RANK([.C20];[.$C$3:.$D$31];0)+1))/2);&quot;&quot;)" office:value-type="float" office:value="56">
            <text:p>56</text:p>
          </table:table-cell>
          <table:table-cell table:formula="of:=IF(ISNUMBER([.D20]);((RANK([.D20];[.$C$3:.$D$31];1)+(COUNT([.$C$3:.$D$31])-RANK([.D20];[.$C$3:.$D$31];0)+1))/2);&quot;&quot;)" office:value-type="float" office:value="15.5">
            <text:p>15.5</text:p>
          </table:table-cell>
          <table:table-cell office:value-type="float" office:value="14">
            <text:p>14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Fibrodysplasia ossificans progressiv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21]);COUNTIF([.$G$3:.$H$31];&quot;=&quot;&amp;[.G21])^2-1;0)" office:value-type="float" office:value="35">
            <text:p>35</text:p>
          </table:table-cell>
          <table:table-cell table:formula="of:=IF(ISNUMBER([.H21]);COUNTIF([.$G$3:.$H$31];&quot;=&quot;&amp;[.H21])^2-1;0)" office:value-type="float" office:value="899">
            <text:p>899</text:p>
          </table:table-cell>
          <table:table-cell table:formula="of:=IF(ISNUMBER([.C21]);((RANK([.C21];[.$C$3:.$D$31];1)+(COUNT([.$C$3:.$D$31])-RANK([.C21];[.$C$3:.$D$31];0)+1))/2);&quot;&quot;)" office:value-type="float" office:value="33.5">
            <text:p>33.5</text:p>
          </table:table-cell>
          <table:table-cell table:formula="of:=IF(ISNUMBER([.D21]);((RANK([.D21];[.$C$3:.$D$31];1)+(COUNT([.$C$3:.$D$31])-RANK([.D21];[.$C$3:.$D$31];0)+1))/2);&quot;&quot;)" office:value-type="float" office:value="15.5">
            <text:p>15.5</text:p>
          </table:table-cell>
          <table:table-cell office:value-type="float" office:value="15">
            <text:p>15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Acropectorovertebral dysplasia <text:s/>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IF(ISNUMBER([.G22]);COUNTIF([.$G$3:.$H$31];&quot;=&quot;&amp;[.G22])^2-1;0)" office:value-type="float" office:value="0">
            <text:p>0</text:p>
          </table:table-cell>
          <table:table-cell table:formula="of:=IF(ISNUMBER([.H22]);COUNTIF([.$G$3:.$H$31];&quot;=&quot;&amp;[.H22])^2-1;0)" office:value-type="float" office:value="899">
            <text:p>899</text:p>
          </table:table-cell>
          <table:table-cell table:formula="of:=IF(ISNUMBER([.C22]);((RANK([.C22];[.$C$3:.$D$31];1)+(COUNT([.$C$3:.$D$31])-RANK([.C22];[.$C$3:.$D$31];0)+1))/2);&quot;&quot;)" office:value-type="float" office:value="44">
            <text:p>44</text:p>
          </table:table-cell>
          <table:table-cell table:formula="of:=IF(ISNUMBER([.D22]);((RANK([.D22];[.$C$3:.$D$31];1)+(COUNT([.$C$3:.$D$31])-RANK([.D22];[.$C$3:.$D$31];0)+1))/2);&quot;&quot;)" office:value-type="float" office:value="15.5">
            <text:p>15.5</text:p>
          </table:table-cell>
          <table:table-cell office:value-type="float" office:value="16">
            <text:p>16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steogenesis imperfecta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IF(ISNUMBER([.G23]);COUNTIF([.$G$3:.$H$31];&quot;=&quot;&amp;[.G23])^2-1;0)" office:value-type="float" office:value="8">
            <text:p>8</text:p>
          </table:table-cell>
          <table:table-cell table:formula="of:=IF(ISNUMBER([.H23]);COUNTIF([.$G$3:.$H$31];&quot;=&quot;&amp;[.H23])^2-1;0)" office:value-type="float" office:value="899">
            <text:p>899</text:p>
          </table:table-cell>
          <table:table-cell table:formula="of:=IF(ISNUMBER([.C23]);((RANK([.C23];[.$C$3:.$D$31];1)+(COUNT([.$C$3:.$D$31])-RANK([.C23];[.$C$3:.$D$31];0)+1))/2);&quot;&quot;)" office:value-type="float" office:value="47">
            <text:p>47</text:p>
          </table:table-cell>
          <table:table-cell table:formula="of:=IF(ISNUMBER([.D23]);((RANK([.D23];[.$C$3:.$D$31];1)+(COUNT([.$C$3:.$D$31])-RANK([.D23];[.$C$3:.$D$31];0)+1))/2);&quot;&quot;)" office:value-type="float" office:value="15.5">
            <text:p>15.5</text:p>
          </table:table-cell>
          <table:table-cell office:value-type="float" office:value="17">
            <text:p>17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Primary biliary cirrhosis <text:s/>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IF(ISNUMBER([.G24]);COUNTIF([.$G$3:.$H$31];&quot;=&quot;&amp;[.G24])^2-1;0)" office:value-type="float" office:value="0">
            <text:p>0</text:p>
          </table:table-cell>
          <table:table-cell table:formula="of:=IF(ISNUMBER([.H24]);COUNTIF([.$G$3:.$H$31];&quot;=&quot;&amp;[.H24])^2-1;0)" office:value-type="float" office:value="0">
            <text:p>0</text:p>
          </table:table-cell>
          <table:table-cell table:formula="of:=IF(ISNUMBER([.C24]);((RANK([.C24];[.$C$3:.$D$31];1)+(COUNT([.$C$3:.$D$31])-RANK([.C24];[.$C$3:.$D$31];0)+1))/2);&quot;&quot;)" office:value-type="float" office:value="45">
            <text:p>45</text:p>
          </table:table-cell>
          <table:table-cell table:formula="of:=IF(ISNUMBER([.D24]);((RANK([.D24];[.$C$3:.$D$31];1)+(COUNT([.$C$3:.$D$31])-RANK([.D24];[.$C$3:.$D$31];0)+1))/2);&quot;&quot;)"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ennekam syndrome <text:s/></text:p>
          </table:table-cell>
          <table:table-cell/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IF(ISNUMBER([.G25]);COUNTIF([.$G$3:.$H$31];&quot;=&quot;&amp;[.G25])^2-1;0)" office:value-type="float" office:value="0">
            <text:p>0</text:p>
          </table:table-cell>
          <table:table-cell table:formula="of:=IF(ISNUMBER([.H25]);COUNTIF([.$G$3:.$H$31];&quot;=&quot;&amp;[.H25])^2-1;0)" office:value-type="float" office:value="899">
            <text:p>899</text:p>
          </table:table-cell>
          <table:table-cell table:formula="of:=IF(ISNUMBER([.C25]);((RANK([.C25];[.$C$3:.$D$31];1)+(COUNT([.$C$3:.$D$31])-RANK([.C25];[.$C$3:.$D$31];0)+1))/2);&quot;&quot;)" office:value-type="float" office:value="57">
            <text:p>57</text:p>
          </table:table-cell>
          <table:table-cell table:formula="of:=IF(ISNUMBER([.D25]);((RANK([.D25];[.$C$3:.$D$31];1)+(COUNT([.$C$3:.$D$31])-RANK([.D25];[.$C$3:.$D$31];0)+1))/2);&quot;&quot;)" office:value-type="float" office:value="15.5">
            <text:p>15.5</text:p>
          </table:table-cell>
          <table:table-cell office:value-type="float" office:value="19">
            <text:p>19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yperlysinemia <text:s/>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IF(ISNUMBER([.G26]);COUNTIF([.$G$3:.$H$31];&quot;=&quot;&amp;[.G26])^2-1;0)" office:value-type="float" office:value="0">
            <text:p>0</text:p>
          </table:table-cell>
          <table:table-cell table:formula="of:=IF(ISNUMBER([.H26]);COUNTIF([.$G$3:.$H$31];&quot;=&quot;&amp;[.H26])^2-1;0)" office:value-type="float" office:value="899">
            <text:p>899</text:p>
          </table:table-cell>
          <table:table-cell table:formula="of:=IF(ISNUMBER([.C26]);((RANK([.C26];[.$C$3:.$D$31];1)+(COUNT([.$C$3:.$D$31])-RANK([.C26];[.$C$3:.$D$31];0)+1))/2);&quot;&quot;)" office:value-type="float" office:value="51">
            <text:p>51</text:p>
          </table:table-cell>
          <table:table-cell table:formula="of:=IF(ISNUMBER([.D26]);((RANK([.D26];[.$C$3:.$D$31];1)+(COUNT([.$C$3:.$D$31])-RANK([.D26];[.$C$3:.$D$31];0)+1))/2);&quot;&quot;)" office:value-type="float" office:value="15.5">
            <text:p>15.5</text:p>
          </table:table-cell>
          <table:table-cell office:value-type="float" office:value="20">
            <text:p>20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<text:s text:c="4"/>Jackson-Weiss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27]);COUNTIF([.$G$3:.$H$31];&quot;=&quot;&amp;[.G27])^2-1;0)" office:value-type="float" office:value="35">
            <text:p>35</text:p>
          </table:table-cell>
          <table:table-cell table:formula="of:=IF(ISNUMBER([.H27]);COUNTIF([.$G$3:.$H$31];&quot;=&quot;&amp;[.H27])^2-1;0)" office:value-type="float" office:value="899">
            <text:p>899</text:p>
          </table:table-cell>
          <table:table-cell table:formula="of:=IF(ISNUMBER([.C27]);((RANK([.C27];[.$C$3:.$D$31];1)+(COUNT([.$C$3:.$D$31])-RANK([.C27];[.$C$3:.$D$31];0)+1))/2);&quot;&quot;)" office:value-type="float" office:value="33.5">
            <text:p>33.5</text:p>
          </table:table-cell>
          <table:table-cell table:formula="of:=IF(ISNUMBER([.D27]);((RANK([.D27];[.$C$3:.$D$31];1)+(COUNT([.$C$3:.$D$31])-RANK([.D27];[.$C$3:.$D$31];0)+1))/2);&quot;&quot;)" office:value-type="float" office:value="15.5">
            <text:p>15.5</text:p>
          </table:table-cell>
          <table:table-cell office:value-type="float" office:value="21">
            <text:p>21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alili syndrome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NUMBER([.G28]);COUNTIF([.$G$3:.$H$31];&quot;=&quot;&amp;[.G28])^2-1;0)" office:value-type="float" office:value="15">
            <text:p>15</text:p>
          </table:table-cell>
          <table:table-cell table:formula="of:=IF(ISNUMBER([.H28]);COUNTIF([.$G$3:.$H$31];&quot;=&quot;&amp;[.H28])^2-1;0)" office:value-type="float" office:value="3">
            <text:p>3</text:p>
          </table:table-cell>
          <table:table-cell table:formula="of:=IF(ISNUMBER([.C28]);((RANK([.C28];[.$C$3:.$D$31];1)+(COUNT([.$C$3:.$D$31])-RANK([.C28];[.$C$3:.$D$31];0)+1))/2);&quot;&quot;)" office:value-type="float" office:value="38.5">
            <text:p>38.5</text:p>
          </table:table-cell>
          <table:table-cell table:formula="of:=IF(ISNUMBER([.D28]);((RANK([.D28];[.$C$3:.$D$31];1)+(COUNT([.$C$3:.$D$31])-RANK([.D28];[.$C$3:.$D$31];0)+1))/2);&quot;&quot;)" office:value-type="float" office:value="41.5">
            <text:p>41.5</text:p>
          </table:table-cell>
          <table:table-cell office:value-type="float" office:value="22">
            <text:p>22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eune syndrome 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IF(ISNUMBER([.G29]);COUNTIF([.$G$3:.$H$31];&quot;=&quot;&amp;[.G29])^2-1;0)" office:value-type="float" office:value="8">
            <text:p>8</text:p>
          </table:table-cell>
          <table:table-cell table:formula="of:=IF(ISNUMBER([.H29]);COUNTIF([.$G$3:.$H$31];&quot;=&quot;&amp;[.H29])^2-1;0)" office:value-type="float" office:value="899">
            <text:p>899</text:p>
          </table:table-cell>
          <table:table-cell table:formula="of:=IF(ISNUMBER([.C29]);((RANK([.C29];[.$C$3:.$D$31];1)+(COUNT([.$C$3:.$D$31])-RANK([.C29];[.$C$3:.$D$31];0)+1))/2);&quot;&quot;)" office:value-type="float" office:value="47">
            <text:p>47</text:p>
          </table:table-cell>
          <table:table-cell table:formula="of:=IF(ISNUMBER([.D29]);((RANK([.D29];[.$C$3:.$D$31];1)+(COUNT([.$C$3:.$D$31])-RANK([.D29];[.$C$3:.$D$31];0)+1))/2);&quot;&quot;)" office:value-type="float" office:value="15.5">
            <text:p>15.5</text:p>
          </table:table-cell>
          <table:table-cell office:value-type="float" office:value="23">
            <text:p>23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yeloma, multipl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ISNUMBER([.G30]);COUNTIF([.$G$3:.$H$31];&quot;=&quot;&amp;[.G30])^2-1;0)" office:value-type="float" office:value="15">
            <text:p>15</text:p>
          </table:table-cell>
          <table:table-cell table:formula="of:=IF(ISNUMBER([.H30]);COUNTIF([.$G$3:.$H$31];&quot;=&quot;&amp;[.H30])^2-1;0)" office:value-type="float" office:value="899">
            <text:p>899</text:p>
          </table:table-cell>
          <table:table-cell table:formula="of:=IF(ISNUMBER([.C30]);((RANK([.C30];[.$C$3:.$D$31];1)+(COUNT([.$C$3:.$D$31])-RANK([.C30];[.$C$3:.$D$31];0)+1))/2);&quot;&quot;)" office:value-type="float" office:value="38.5">
            <text:p>38.5</text:p>
          </table:table-cell>
          <table:table-cell table:formula="of:=IF(ISNUMBER([.D30]);((RANK([.D30];[.$C$3:.$D$31];1)+(COUNT([.$C$3:.$D$31])-RANK([.D30];[.$C$3:.$D$31];0)+1))/2);&quot;&quot;)" office:value-type="float" office:value="15.5">
            <text:p>15.5</text:p>
          </table:table-cell>
          <table:table-cell office:value-type="float" office:value="24">
            <text:p>24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Trichodental syndrome <text:s/>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IF(ISNUMBER([.G31]);COUNTIF([.$G$3:.$H$31];&quot;=&quot;&amp;[.G31])^2-1;0)" office:value-type="float" office:value="0">
            <text:p>0</text:p>
          </table:table-cell>
          <table:table-cell table:formula="of:=IF(ISNUMBER([.H31]);COUNTIF([.$G$3:.$H$31];&quot;=&quot;&amp;[.H31])^2-1;0)" office:value-type="float" office:value="899">
            <text:p>899</text:p>
          </table:table-cell>
          <table:table-cell table:formula="of:=IF(ISNUMBER([.C31]);((RANK([.C31];[.$C$3:.$D$31];1)+(COUNT([.$C$3:.$D$31])-RANK([.C31];[.$C$3:.$D$31];0)+1))/2);&quot;&quot;)" office:value-type="float" office:value="49">
            <text:p>49</text:p>
          </table:table-cell>
          <table:table-cell table:formula="of:=IF(ISNUMBER([.D31]);((RANK([.D31];[.$C$3:.$D$31];1)+(COUNT([.$C$3:.$D$31])-RANK([.D31];[.$C$3:.$D$31];0)+1))/2);&quot;&quot;)" office:value-type="float" office:value="15.5">
            <text:p>15.5</text:p>
          </table:table-cell>
          <table:table-cell office:value-type="float" office:value="25">
            <text:p>25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FIDF NLP</text:p>
          </table:table-cell>
          <table:table-cell office:value-type="string">
            <text:p>Unigram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14">
            <text:p>14</text:p>
          </table:table-cell>
          <table:table-cell table:formula="of:=COUNTIF([.D3:.D31]; &quot;&lt;=5&quot;)" office:value-type="float" office:value="28">
            <text:p>28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48.2758620689655">
            <text:p>48.275862069</text:p>
          </table:table-cell>
          <table:table-cell table:formula="of:=[.P39]/[.R39]*100" office:value-type="float" office:value="96.551724137931">
            <text:p>96.551724137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5">
            <text:p>5</text:p>
          </table:table-cell>
          <table:table-cell table:formula="of:=COUNTIF([.D66:.D77]; &quot;&lt;=5&quot;)" office:value-type="float" office:value="2">
            <text:p>2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55.5555555555556">
            <text:p>55.5555555556</text:p>
          </table:table-cell>
          <table:table-cell table:formula="of:=[.P40]/[.R40]*100" office:value-type="float" office:value="22.2222222222222">
            <text:p>22.22222222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3">
            <text:p>3</text:p>
          </table:table-cell>
          <table:table-cell table:formula="of:=COUNTIF([.D95:.D99]; &quot;&lt;=5&quot;)" office:value-type="float" office:value="2">
            <text:p>2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60">
            <text:p>60</text:p>
          </table:table-cell>
          <table:table-cell table:formula="of:=[.P41]/[.R41]*100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22">
            <text:p>22</text:p>
          </table:table-cell>
          <table:table-cell table:formula="of:=SUM([.P39:.P41])" office:value-type="float" office:value="32">
            <text:p>32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51.1627906976744">
            <text:p>51.1627906977</text:p>
          </table:table-cell>
          <table:table-cell table:formula="of:=[.P43]/[.R43]*100" office:value-type="float" office:value="74.4186046511628">
            <text:p>74.418604651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2">
            <text:p>42</text:p>
          </table:table-cell>
          <table:table-cell office:value-type="float" office:value="41.5">
            <text:p>41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0">
            <text:p>20</text:p>
          </table:table-cell>
          <table:table-cell table:formula="of:=COUNTIF([.D3:.D31]; &quot;&lt;=20&quot;)" office:value-type="float" office:value="29">
            <text:p>29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68.9655172413793">
            <text:p>68.9655172414</text:p>
          </table:table-cell>
          <table:table-cell table:formula="of:=[.P49]/[.R49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6">
            <text:p>6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table:formula="of:=AVERAGE([.I52:.I54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7">
            <text:p>47</text:p>
          </table:table-cell>
          <table:table-cell table:formula="of:=AVERAGE([.I52:.I54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33">
            <text:p>33</text:p>
          </table:table-cell>
          <table:table-cell table:formula="of:=SUM([.P49:.P51])" office:value-type="float" office:value="39">
            <text:p>39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76.7441860465116">
            <text:p>76.7441860465</text:p>
          </table:table-cell>
          <table:table-cell table:formula="of:=[.P53]/[.R53]*100" office:value-type="float" office:value="90.6976744186047">
            <text:p>90.697674418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8">
            <text:p>48</text:p>
          </table:table-cell>
          <table:table-cell table:formula="of:=AVERAGE([.I52:.I54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number-columns-repeated="2"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office:value-type="float" office:value="226">
            <text:p>22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Cushing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66]);COUNTIF([.$G$66:.$H$77];&quot;=&quot;&amp;[.G66])^2-1;0)" office:value-type="float" office:value="8">
            <text:p>8</text:p>
          </table:table-cell>
          <table:table-cell table:formula="of:=IF(ISNUMBER([.H66]);COUNTIF([.$G$66:.$H$77];&quot;=&quot;&amp;[.H66])^2-1;0)" office:value-type="float" office:value="3">
            <text:p>3</text:p>
          </table:table-cell>
          <table:table-cell table:formula="of:=IF(ISNUMBER([.C66]);((RANK([.C66];[.$C$66:.$D$77];1)+(COUNT([.$C$66:.$D$77])-RANK([.C66];[.$C$66:.$D$77];0)+1))/2);&quot;&quot;)" office:value-type="float" office:value="5">
            <text:p>5</text:p>
          </table:table-cell>
          <table:table-cell table:formula="of:=IF(ISNUMBER([.D66]);((RANK([.D66];[.$C$66:.$D$77];1)+(COUNT([.$C$66:.$D$77])-RANK([.D66];[.$C$66:.$D$77];0)+1))/2);&quot;&quot;)" office:value-type="float" office:value="2.5">
            <text:p>2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<text:s text:c="4"/>Hereditary pheochromocytoma-paraganglioma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IF(ISNUMBER([.G67]);COUNTIF([.$G$66:.$H$77];&quot;=&quot;&amp;[.G67])^2-1;0)" office:value-type="float" office:value="8">
            <text:p>8</text:p>
          </table:table-cell>
          <table:table-cell table:formula="of:=IF(ISNUMBER([.H67]);COUNTIF([.$G$66:.$H$77];&quot;=&quot;&amp;[.H67])^2-1;0)" office:value-type="float" office:value="15">
            <text:p>15</text:p>
          </table:table-cell>
          <table:table-cell table:formula="of:=IF(ISNUMBER([.C67]);((RANK([.C67];[.$C$66:.$D$77];1)+(COUNT([.$C$66:.$D$77])-RANK([.C67];[.$C$66:.$D$77];0)+1))/2);&quot;&quot;)" office:value-type="float" office:value="5">
            <text:p>5</text:p>
          </table:table-cell>
          <table:table-cell table:formula="of:=IF(ISNUMBER([.D67]);((RANK([.D67];[.$C$66:.$D$77];1)+(COUNT([.$C$66:.$D$77])-RANK([.D67];[.$C$66:.$D$77];0)+1))/2);&quot;&quot;)" office:value-type="float" office:value="11.5">
            <text:p>11.5</text:p>
          </table:table-cell>
          <table:table-cell table:number-columns-repeated="14"/>
        </table:table-row>
        <table:table-row table:style-name="ro1">
          <table:table-cell office:value-type="string">
            <text:p><text:s text:c="4"/>Creutzfeldt-Jakob disease <text:s/></text:p>
          </table:table-cell>
          <table:table-cell/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formula="of:=IF(ISNUMBER([.G68]);COUNTIF([.$G$66:.$H$77];&quot;=&quot;&amp;[.G68])^2-1;0)" office:value-type="float" office:value="0">
            <text:p>0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 office:value-type="float" office:value="8">
            <text:p>8</text:p>
          </table:table-cell>
          <table:table-cell table:formula="of:=IF(ISNUMBER([.D68]);((RANK([.D68];[.$C$66:.$D$77];1)+(COUNT([.$C$66:.$D$77])-RANK([.D68];[.$C$66:.$D$77];0)+1))/2);&quot;&quot;)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<text:s text:c="4"/>Churg-Strauss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69]);COUNTIF([.$G$66:.$H$77];&quot;=&quot;&amp;[.G69])^2-1;0)" office:value-type="float" office:value="8">
            <text:p>8</text:p>
          </table:table-cell>
          <table:table-cell table:formula="of:=IF(ISNUMBER([.H69]);COUNTIF([.$G$66:.$H$77];&quot;=&quot;&amp;[.H69])^2-1;0)" office:value-type="float" office:value="3">
            <text:p>3</text:p>
          </table:table-cell>
          <table:table-cell table:formula="of:=IF(ISNUMBER([.C69]);((RANK([.C69];[.$C$66:.$D$77];1)+(COUNT([.$C$66:.$D$77])-RANK([.C69];[.$C$66:.$D$77];0)+1))/2);&quot;&quot;)" office:value-type="float" office:value="5">
            <text:p>5</text:p>
          </table:table-cell>
          <table:table-cell table:formula="of:=IF(ISNUMBER([.D69]);((RANK([.D69];[.$C$66:.$D$77];1)+(COUNT([.$C$66:.$D$77])-RANK([.D69];[.$C$66:.$D$77];0)+1))/2);&quot;&quot;)" office:value-type="float" office:value="2.5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Dermatomyositis <text:s/></text:p>
          </table:table-cell>
          <table:table-cell/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formula="of:=IF(ISNUMBER([.G70]);COUNTIF([.$G$66:.$H$77];&quot;=&quot;&amp;[.G70])^2-1;0)" office:value-type="float" office:value="0">
            <text:p>0</text:p>
          </table:table-cell>
          <table:table-cell table:formula="of:=IF(ISNUMBER([.H70]);COUNTIF([.$G$66:.$H$77];&quot;=&quot;&amp;[.H70])^2-1;0)" office:value-type="float" office:value="0">
            <text:p>0</text:p>
          </table:table-cell>
          <table:table-cell table:formula="of:=IF(ISNUMBER([.C70]);((RANK([.C70];[.$C$66:.$D$77];1)+(COUNT([.$C$66:.$D$77])-RANK([.C70];[.$C$66:.$D$77];0)+1))/2);&quot;&quot;)" office:value-type="float" office:value="14">
            <text:p>14</text:p>
          </table:table-cell>
          <table:table-cell table:formula="of:=IF(ISNUMBER([.D70]);((RANK([.D70];[.$C$66:.$D$77];1)+(COUNT([.$C$66:.$D$77])-RANK([.D70];[.$C$66:.$D$77];0)+1))/2);&quot;&quot;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<text:s text:c="4"/>Cat-scratch disease 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IF(ISNUMBER([.G71]);COUNTIF([.$G$66:.$H$77];&quot;=&quot;&amp;[.G71])^2-1;0)" office:value-type="float" office:value="0">
            <text:p>0</text:p>
          </table:table-cell>
          <table:table-cell table:formula="of:=IF(ISNUMBER([.H71]);COUNTIF([.$G$66:.$H$77];&quot;=&quot;&amp;[.H71])^2-1;0)" office:value-type="float" office:value="15">
            <text:p>15</text:p>
          </table:table-cell>
          <table:table-cell table:formula="of:=IF(ISNUMBER([.C71]);((RANK([.C71];[.$C$66:.$D$77];1)+(COUNT([.$C$66:.$D$77])-RANK([.C71];[.$C$66:.$D$77];0)+1))/2);&quot;&quot;)" office:value-type="float" office:value="7">
            <text:p>7</text:p>
          </table:table-cell>
          <table:table-cell table:formula="of:=IF(ISNUMBER([.D71]);((RANK([.D71];[.$C$66:.$D$77];1)+(COUNT([.$C$66:.$D$77])-RANK([.D71];[.$C$66:.$D$77];0)+1))/2);&quot;&quot;)"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Unigram</text:p>
          </table:table-cell>
          <table:table-cell office:value-type="string">
            <text:p>TFIDF NLP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Toxic epidermal necrolysis (TEN)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72]);COUNTIF([.$G$66:.$H$77];&quot;=&quot;&amp;[.G72])^2-1;0)" office:value-type="float" office:value="0">
            <text:p>0</text:p>
          </table:table-cell>
          <table:table-cell table:formula="of:=IF(ISNUMBER([.H72]);COUNTIF([.$G$66:.$H$77];&quot;=&quot;&amp;[.H72])^2-1;0)" office:value-type="float" office:value="15">
            <text:p>15</text:p>
          </table:table-cell>
          <table:table-cell table:formula="of:=IF(ISNUMBER([.C72]);((RANK([.C72];[.$C$66:.$D$77];1)+(COUNT([.$C$66:.$D$77])-RANK([.C72];[.$C$66:.$D$77];0)+1))/2);&quot;&quot;)" office:value-type="float" office:value="1">
            <text:p>1</text:p>
          </table:table-cell>
          <table:table-cell table:formula="of:=IF(ISNUMBER([.D72]);((RANK([.D72];[.$C$66:.$D$77];1)+(COUNT([.$C$66:.$D$77])-RANK([.D72];[.$C$66:.$D$77];0)+1))/2);&quot;&quot;)" office:value-type="float" office:value="11.5">
            <text:p>11.5</text:p>
          </table:table-cell>
          <table:table-cell office:value-type="float" office:value="4">
            <text:p>4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D66:.D94])" office:value-type="float" office:value="2.54216604356697">
            <text:p>2.5421660436</text:p>
          </table:table-cell>
          <table:table-cell table:formula="of:=SKEW([.D66:.D94])" office:value-type="float" office:value="2.54216604356697">
            <text:p>2.5421660436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69">
            <text:p>69</text:p>
          </table:table-cell>
          <table:table-cell table:formula="of:=SUM([.H66:.H77]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<text:s text:c="4"/>MELAS syndrome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ISNUMBER([.G73]);COUNTIF([.$G$66:.$H$77];&quot;=&quot;&amp;[.G73])^2-1;0)" office:value-type="float" office:value="0">
            <text:p>0</text:p>
          </table:table-cell>
          <table:table-cell table:formula="of:=IF(ISNUMBER([.H73]);COUNTIF([.$G$66:.$H$77];&quot;=&quot;&amp;[.H73])^2-1;0)" office:value-type="float" office:value="15">
            <text:p>15</text:p>
          </table:table-cell>
          <table:table-cell table:formula="of:=IF(ISNUMBER([.C73]);((RANK([.C73];[.$C$66:.$D$77];1)+(COUNT([.$C$66:.$D$77])-RANK([.C73];[.$C$66:.$D$77];0)+1))/2);&quot;&quot;)" office:value-type="float" office:value="9">
            <text:p>9</text:p>
          </table:table-cell>
          <table:table-cell table:formula="of:=IF(ISNUMBER([.D73]);((RANK([.D73];[.$C$66:.$D$77];1)+(COUNT([.$C$66:.$D$77])-RANK([.D73];[.$C$66:.$D$77];0)+1))/2);&quot;&quot;)" office:value-type="float" office:value="11.5">
            <text:p>11.5</text:p>
          </table:table-cell>
          <table:table-cell office:value-type="float" office:value="5">
            <text:p>5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69">
            <text:p>69</text:p>
          </table:table-cell>
          <table:table-cell table:style-name="ce4" table:formula="of:=SUMIF([.L69:.L92]; &quot;A&quot;;[.J69:.J92])" office:value-type="float" office:value="102">
            <text:p>102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529">
            <text:p>529</text:p>
          </table:table-cell>
          <table:table-cell table:formula="of:=[.S72]^2/[.S74]" office:value-type="float" office:value="1156">
            <text:p>1156</text:p>
          </table:table-cell>
          <table:table-cell table:number-columns-repeated="3"/>
        </table:table-row>
        <table:table-row table:style-name="ro1">
          <table:table-cell office:value-type="string">
            <text:p><text:s text:c="4"/>Brugada syndrome <text:s/></text:p>
          </table:table-cell>
          <table:table-cell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IF(ISNUMBER([.G74]);COUNTIF([.$G$66:.$H$77];&quot;=&quot;&amp;[.G74])^2-1;0)" office:value-type="float" office:value="0">
            <text:p>0</text:p>
          </table:table-cell>
          <table:table-cell table:formula="of:=IF(ISNUMBER([.H74]);COUNTIF([.$G$66:.$H$77];&quot;=&quot;&amp;[.H74])^2-1;0)" office:value-type="float" office:value="0">
            <text:p>0</text:p>
          </table:table-cell>
          <table:table-cell table:formula="of:=IF(ISNUMBER([.C74]);((RANK([.C74];[.$C$66:.$D$77];1)+(COUNT([.$C$66:.$D$77])-RANK([.C74];[.$C$66:.$D$77];0)+1))/2);&quot;&quot;)" office:value-type="float" office:value="15">
            <text:p>15</text:p>
          </table:table-cell>
          <table:table-cell table:formula="of:=IF(ISNUMBER([.D74]);((RANK([.D74];[.$C$66:.$D$77];1)+(COUNT([.$C$66:.$D$77])-RANK([.D74];[.$C$66:.$D$77];0)+1))/2);&quot;&quot;)"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9">
            <text:p>9</text:p>
          </table:table-cell>
          <table:table-cell/>
          <table:table-cell office:value-type="string">
            <text:p>n_{i}</text:p>
          </table:table-cell>
          <table:table-cell table:formula="of:=COUNTIF([.L69:.L86]; &quot;B&quot;)" office:value-type="float" office:value="9">
            <text:p>9</text:p>
          </table:table-cell>
          <table:table-cell table:formula="of:=COUNTIF([.L69:.L86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8">
            <text:p>18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0">
            <text:p>10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2.12280701754386">
            <text:p>2.1228070175</text:p>
          </table:table-cell>
          <table:table-cell table:number-columns-repeated="3"/>
          <table:table-cell table:formula="of:=(12 / ([.S76]*([.S76]+1))) * (SUM([.R73:.S73])) - 3*([.S76]+1)" office:value-type="float" office:value="2.12280701754386">
            <text:p>2.1228070175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84520123839009">
            <text:p>0.984520123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2.15618448637316">
            <text:p>2.156184486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formula="of:=IF(ISNUMBER([.G95]);COUNTIF([.$G$95:.$H$99];&quot;=&quot;&amp;[.G95])^2-1;0)" office:value-type="float" office:value="3">
            <text:p>3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4.5">
            <text:p>4.5</text:p>
          </table:table-cell>
          <table:table-cell table:formula="of:=IF(ISNUMBER([.D95]);((RANK([.D95];[.$C$95:.$D$99];1)+(COUNT([.$C$95:.$D$99])-RANK([.D95];[.$C$95:.$D$99];0)+1))/2);&quot;&quot;)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IF(ISNUMBER([.G96]);COUNTIF([.$G$95:.$H$99];&quot;=&quot;&amp;[.G96])^2-1;0)" office:value-type="float" office:value="0">
            <text:p>0</text:p>
          </table:table-cell>
          <table:table-cell table:formula="of:=IF(ISNUMBER([.H96]);COUNTIF([.$G$95:.$H$99];&quot;=&quot;&amp;[.H96])^2-1;0)" office:value-type="float" office:value="3">
            <text:p>3</text:p>
          </table:table-cell>
          <table:table-cell table:formula="of:=IF(ISNUMBER([.C96]);((RANK([.C96];[.$C$95:.$D$99];1)+(COUNT([.$C$95:.$D$99])-RANK([.C96];[.$C$95:.$D$99];0)+1))/2);&quot;&quot;)" office:value-type="float" office:value="6">
            <text:p>6</text:p>
          </table:table-cell>
          <table:table-cell table:formula="of:=IF(ISNUMBER([.D96]);((RANK([.D96];[.$C$95:.$D$99];1)+(COUNT([.$C$95:.$D$99])-RANK([.D96];[.$C$95:.$D$99];0)+1))/2);&quot;&quot;)" office:value-type="float" office:value="7.5">
            <text:p>7.5</text:p>
          </table:table-cell>
          <table:table-cell table:number-columns-repeated="14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table:number-columns-repeated="2" office:value-type="float" office:value="2">
            <text:p>2</text:p>
          </table:table-cell>
          <table:table-cell table:formula="of:=IF(ISNUMBER([.G97]);COUNTIF([.$G$95:.$H$99];&quot;=&quot;&amp;[.G97])^2-1;0)" office:value-type="float" office:value="3">
            <text:p>3</text:p>
          </table:table-cell>
          <table:table-cell table:formula="of:=IF(ISNUMBER([.H97]);COUNTIF([.$G$95:.$H$99];&quot;=&quot;&amp;[.H97])^2-1;0)" office:value-type="float" office:value="3">
            <text:p>3</text:p>
          </table:table-cell>
          <table:table-cell table:formula="of:=IF(ISNUMBER([.C97]);((RANK([.C97];[.$C$95:.$D$99];1)+(COUNT([.$C$95:.$D$99])-RANK([.C97];[.$C$95:.$D$99];0)+1))/2);&quot;&quot;)" office:value-type="float" office:value="2.5">
            <text:p>2.5</text:p>
          </table:table-cell>
          <table:table-cell table:formula="of:=IF(ISNUMBER([.D97]);((RANK([.D97];[.$C$95:.$D$99];1)+(COUNT([.$C$95:.$D$99])-RANK([.D97];[.$C$95:.$D$99];0)+1))/2);&quot;&quot;)" office:value-type="float" office:value="2.5">
            <text:p>2.5</text:p>
          </table:table-cell>
          <table:table-cell table:number-columns-repeated="14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NUMBER([.G98]);COUNTIF([.$G$95:.$H$99];&quot;=&quot;&amp;[.G98])^2-1;0)" office:value-type="float" office:value="0">
            <text:p>0</text:p>
          </table:table-cell>
          <table:table-cell table:formula="of:=IF(ISNUMBER([.H98]);COUNTIF([.$G$95:.$H$99];&quot;=&quot;&amp;[.H98])^2-1;0)" office:value-type="float" office:value="3">
            <text:p>3</text:p>
          </table:table-cell>
          <table:table-cell table:formula="of:=IF(ISNUMBER([.C98]);((RANK([.C98];[.$C$95:.$D$99];1)+(COUNT([.$C$95:.$D$99])-RANK([.C98];[.$C$95:.$D$99];0)+1))/2);&quot;&quot;)" office:value-type="float" office:value="1">
            <text:p>1</text:p>
          </table:table-cell>
          <table:table-cell table:formula="of:=IF(ISNUMBER([.D98]);((RANK([.D98];[.$C$95:.$D$99];1)+(COUNT([.$C$95:.$D$99])-RANK([.D98];[.$C$95:.$D$99];0)+1))/2);&quot;&quot;)" office:value-type="float" office:value="4.5">
            <text:p>4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3">
            <text:p>3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TFIDF NLP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94:.C122])" office:value-type="float" office:value="1.94574416925257">
            <text:p>1.9457441693</text:p>
          </table:table-cell>
          <table:table-cell table:formula="of:=SKEW([.D94:.D122])" office:value-type="float" office:value="2.12297070743315">
            <text:p>2.1229707074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3">
            <text:p>23</text:p>
          </table:table-cell>
          <table:table-cell table:formula="of:=SUM([.H95:.H10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23">
            <text:p>23</text:p>
          </table:table-cell>
          <table:table-cell table:formula="of:=SUMIF([.L98:.L121]; &quot;A&quot;;[.J98:.J121])" office:value-type="float" office:value="32">
            <text:p>32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05.8">
            <text:p>105.8</text:p>
          </table:table-cell>
          <table:table-cell table:formula="of:=[.S101]^2/[.S103]" office:value-type="float" office:value="204.8">
            <text:p>204.8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3"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.883636363636363">
            <text:p>0.8836363636</text:p>
          </table:table-cell>
          <table:table-cell table:number-columns-repeated="3"/>
          <table:table-cell table:formula="of:=(12 / ([.S105]*([.S105]+1))) * (SUM([.R102:.S102])) - 3*([.S105]+1)" office:value-type="float" office:value="0.883636363636363">
            <text:p>0.8836363636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981818181818182">
            <text:p>0.981818181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899999999999999">
            <text:p>0.9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D Tests using ICD10 groupin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14"/>
        </table:table-row>
        <table:table-row table:style-name="ro1">
          <table:table-cell office:value-type="string">
            <text:p>Apparent mineralocorticoid excess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3]);COUNTIF([.$G$3:.$H$31];&quot;=&quot;&amp;[.G3])^2-1;0)" office:value-type="float" office:value="63">
            <text:p>63</text:p>
          </table:table-cell>
          <table:table-cell table:formula="of:=IF(ISNUMBER([.H3]);COUNTIF([.$G$3:.$H$31];&quot;=&quot;&amp;[.H3])^2-1;0)" office:value-type="float" office:value="63">
            <text:p>63</text:p>
          </table:table-cell>
          <table:table-cell table:formula="of:=IF(ISNUMBER([.C3]);((RANK([.C3];[.$C$3:.$D$31];1)+(COUNT([.$C$3:.$D$31])-RANK([.C3];[.$C$3:.$D$31];0)+1))/2);&quot;&quot;)" office:value-type="float" office:value="32.5">
            <text:p>32.5</text:p>
          </table:table-cell>
          <table:table-cell table:formula="of:=IF(ISNUMBER([.D3]);((RANK([.D3];[.$C$3:.$D$31];1)+(COUNT([.$C$3:.$D$31])-RANK([.D3];[.$C$3:.$D$31];0)+1))/2);&quot;&quot;)" office:value-type="float" office:value="24.5">
            <text:p>24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Rubinstein-Taybi syndrome </text:p>
          </table:table-cell>
          <table:table-cell/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50">
            <text:p>50</text:p>
          </table:table-cell>
          <table:table-cell table:formula="of:=IF(ISNUMBER([.D4]);((RANK([.D4];[.$C$3:.$D$31];1)+(COUNT([.$C$3:.$D$31])-RANK([.D4];[.$C$3:.$D$31];0)+1))/2);&quot;&quot;)" office:value-type="float" office:value="49">
            <text:p>49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ICD10</text:p>
          </table:table-cell>
          <table:table-cell office:value-type="string">
            <text:p>ICD10 recalc</text:p>
          </table:table-cell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3"/>
        </table:table-row>
        <table:table-row table:style-name="ro1">
          <table:table-cell office:value-type="string">
            <text:p>Cholestasis - lymphedem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5]);COUNTIF([.$G$3:.$H$31];&quot;=&quot;&amp;[.G5])^2-1;0)" office:value-type="float" office:value="399">
            <text:p>399</text:p>
          </table:table-cell>
          <table:table-cell table:formula="of:=IF(ISNUMBER([.H5]);COUNTIF([.$G$3:.$H$31];&quot;=&quot;&amp;[.H5])^2-1;0)" office:value-type="float" office:value="63">
            <text:p>63</text:p>
          </table:table-cell>
          <table:table-cell table:formula="of:=IF(ISNUMBER([.C5]);((RANK([.C5];[.$C$3:.$D$31];1)+(COUNT([.$C$3:.$D$31])-RANK([.C5];[.$C$3:.$D$31];0)+1))/2);&quot;&quot;)" office:value-type="float" office:value="10.5">
            <text:p>10.5</text:p>
          </table:table-cell>
          <table:table-cell table:formula="of:=IF(ISNUMBER([.D5]);((RANK([.D5];[.$C$3:.$D$31];1)+(COUNT([.$C$3:.$D$31])-RANK([.D5];[.$C$3:.$D$31];0)+1))/2);&quot;&quot;)" office:value-type="float" office:value="24.5">
            <text:p>24.5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4.22405851237535">
            <text:p>4.2240585124</text:p>
          </table:table-cell>
          <table:table-cell table:formula="of:=SKEW([.D3:.D31])" office:value-type="float" office:value="3.43159894319704">
            <text:p>3.4315989432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605.5">
            <text:p>605.5</text:p>
          </table:table-cell>
          <table:table-cell table:formula="of:=SUM([.H3:.H31])" office:value-type="float" office:value="669.5">
            <text:p>669.5</text:p>
          </table:table-cell>
          <table:table-cell table:number-columns-repeated="3"/>
        </table:table-row>
        <table:table-row table:style-name="ro1">
          <table:table-cell office:value-type="string">
            <text:p>Aase-Smith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IF(ISNUMBER([.G6]);COUNTIF([.$G$3:.$H$31];&quot;=&quot;&amp;[.G6])^2-1;0)" office:value-type="float" office:value="63">
            <text:p>63</text:p>
          </table:table-cell>
          <table:table-cell table:formula="of:=IF(ISNUMBER([.H6]);COUNTIF([.$G$3:.$H$31];&quot;=&quot;&amp;[.H6])^2-1;0)" office:value-type="float" office:value="3">
            <text:p>3</text:p>
          </table:table-cell>
          <table:table-cell table:formula="of:=IF(ISNUMBER([.C6]);((RANK([.C6];[.$C$3:.$D$31];1)+(COUNT([.$C$3:.$D$31])-RANK([.C6];[.$C$3:.$D$31];0)+1))/2);&quot;&quot;)" office:value-type="float" office:value="32.5">
            <text:p>32.5</text:p>
          </table:table-cell>
          <table:table-cell table:formula="of:=IF(ISNUMBER([.D6]);((RANK([.D6];[.$C$3:.$D$31];1)+(COUNT([.$C$3:.$D$31])-RANK([.D6];[.$C$3:.$D$31];0)+1))/2);&quot;&quot;)" office:value-type="float" office:value="42.5">
            <text:p>42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718">
            <text:p>718</text:p>
          </table:table-cell>
          <table:table-cell table:formula="of:=SUMIF([.L7:.L64]; &quot;A&quot;;[.J7:.J64])" office:value-type="float" office:value="660">
            <text:p>660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14101.1634615385">
            <text:p>14101.1634615385</text:p>
          </table:table-cell>
          <table:table-cell table:formula="of:=[.S5]^2/[.S7]" office:value-type="float" office:value="17239.625">
            <text:p>17239.625</text:p>
          </table:table-cell>
          <table:table-cell table:number-columns-repeated="3"/>
        </table:table-row>
        <table:table-row table:style-name="ro1">
          <table:table-cell office:value-type="string">
            <text:p>Achondroplasia 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ISNUMBER([.G7]);COUNTIF([.$G$3:.$H$31];&quot;=&quot;&amp;[.G7])^2-1;0)" office:value-type="float" office:value="3">
            <text:p>3</text:p>
          </table:table-cell>
          <table:table-cell table:formula="of:=IF(ISNUMBER([.H7]);COUNTIF([.$G$3:.$H$31];&quot;=&quot;&amp;[.H7])^2-1;0)" office:value-type="float" office:value="0">
            <text:p>0</text:p>
          </table:table-cell>
          <table:table-cell table:formula="of:=IF(ISNUMBER([.C7]);((RANK([.C7];[.$C$3:.$D$31];1)+(COUNT([.$C$3:.$D$31])-RANK([.C7];[.$C$3:.$D$31];0)+1))/2);&quot;&quot;)" office:value-type="float" office:value="45.5">
            <text:p>45.5</text:p>
          </table:table-cell>
          <table:table-cell table:formula="of:=IF(ISNUMBER([.D7]);((RANK([.D7];[.$C$3:.$D$31];1)+(COUNT([.$C$3:.$D$31])-RANK([.D7];[.$C$3:.$D$31];0)+1))/2);&quot;&quot;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6">
            <text:p>26</text:p>
          </table:table-cell>
          <table:table-cell table:formula="of:=COUNTIF([.L7:.L64]; &quot;A&quot;)" office:value-type="float" office:value="26">
            <text:p>26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6">
            <text:p>26</text:p>
          </table:table-cell>
          <table:table-cell table:formula="of:=COUNTIF([.L7:.L64]; &quot;A&quot;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Acalvar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8]);COUNTIF([.$G$3:.$H$31];&quot;=&quot;&amp;[.G8])^2-1;0)" office:value-type="float" office:value="399">
            <text:p>399</text:p>
          </table:table-cell>
          <table:table-cell table:formula="of:=IF(ISNUMBER([.H8]);COUNTIF([.$G$3:.$H$31];&quot;=&quot;&amp;[.H8])^2-1;0)" office:value-type="float" office:value="399">
            <text:p>399</text:p>
          </table:table-cell>
          <table:table-cell table:formula="of:=IF(ISNUMBER([.C8]);((RANK([.C8];[.$C$3:.$D$31];1)+(COUNT([.$C$3:.$D$31])-RANK([.C8];[.$C$3:.$D$31];0)+1))/2);&quot;&quot;)" office:value-type="float" office:value="10.5">
            <text:p>10.5</text:p>
          </table:table-cell>
          <table:table-cell table:formula="of:=IF(ISNUMBER([.D8]);((RANK([.D8];[.$C$3:.$D$31];1)+(COUNT([.$C$3:.$D$31])-RANK([.D8];[.$C$3:.$D$31];0)+1))/2);&quot;&quot;)" office:value-type="float" office:value="10.5">
            <text:p>10.5</text:p>
          </table:table-cell>
          <table:table-cell office:value-type="float" office:value="2">
            <text:p>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Acrodysosto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]);COUNTIF([.$G$3:.$H$31];&quot;=&quot;&amp;[.G9])^2-1;0)" office:value-type="float" office:value="399">
            <text:p>399</text:p>
          </table:table-cell>
          <table:table-cell table:formula="of:=IF(ISNUMBER([.H9]);COUNTIF([.$G$3:.$H$31];&quot;=&quot;&amp;[.H9])^2-1;0)" office:value-type="float" office:value="399">
            <text:p>399</text:p>
          </table:table-cell>
          <table:table-cell table:formula="of:=IF(ISNUMBER([.C9]);((RANK([.C9];[.$C$3:.$D$31];1)+(COUNT([.$C$3:.$D$31])-RANK([.C9];[.$C$3:.$D$31];0)+1))/2);&quot;&quot;)" office:value-type="float" office:value="10.5">
            <text:p>10.5</text:p>
          </table:table-cell>
          <table:table-cell table:formula="of:=IF(ISNUMBER([.D9]);((RANK([.D9];[.$C$3:.$D$31];1)+(COUNT([.$C$3:.$D$31])-RANK([.D9];[.$C$3:.$D$31];0)+1))/2);&quot;&quot;)" office:value-type="float" office:value="10.5">
            <text:p>10.5</text:p>
          </table:table-cell>
          <table:table-cell office:value-type="float" office:value="3">
            <text:p>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2">
            <text:p>52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Acromegaly </text:p>
          </table:table-cell>
          <table:table-cell/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table:formula="of:=IF(ISNUMBER([.G10]);COUNTIF([.$G$3:.$H$31];&quot;=&quot;&amp;[.G10])^2-1;0)" office:value-type="float" office:value="0">
            <text:p>0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48">
            <text:p>48</text:p>
          </table:table-cell>
          <table:table-cell table:formula="of:=IF(ISNUMBER([.D10]);((RANK([.D10];[.$C$3:.$D$31];1)+(COUNT([.$C$3:.$D$31])-RANK([.D10];[.$C$3:.$D$31];0)+1))/2);&quot;&quot;)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iliary atresia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11]);COUNTIF([.$G$3:.$H$31];&quot;=&quot;&amp;[.G11])^2-1;0)" office:value-type="float" office:value="63">
            <text:p>63</text:p>
          </table:table-cell>
          <table:table-cell table:formula="of:=IF(ISNUMBER([.H11]);COUNTIF([.$G$3:.$H$31];&quot;=&quot;&amp;[.H11])^2-1;0)" office:value-type="float" office:value="63">
            <text:p>63</text:p>
          </table:table-cell>
          <table:table-cell table:formula="of:=IF(ISNUMBER([.C11]);((RANK([.C11];[.$C$3:.$D$31];1)+(COUNT([.$C$3:.$D$31])-RANK([.C11];[.$C$3:.$D$31];0)+1))/2);&quot;&quot;)" office:value-type="float" office:value="32.5">
            <text:p>32.5</text:p>
          </table:table-cell>
          <table:table-cell table:formula="of:=IF(ISNUMBER([.D11]);((RANK([.D11];[.$C$3:.$D$31];1)+(COUNT([.$C$3:.$D$31])-RANK([.D11];[.$C$3:.$D$31];0)+1))/2);&quot;&quot;)" office:value-type="float" office:value="32.5">
            <text:p>32.5</text:p>
          </table:table-cell>
          <table:table-cell office:value-type="float" office:value="5">
            <text:p>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ronchiolitis obliterans with obstructive pulmonary disease </text:p>
          </table:table-cell>
          <table:table-cell table:number-columns-repeated="7"/>
          <table:table-cell office:value-type="float" office:value="6">
            <text:p>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0.281679133638477">
            <text:p>0.2816791336</text:p>
          </table:table-cell>
          <table:table-cell table:number-columns-repeated="3"/>
          <table:table-cell table:formula="of:=(12 / ([.S9]*([.S9]+1))) * (SUM([.R6:.S6])) - 3*([.S9]+1)" office:value-type="float" office:value="-22.5379312269733">
            <text:p>-22.537931227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935797831469308">
            <text:p>0.9357978315</text:p>
          </table:table-cell>
        </table:table-row>
        <table:table-row table:style-name="ro1">
          <table:table-cell office:value-type="string">
            <text:p>Choler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3]);COUNTIF([.$G$3:.$H$31];&quot;=&quot;&amp;[.G13])^2-1;0)" office:value-type="float" office:value="399">
            <text:p>399</text:p>
          </table:table-cell>
          <table:table-cell table:formula="of:=IF(ISNUMBER([.H13]);COUNTIF([.$G$3:.$H$31];&quot;=&quot;&amp;[.H13])^2-1;0)" office:value-type="float" office:value="399">
            <text:p>399</text:p>
          </table:table-cell>
          <table:table-cell table:formula="of:=IF(ISNUMBER([.C13]);((RANK([.C13];[.$C$3:.$D$31];1)+(COUNT([.$C$3:.$D$31])-RANK([.C13];[.$C$3:.$D$31];0)+1))/2);&quot;&quot;)" office:value-type="float" office:value="10.5">
            <text:p>10.5</text:p>
          </table:table-cell>
          <table:table-cell table:formula="of:=IF(ISNUMBER([.D13]);((RANK([.D13];[.$C$3:.$D$31];1)+(COUNT([.$C$3:.$D$31])-RANK([.D13];[.$C$3:.$D$31];0)+1))/2);&quot;&quot;)" office:value-type="float" office:value="10.5">
            <text:p>10.5</text:p>
          </table:table-cell>
          <table:table-cell office:value-type="float" office:value="7">
            <text:p>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-24.0841883460942">
            <text:p>-24.0841883461</text:p>
          </table:table-cell>
          <table:table-cell table:number-columns-repeated="3"/>
        </table:table-row>
        <table:table-row table:style-name="ro1">
          <table:table-cell office:value-type="string">
            <text:p>Choroiderem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4]);COUNTIF([.$G$3:.$H$31];&quot;=&quot;&amp;[.G14])^2-1;0)" office:value-type="float" office:value="399">
            <text:p>399</text:p>
          </table:table-cell>
          <table:table-cell table:formula="of:=IF(ISNUMBER([.H14]);COUNTIF([.$G$3:.$H$31];&quot;=&quot;&amp;[.H14])^2-1;0)" office:value-type="float" office:value="399">
            <text:p>399</text:p>
          </table:table-cell>
          <table:table-cell table:formula="of:=IF(ISNUMBER([.C14]);((RANK([.C14];[.$C$3:.$D$31];1)+(COUNT([.$C$3:.$D$31])-RANK([.C14];[.$C$3:.$D$31];0)+1))/2);&quot;&quot;)" office:value-type="float" office:value="10.5">
            <text:p>10.5</text:p>
          </table:table-cell>
          <table:table-cell table:formula="of:=IF(ISNUMBER([.D14]);((RANK([.D14];[.$C$3:.$D$31];1)+(COUNT([.$C$3:.$D$31])-RANK([.D14];[.$C$3:.$D$31];0)+1))/2);&quot;&quot;)" office:value-type="float" office:value="10.5">
            <text:p>10.5</text:p>
          </table:table-cell>
          <table:table-cell office:value-type="float" office:value="8">
            <text:p>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oats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399">
            <text:p>399</text:p>
          </table:table-cell>
          <table:table-cell table:formula="of:=IF(ISNUMBER([.H15]);COUNTIF([.$G$3:.$H$31];&quot;=&quot;&amp;[.H15])^2-1;0)" office:value-type="float" office:value="399">
            <text:p>399</text:p>
          </table:table-cell>
          <table:table-cell table:formula="of:=IF(ISNUMBER([.C15]);((RANK([.C15];[.$C$3:.$D$31];1)+(COUNT([.$C$3:.$D$31])-RANK([.C15];[.$C$3:.$D$31];0)+1))/2);&quot;&quot;)" office:value-type="float" office:value="10.5">
            <text:p>10.5</text:p>
          </table:table-cell>
          <table:table-cell table:formula="of:=IF(ISNUMBER([.D15]);((RANK([.D15];[.$C$3:.$D$31];1)+(COUNT([.$C$3:.$D$31])-RANK([.D15];[.$C$3:.$D$31];0)+1))/2);&quot;&quot;)" office:value-type="float" office:value="10.5">
            <text:p>10.5</text:p>
          </table:table-cell>
          <table:table-cell office:value-type="float" office:value="9">
            <text:p>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Omphalocele-cleft palate syndrome, lethal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6]);COUNTIF([.$G$3:.$H$31];&quot;=&quot;&amp;[.G16])^2-1;0)" office:value-type="float" office:value="399">
            <text:p>399</text:p>
          </table:table-cell>
          <table:table-cell table:formula="of:=IF(ISNUMBER([.H16]);COUNTIF([.$G$3:.$H$31];&quot;=&quot;&amp;[.H16])^2-1;0)" office:value-type="float" office:value="399">
            <text:p>399</text:p>
          </table:table-cell>
          <table:table-cell table:formula="of:=IF(ISNUMBER([.C16]);((RANK([.C16];[.$C$3:.$D$31];1)+(COUNT([.$C$3:.$D$31])-RANK([.C16];[.$C$3:.$D$31];0)+1))/2);&quot;&quot;)" office:value-type="float" office:value="10.5">
            <text:p>10.5</text:p>
          </table:table-cell>
          <table:table-cell table:formula="of:=IF(ISNUMBER([.D16]);((RANK([.D16];[.$C$3:.$D$31];1)+(COUNT([.$C$3:.$D$31])-RANK([.D16];[.$C$3:.$D$31];0)+1))/2);&quot;&quot;)" office:value-type="float" office:value="10.5">
            <text:p>10.5</text:p>
          </table:table-cell>
          <table:table-cell office:value-type="float" office:value="10">
            <text:p>1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arier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7]);COUNTIF([.$G$3:.$H$31];&quot;=&quot;&amp;[.G17])^2-1;0)" office:value-type="float" office:value="399">
            <text:p>399</text:p>
          </table:table-cell>
          <table:table-cell table:formula="of:=IF(ISNUMBER([.H17]);COUNTIF([.$G$3:.$H$31];&quot;=&quot;&amp;[.H17])^2-1;0)" office:value-type="float" office:value="399">
            <text:p>399</text:p>
          </table:table-cell>
          <table:table-cell table:formula="of:=IF(ISNUMBER([.C17]);((RANK([.C17];[.$C$3:.$D$31];1)+(COUNT([.$C$3:.$D$31])-RANK([.C17];[.$C$3:.$D$31];0)+1))/2);&quot;&quot;)" office:value-type="float" office:value="10.5">
            <text:p>10.5</text:p>
          </table:table-cell>
          <table:table-cell table:formula="of:=IF(ISNUMBER([.D17]);((RANK([.D17];[.$C$3:.$D$31];1)+(COUNT([.$C$3:.$D$31])-RANK([.D17];[.$C$3:.$D$31];0)+1))/2);&quot;&quot;)" office:value-type="float" office:value="10.5">
            <text:p>10.5</text:p>
          </table:table-cell>
          <table:table-cell office:value-type="float" office:value="11">
            <text:p>1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Ichthyosis - hepatosplenomegaly - cerebellar degeneration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8]);COUNTIF([.$G$3:.$H$31];&quot;=&quot;&amp;[.G18])^2-1;0)" office:value-type="float" office:value="399">
            <text:p>399</text:p>
          </table:table-cell>
          <table:table-cell table:formula="of:=IF(ISNUMBER([.H18]);COUNTIF([.$G$3:.$H$31];&quot;=&quot;&amp;[.H18])^2-1;0)" office:value-type="float" office:value="63">
            <text:p>63</text:p>
          </table:table-cell>
          <table:table-cell table:formula="of:=IF(ISNUMBER([.C18]);((RANK([.C18];[.$C$3:.$D$31];1)+(COUNT([.$C$3:.$D$31])-RANK([.C18];[.$C$3:.$D$31];0)+1))/2);&quot;&quot;)" office:value-type="float" office:value="10.5">
            <text:p>10.5</text:p>
          </table:table-cell>
          <table:table-cell table:formula="of:=IF(ISNUMBER([.D18]);((RANK([.D18];[.$C$3:.$D$31];1)+(COUNT([.$C$3:.$D$31])-RANK([.D18];[.$C$3:.$D$31];0)+1))/2);&quot;&quot;)" office:value-type="float" office:value="24.5">
            <text:p>24.5</text:p>
          </table:table-cell>
          <table:table-cell office:value-type="float" office:value="12">
            <text:p>1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Emery-Dreifuss muscular dystrophy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19]);COUNTIF([.$G$3:.$H$31];&quot;=&quot;&amp;[.G19])^2-1;0)" office:value-type="float" office:value="63">
            <text:p>63</text:p>
          </table:table-cell>
          <table:table-cell table:formula="of:=IF(ISNUMBER([.H19]);COUNTIF([.$G$3:.$H$31];&quot;=&quot;&amp;[.H19])^2-1;0)" office:value-type="float" office:value="8">
            <text:p>8</text:p>
          </table:table-cell>
          <table:table-cell table:formula="of:=IF(ISNUMBER([.C19]);((RANK([.C19];[.$C$3:.$D$31];1)+(COUNT([.$C$3:.$D$31])-RANK([.C19];[.$C$3:.$D$31];0)+1))/2);&quot;&quot;)" office:value-type="float" office:value="24.5">
            <text:p>24.5</text:p>
          </table:table-cell>
          <table:table-cell table:formula="of:=IF(ISNUMBER([.D19]);((RANK([.D19];[.$C$3:.$D$31];1)+(COUNT([.$C$3:.$D$31])-RANK([.D19];[.$C$3:.$D$31];0)+1))/2);&quot;&quot;)"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Costello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20]);COUNTIF([.$G$3:.$H$31];&quot;=&quot;&amp;[.G20])^2-1;0)" office:value-type="float" office:value="63">
            <text:p>63</text:p>
          </table:table-cell>
          <table:table-cell table:formula="of:=IF(ISNUMBER([.H20]);COUNTIF([.$G$3:.$H$31];&quot;=&quot;&amp;[.H20])^2-1;0)" office:value-type="float" office:value="63">
            <text:p>63</text:p>
          </table:table-cell>
          <table:table-cell table:formula="of:=IF(ISNUMBER([.C20]);((RANK([.C20];[.$C$3:.$D$31];1)+(COUNT([.$C$3:.$D$31])-RANK([.C20];[.$C$3:.$D$31];0)+1))/2);&quot;&quot;)" office:value-type="float" office:value="24.5">
            <text:p>24.5</text:p>
          </table:table-cell>
          <table:table-cell table:formula="of:=IF(ISNUMBER([.D20]);((RANK([.D20];[.$C$3:.$D$31];1)+(COUNT([.$C$3:.$D$31])-RANK([.D20];[.$C$3:.$D$31];0)+1))/2);&quot;&quot;)" office:value-type="float" office:value="24.5">
            <text:p>24.5</text:p>
          </table:table-cell>
          <table:table-cell office:value-type="float" office:value="14">
            <text:p>1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21]);COUNTIF([.$G$3:.$H$31];&quot;=&quot;&amp;[.G21])^2-1;0)" office:value-type="float" office:value="399">
            <text:p>399</text:p>
          </table:table-cell>
          <table:table-cell table:formula="of:=IF(ISNUMBER([.H21]);COUNTIF([.$G$3:.$H$31];&quot;=&quot;&amp;[.H21])^2-1;0)" office:value-type="float" office:value="399">
            <text:p>399</text:p>
          </table:table-cell>
          <table:table-cell table:formula="of:=IF(ISNUMBER([.C21]);((RANK([.C21];[.$C$3:.$D$31];1)+(COUNT([.$C$3:.$D$31])-RANK([.C21];[.$C$3:.$D$31];0)+1))/2);&quot;&quot;)" office:value-type="float" office:value="10.5">
            <text:p>10.5</text:p>
          </table:table-cell>
          <table:table-cell table:formula="of:=IF(ISNUMBER([.D21]);((RANK([.D21];[.$C$3:.$D$31];1)+(COUNT([.$C$3:.$D$31])-RANK([.D21];[.$C$3:.$D$31];0)+1))/2);&quot;&quot;)"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Acropectorovertebral dysplasia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22]);COUNTIF([.$G$3:.$H$31];&quot;=&quot;&amp;[.G22])^2-1;0)" office:value-type="float" office:value="399">
            <text:p>399</text:p>
          </table:table-cell>
          <table:table-cell table:formula="of:=IF(ISNUMBER([.H22]);COUNTIF([.$G$3:.$H$31];&quot;=&quot;&amp;[.H22])^2-1;0)" office:value-type="float" office:value="63">
            <text:p>63</text:p>
          </table:table-cell>
          <table:table-cell table:formula="of:=IF(ISNUMBER([.C22]);((RANK([.C22];[.$C$3:.$D$31];1)+(COUNT([.$C$3:.$D$31])-RANK([.C22];[.$C$3:.$D$31];0)+1))/2);&quot;&quot;)" office:value-type="float" office:value="10.5">
            <text:p>10.5</text:p>
          </table:table-cell>
          <table:table-cell table:formula="of:=IF(ISNUMBER([.D22]);((RANK([.D22];[.$C$3:.$D$31];1)+(COUNT([.$C$3:.$D$31])-RANK([.D22];[.$C$3:.$D$31];0)+1))/2);&quot;&quot;)" office:value-type="float" office:value="32.5">
            <text:p>32.5</text:p>
          </table:table-cell>
          <table:table-cell office:value-type="float" office:value="16">
            <text:p>1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Osteogenesis imperfecta 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F(ISNUMBER([.G23]);COUNTIF([.$G$3:.$H$31];&quot;=&quot;&amp;[.G23])^2-1;0)" office:value-type="float" office:value="0">
            <text:p>0</text:p>
          </table:table-cell>
          <table:table-cell table:formula="of:=IF(ISNUMBER([.H23]);COUNTIF([.$G$3:.$H$31];&quot;=&quot;&amp;[.H23])^2-1;0)" office:value-type="float" office:value="3">
            <text:p>3</text:p>
          </table:table-cell>
          <table:table-cell table:formula="of:=IF(ISNUMBER([.C23]);((RANK([.C23];[.$C$3:.$D$31];1)+(COUNT([.$C$3:.$D$31])-RANK([.C23];[.$C$3:.$D$31];0)+1))/2);&quot;&quot;)" office:value-type="float" office:value="41">
            <text:p>41</text:p>
          </table:table-cell>
          <table:table-cell table:formula="of:=IF(ISNUMBER([.D23]);((RANK([.D23];[.$C$3:.$D$31];1)+(COUNT([.$C$3:.$D$31])-RANK([.D23];[.$C$3:.$D$31];0)+1))/2);&quot;&quot;)" office:value-type="float" office:value="42.5">
            <text:p>42.5</text:p>
          </table:table-cell>
          <table:table-cell office:value-type="float" office:value="17">
            <text:p>1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Primary biliary cirrhosis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24]);COUNTIF([.$G$3:.$H$31];&quot;=&quot;&amp;[.G24])^2-1;0)" office:value-type="float" office:value="63">
            <text:p>63</text:p>
          </table:table-cell>
          <table:table-cell table:formula="of:=IF(ISNUMBER([.H24]);COUNTIF([.$G$3:.$H$31];&quot;=&quot;&amp;[.H24])^2-1;0)" office:value-type="float" office:value="63">
            <text:p>63</text:p>
          </table:table-cell>
          <table:table-cell table:formula="of:=IF(ISNUMBER([.C24]);((RANK([.C24];[.$C$3:.$D$31];1)+(COUNT([.$C$3:.$D$31])-RANK([.C24];[.$C$3:.$D$31];0)+1))/2);&quot;&quot;)" office:value-type="float" office:value="32.5">
            <text:p>32.5</text:p>
          </table:table-cell>
          <table:table-cell table:formula="of:=IF(ISNUMBER([.D24]);((RANK([.D24];[.$C$3:.$D$31];1)+(COUNT([.$C$3:.$D$31])-RANK([.D24];[.$C$3:.$D$31];0)+1))/2);&quot;&quot;)" office:value-type="float" office:value="32.5">
            <text:p>32.5</text:p>
          </table:table-cell>
          <table:table-cell office:value-type="float" office:value="18">
            <text:p>1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ennekam syndrome </text:p>
          </table:table-cell>
          <table:table-cell table:number-columns-repeated="7"/>
          <table:table-cell office:value-type="float" office:value="19">
            <text:p>1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yperlysinemi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6]);COUNTIF([.$G$3:.$H$31];&quot;=&quot;&amp;[.G26])^2-1;0)" office:value-type="float" office:value="399">
            <text:p>399</text:p>
          </table:table-cell>
          <table:table-cell table:formula="of:=IF(ISNUMBER([.H26]);COUNTIF([.$G$3:.$H$31];&quot;=&quot;&amp;[.H26])^2-1;0)" office:value-type="float" office:value="63">
            <text:p>63</text:p>
          </table:table-cell>
          <table:table-cell table:formula="of:=IF(ISNUMBER([.C26]);((RANK([.C26];[.$C$3:.$D$31];1)+(COUNT([.$C$3:.$D$31])-RANK([.C26];[.$C$3:.$D$31];0)+1))/2);&quot;&quot;)" office:value-type="float" office:value="10.5">
            <text:p>10.5</text:p>
          </table:table-cell>
          <table:table-cell table:formula="of:=IF(ISNUMBER([.D26]);((RANK([.D26];[.$C$3:.$D$31];1)+(COUNT([.$C$3:.$D$31])-RANK([.D26];[.$C$3:.$D$31];0)+1))/2);&quot;&quot;)" office:value-type="float" office:value="24.5">
            <text:p>24.5</text:p>
          </table:table-cell>
          <table:table-cell office:value-type="float" office:value="20">
            <text:p>2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Jackson-Weiss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27]);COUNTIF([.$G$3:.$H$31];&quot;=&quot;&amp;[.G27])^2-1;0)" office:value-type="float" office:value="63">
            <text:p>63</text:p>
          </table:table-cell>
          <table:table-cell table:formula="of:=IF(ISNUMBER([.H27]);COUNTIF([.$G$3:.$H$31];&quot;=&quot;&amp;[.H27])^2-1;0)" office:value-type="float" office:value="63">
            <text:p>63</text:p>
          </table:table-cell>
          <table:table-cell table:formula="of:=IF(ISNUMBER([.C27]);((RANK([.C27];[.$C$3:.$D$31];1)+(COUNT([.$C$3:.$D$31])-RANK([.C27];[.$C$3:.$D$31];0)+1))/2);&quot;&quot;)" office:value-type="float" office:value="32.5">
            <text:p>32.5</text:p>
          </table:table-cell>
          <table:table-cell table:formula="of:=IF(ISNUMBER([.D27]);((RANK([.D27];[.$C$3:.$D$31];1)+(COUNT([.$C$3:.$D$31])-RANK([.D27];[.$C$3:.$D$31];0)+1))/2);&quot;&quot;)" office:value-type="float" office:value="24.5">
            <text:p>24.5</text:p>
          </table:table-cell>
          <table:table-cell office:value-type="float" office:value="21">
            <text:p>21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alili syndrome </text:p>
          </table:table-cell>
          <table:table-cell table:number-columns-repeated="7"/>
          <table:table-cell office:value-type="float" office:value="22">
            <text:p>22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eune syndrome 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ISNUMBER([.G29]);COUNTIF([.$G$3:.$H$31];&quot;=&quot;&amp;[.G29])^2-1;0)" office:value-type="float" office:value="3">
            <text:p>3</text:p>
          </table:table-cell>
          <table:table-cell table:formula="of:=IF(ISNUMBER([.H29]);COUNTIF([.$G$3:.$H$31];&quot;=&quot;&amp;[.H29])^2-1;0)" office:value-type="float" office:value="0">
            <text:p>0</text:p>
          </table:table-cell>
          <table:table-cell table:formula="of:=IF(ISNUMBER([.C29]);((RANK([.C29];[.$C$3:.$D$31];1)+(COUNT([.$C$3:.$D$31])-RANK([.C29];[.$C$3:.$D$31];0)+1))/2);&quot;&quot;)" office:value-type="float" office:value="45.5">
            <text:p>45.5</text:p>
          </table:table-cell>
          <table:table-cell table:formula="of:=IF(ISNUMBER([.D29]);((RANK([.D29];[.$C$3:.$D$31];1)+(COUNT([.$C$3:.$D$31])-RANK([.D29];[.$C$3:.$D$31];0)+1))/2);&quot;&quot;)" office:value-type="float" office:value="44">
            <text:p>44</text:p>
          </table:table-cell>
          <table:table-cell office:value-type="float" office:value="23">
            <text:p>23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Myeloma, multipl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30]);COUNTIF([.$G$3:.$H$31];&quot;=&quot;&amp;[.G30])^2-1;0)" office:value-type="float" office:value="8">
            <text:p>8</text:p>
          </table:table-cell>
          <table:table-cell table:formula="of:=IF(ISNUMBER([.H30]);COUNTIF([.$G$3:.$H$31];&quot;=&quot;&amp;[.H30])^2-1;0)" office:value-type="float" office:value="8">
            <text:p>8</text:p>
          </table:table-cell>
          <table:table-cell table:formula="of:=IF(ISNUMBER([.C30]);((RANK([.C30];[.$C$3:.$D$31];1)+(COUNT([.$C$3:.$D$31])-RANK([.C30];[.$C$3:.$D$31];0)+1))/2);&quot;&quot;)" office:value-type="float" office:value="38">
            <text:p>38</text:p>
          </table:table-cell>
          <table:table-cell table:formula="of:=IF(ISNUMBER([.D30]);((RANK([.D30];[.$C$3:.$D$31];1)+(COUNT([.$C$3:.$D$31])-RANK([.D30];[.$C$3:.$D$31];0)+1))/2);&quot;&quot;)"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Trichodental syndrome </text:p>
          </table:table-cell>
          <table:table-cell/>
          <table:table-cell table:number-columns-repeated="2"/>
          <table:table-cell table:number-columns-repeated="2"/>
          <table:table-cell table:formula="of:=IF(ISNUMBER([.C31]);((RANK([.C31];[.$C$3:.$D$31];1)+(COUNT([.$C$3:.$D$31])-RANK([.C31];[.$C$3:.$D$31];0)+1))/2);&quot;&quot;)">
            <text:p/>
          </table:table-cell>
          <table:table-cell table:formula="of:=IF(ISNUMBER([.D31]);((RANK([.D31];[.$C$3:.$D$31];1)+(COUNT([.$C$3:.$D$31])-RANK([.D31];[.$C$3:.$D$31];0)+1))/2);&quot;&quot;)">
            <text:p/>
          </table:table-cell>
          <table:table-cell office:value-type="float" office:value="25">
            <text:p>25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ICD10</text:p>
          </table:table-cell>
          <table:table-cell office:value-type="string">
            <text:p>ICD10 recalc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0">
            <text:p>20</text:p>
          </table:table-cell>
          <table:table-cell table:formula="of:=COUNTIF([.D3:.D31]; &quot;&lt;=5&quot;)" office:value-type="float" office:value="19">
            <text:p>19</text:p>
          </table:table-cell>
          <table:table-cell/>
          <table:table-cell table:formula="of:=COUNT([.C3:.C31])" office:value-type="float" office:value="25">
            <text:p>25</text:p>
          </table:table-cell>
          <table:table-cell table:formula="of:=[.O39]/[.R39]*100" office:value-type="float" office:value="80">
            <text:p>80</text:p>
          </table:table-cell>
          <table:table-cell table:formula="of:=[.P39]/[.R39]*100" office:value-type="float" office:value="76">
            <text:p>7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8">
            <text:p>8</text:p>
          </table:table-cell>
          <table:table-cell table:formula="of:=COUNTIF([.D66:.D77]; &quot;&lt;=5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88.8888888888889">
            <text:p>88.8888888889</text:p>
          </table:table-cell>
          <table:table-cell table:formula="of:=[.P40]/[.R4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4">
            <text:p>4</text:p>
          </table:table-cell>
          <table:table-cell table:formula="of:=COUNTIF([.D95:.D99]; &quot;&lt;=5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80">
            <text:p>80</text:p>
          </table:table-cell>
          <table:table-cell table:formula="of:=[.P41]/[.R4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2">
            <text:p>32</text:p>
          </table:table-cell>
          <table:table-cell table:formula="of:=SUM([.P39:.P41])" office:value-type="float" office:value="32">
            <text:p>32</text:p>
          </table:table-cell>
          <table:table-cell/>
          <table:table-cell table:formula="of:=SUM([.R39:.R41])" office:value-type="float" office:value="39">
            <text:p>39</text:p>
          </table:table-cell>
          <table:table-cell table:formula="of:=[.O43]/[.R43]*100" office:value-type="float" office:value="82.051282051282">
            <text:p>82.0512820513</text:p>
          </table:table-cell>
          <table:table-cell table:formula="of:=[.P43]/[.R43]*100" office:value-type="float" office:value="82.051282051282">
            <text:p>82.051282051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5:.I47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table:formula="of:=AVERAGE([.I45:.I47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1">
            <text:p>41</text:p>
          </table:table-cell>
          <table:table-cell table:formula="of:=AVERAGE([.I45:.I47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CD10</text:p>
          </table:table-cell>
          <table:table-cell office:value-type="string">
            <text:p>ICD10 recalc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3">
            <text:p>23</text:p>
          </table:table-cell>
          <table:table-cell table:formula="of:=COUNTIF([.D3:.D31]; &quot;&lt;=20&quot;)" office:value-type="float" office:value="23">
            <text:p>23</text:p>
          </table:table-cell>
          <table:table-cell/>
          <table:table-cell table:formula="of:=COUNT([.D3:.D31])" office:value-type="float" office:value="25">
            <text:p>25</text:p>
          </table:table-cell>
          <table:table-cell table:formula="of:=[.O49]/[.R49]*100" office:value-type="float" office:value="92">
            <text:p>92</text:p>
          </table:table-cell>
          <table:table-cell table:formula="of:=[.P49]/[.R49]*100" office:value-type="float" office:value="92">
            <text:p>9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4">
            <text:p>44</text:p>
          </table:table-cell>
          <table:table-cell office:value-type="float" office:value="44.5">
            <text:p>44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office:value-type="float" office:value="44.5">
            <text:p>44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7">
            <text:p>47</text:p>
          </table:table-cell>
          <table:table-cell office:value-type="float" office:value="47.5">
            <text:p>47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36">
            <text:p>36</text:p>
          </table:table-cell>
          <table:table-cell table:formula="of:=SUM([.P49:.P51])" office:value-type="float" office:value="36">
            <text:p>36</text:p>
          </table:table-cell>
          <table:table-cell/>
          <table:table-cell table:formula="of:=SUM([.R49:.R51])" office:value-type="float" office:value="39">
            <text:p>39</text:p>
          </table:table-cell>
          <table:table-cell table:formula="of:=[.O53]/[.R53]*100" office:value-type="float" office:value="92.3076923076923">
            <text:p>92.3076923077</text:p>
          </table:table-cell>
          <table:table-cell table:formula="of:=[.P53]/[.R53]*100" office:value-type="float" office:value="92.3076923076923">
            <text:p>92.30769230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8">
            <text:p>48</text:p>
          </table:table-cell>
          <table:table-cell office:value-type="float" office:value="47.5">
            <text:p>47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14"/>
        </table:table-row>
        <table:table-row table:style-name="ro1">
          <table:table-cell office:value-type="string">
            <text:p>Cushing syndrome 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ISNUMBER([.G66]);COUNTIF([.$G$66:.$H$77];&quot;=&quot;&amp;[.G66])^2-1;0)" office:value-type="float" office:value="0">
            <text:p>0</text:p>
          </table:table-cell>
          <table:table-cell table:formula="of:=IF(ISNUMBER([.H66]);COUNTIF([.$G$66:.$H$77];&quot;=&quot;&amp;[.H66])^2-1;0)" office:value-type="float" office:value="24">
            <text:p>24</text:p>
          </table:table-cell>
          <table:table-cell table:formula="of:=IF(ISNUMBER([.C66]);((RANK([.C66];[.$C$66:.$D$77];1)+(COUNT([.$C$66:.$D$77])-RANK([.C66];[.$C$66:.$D$77];0)+1))/2);&quot;&quot;)" office:value-type="float" office:value="18">
            <text:p>18</text:p>
          </table:table-cell>
          <table:table-cell table:formula="of:=IF(ISNUMBER([.D66]);((RANK([.D66];[.$C$66:.$D$77];1)+(COUNT([.$C$66:.$D$77])-RANK([.D66];[.$C$66:.$D$77];0)+1))/2);&quot;&quot;)" office:value-type="float" office:value="15">
            <text:p>1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Hereditary pheochromocytoma-paraganglioma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ISNUMBER([.G67]);COUNTIF([.$G$66:.$H$77];&quot;=&quot;&amp;[.G67])^2-1;0)" office:value-type="float" office:value="3">
            <text:p>3</text:p>
          </table:table-cell>
          <table:table-cell table:formula="of:=IF(ISNUMBER([.H67]);COUNTIF([.$G$66:.$H$77];&quot;=&quot;&amp;[.H67])^2-1;0)" office:value-type="float" office:value="24">
            <text:p>24</text:p>
          </table:table-cell>
          <table:table-cell table:formula="of:=IF(ISNUMBER([.C67]);((RANK([.C67];[.$C$66:.$D$77];1)+(COUNT([.$C$66:.$D$77])-RANK([.C67];[.$C$66:.$D$77];0)+1))/2);&quot;&quot;)" office:value-type="float" office:value="11.5">
            <text:p>11.5</text:p>
          </table:table-cell>
          <table:table-cell table:formula="of:=IF(ISNUMBER([.D67]);((RANK([.D67];[.$C$66:.$D$77];1)+(COUNT([.$C$66:.$D$77])-RANK([.D67];[.$C$66:.$D$77];0)+1))/2);&quot;&quot;)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string">
            <text:p>Creutzfeldt-Jakob disease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68]);COUNTIF([.$G$66:.$H$77];&quot;=&quot;&amp;[.G68])^2-1;0)" office:value-type="float" office:value="24">
            <text:p>24</text:p>
          </table:table-cell>
          <table:table-cell table:formula="of:=IF(ISNUMBER([.H68]);COUNTIF([.$G$66:.$H$77];&quot;=&quot;&amp;[.H68])^2-1;0)" office:value-type="float" office:value="3">
            <text:p>3</text:p>
          </table:table-cell>
          <table:table-cell table:formula="of:=IF(ISNUMBER([.C68]);((RANK([.C68];[.$C$66:.$D$77];1)+(COUNT([.$C$66:.$D$77])-RANK([.C68];[.$C$66:.$D$77];0)+1))/2);&quot;&quot;)" office:value-type="float" office:value="15">
            <text:p>15</text:p>
          </table:table-cell>
          <table:table-cell table:formula="of:=IF(ISNUMBER([.D68]);((RANK([.D68];[.$C$66:.$D$77];1)+(COUNT([.$C$66:.$D$77])-RANK([.D68];[.$C$66:.$D$77];0)+1))/2);&quot;&quot;)" office:value-type="float" office:value="11.5">
            <text:p>11.5</text:p>
          </table:table-cell>
          <table:table-cell office:value-type="float" office:value="1">
            <text:p>1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hurg-Strauss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69]);COUNTIF([.$G$66:.$H$77];&quot;=&quot;&amp;[.G69])^2-1;0)" office:value-type="float" office:value="15">
            <text:p>15</text:p>
          </table:table-cell>
          <table:table-cell table:formula="of:=IF(ISNUMBER([.H69]);COUNTIF([.$G$66:.$H$77];&quot;=&quot;&amp;[.H69])^2-1;0)" office:value-type="float" office:value="15">
            <text:p>15</text:p>
          </table:table-cell>
          <table:table-cell table:formula="of:=IF(ISNUMBER([.C69]);((RANK([.C69];[.$C$66:.$D$77];1)+(COUNT([.$C$66:.$D$77])-RANK([.C69];[.$C$66:.$D$77];0)+1))/2);&quot;&quot;)" office:value-type="float" office:value="8.5">
            <text:p>8.5</text:p>
          </table:table-cell>
          <table:table-cell table:formula="of:=IF(ISNUMBER([.D69]);((RANK([.D69];[.$C$66:.$D$77];1)+(COUNT([.$C$66:.$D$77])-RANK([.D69];[.$C$66:.$D$77];0)+1))/2);&quot;&quot;)" office:value-type="float" office:value="8.5">
            <text:p>8.5</text:p>
          </table:table-cell>
          <table:table-cell office:value-type="float" office:value="2">
            <text:p>2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ermatomyosit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0]);COUNTIF([.$G$66:.$H$77];&quot;=&quot;&amp;[.G70])^2-1;0)" office:value-type="float" office:value="35">
            <text:p>35</text:p>
          </table:table-cell>
          <table:table-cell table:formula="of:=IF(ISNUMBER([.H70]);COUNTIF([.$G$66:.$H$77];&quot;=&quot;&amp;[.H70])^2-1;0)" office:value-type="float" office:value="35">
            <text:p>35</text:p>
          </table:table-cell>
          <table:table-cell table:formula="of:=IF(ISNUMBER([.C70]);((RANK([.C70];[.$C$66:.$D$77];1)+(COUNT([.$C$66:.$D$77])-RANK([.C70];[.$C$66:.$D$77];0)+1))/2);&quot;&quot;)" office:value-type="float" office:value="3.5">
            <text:p>3.5</text:p>
          </table:table-cell>
          <table:table-cell table:formula="of:=IF(ISNUMBER([.D70]);((RANK([.D70];[.$C$66:.$D$77];1)+(COUNT([.$C$66:.$D$77])-RANK([.D70];[.$C$66:.$D$77];0)+1))/2);&quot;&quot;)" office:value-type="float" office:value="3.5">
            <text:p>3.5</text:p>
          </table:table-cell>
          <table:table-cell office:value-type="float" office:value="3">
            <text:p>3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Cat-scratch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1]);COUNTIF([.$G$66:.$H$77];&quot;=&quot;&amp;[.G71])^2-1;0)" office:value-type="float" office:value="35">
            <text:p>35</text:p>
          </table:table-cell>
          <table:table-cell table:formula="of:=IF(ISNUMBER([.H71]);COUNTIF([.$G$66:.$H$77];&quot;=&quot;&amp;[.H71])^2-1;0)" office:value-type="float" office:value="35">
            <text:p>35</text:p>
          </table:table-cell>
          <table:table-cell table:formula="of:=IF(ISNUMBER([.C71]);((RANK([.C71];[.$C$66:.$D$77];1)+(COUNT([.$C$66:.$D$77])-RANK([.C71];[.$C$66:.$D$77];0)+1))/2);&quot;&quot;)" office:value-type="float" office:value="3.5">
            <text:p>3.5</text:p>
          </table:table-cell>
          <table:table-cell table:formula="of:=IF(ISNUMBER([.D71]);((RANK([.D71];[.$C$66:.$D$77];1)+(COUNT([.$C$66:.$D$77])-RANK([.D71];[.$C$66:.$D$77];0)+1))/2);&quot;&quot;)" office:value-type="float" office:value="3.5">
            <text:p>3.5</text:p>
          </table:table-cell>
          <table:table-cell office:value-type="float" office:value="4">
            <text:p>4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3"/>
        </table:table-row>
        <table:table-row table:style-name="ro1">
          <table:table-cell office:value-type="string">
            <text:p>Toxic epidermal necroly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2]);COUNTIF([.$G$66:.$H$77];&quot;=&quot;&amp;[.G72])^2-1;0)" office:value-type="float" office:value="35">
            <text:p>35</text:p>
          </table:table-cell>
          <table:table-cell table:formula="of:=IF(ISNUMBER([.H72]);COUNTIF([.$G$66:.$H$77];&quot;=&quot;&amp;[.H72])^2-1;0)" office:value-type="float" office:value="35">
            <text:p>35</text:p>
          </table:table-cell>
          <table:table-cell table:formula="of:=IF(ISNUMBER([.C72]);((RANK([.C72];[.$C$66:.$D$77];1)+(COUNT([.$C$66:.$D$77])-RANK([.C72];[.$C$66:.$D$77];0)+1))/2);&quot;&quot;)" office:value-type="float" office:value="3.5">
            <text:p>3.5</text:p>
          </table:table-cell>
          <table:table-cell table:formula="of:=IF(ISNUMBER([.D72]);((RANK([.D72];[.$C$66:.$D$77];1)+(COUNT([.$C$66:.$D$77])-RANK([.D72];[.$C$66:.$D$77];0)+1))/2);&quot;&quot;)" office:value-type="float" office:value="3.5">
            <text:p>3.5</text:p>
          </table:table-cell>
          <table:table-cell office:value-type="float" office:value="5">
            <text:p>5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66:.C94])" office:value-type="float" office:value="0.84540575131338">
            <text:p>0.8454057513</text:p>
          </table:table-cell>
          <table:table-cell table:formula="of:=SKEW([.D66:.D94])" office:value-type="float" office:value="0.15234375">
            <text:p>0.15234375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87">
            <text:p>87</text:p>
          </table:table-cell>
          <table:table-cell table:formula="of:=SUM([.H66:.H77]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MELAS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73]);COUNTIF([.$G$66:.$H$77];&quot;=&quot;&amp;[.G73])^2-1;0)" office:value-type="float" office:value="24">
            <text:p>24</text:p>
          </table:table-cell>
          <table:table-cell table:formula="of:=IF(ISNUMBER([.H73]);COUNTIF([.$G$66:.$H$77];&quot;=&quot;&amp;[.H73])^2-1;0)" office:value-type="float" office:value="24">
            <text:p>24</text:p>
          </table:table-cell>
          <table:table-cell table:formula="of:=IF(ISNUMBER([.C73]);((RANK([.C73];[.$C$66:.$D$77];1)+(COUNT([.$C$66:.$D$77])-RANK([.C73];[.$C$66:.$D$77];0)+1))/2);&quot;&quot;)" office:value-type="float" office:value="15">
            <text:p>15</text:p>
          </table:table-cell>
          <table:table-cell table:formula="of:=IF(ISNUMBER([.D73]);((RANK([.D73];[.$C$66:.$D$77];1)+(COUNT([.$C$66:.$D$77])-RANK([.D73];[.$C$66:.$D$77];0)+1))/2);&quot;&quot;)"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84">
            <text:p>84</text:p>
          </table:table-cell>
          <table:table-cell table:style-name="ce4" table:formula="of:=SUMIF([.L69:.L92]; &quot;A&quot;;[.J69:.J92])" office:value-type="float" office:value="83.5">
            <text:p>83.5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841">
            <text:p>841</text:p>
          </table:table-cell>
          <table:table-cell table:formula="of:=[.S72]^2/[.S74]" office:value-type="float" office:value="784">
            <text:p>784</text:p>
          </table:table-cell>
          <table:table-cell table:number-columns-repeated="3"/>
        </table:table-row>
        <table:table-row table:style-name="ro1">
          <table:table-cell office:value-type="string">
            <text:p>Brugada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74]);COUNTIF([.$G$66:.$H$77];&quot;=&quot;&amp;[.G74])^2-1;0)" office:value-type="float" office:value="15">
            <text:p>15</text:p>
          </table:table-cell>
          <table:table-cell table:formula="of:=IF(ISNUMBER([.H74]);COUNTIF([.$G$66:.$H$77];&quot;=&quot;&amp;[.H74])^2-1;0)" office:value-type="float" office:value="15">
            <text:p>15</text:p>
          </table:table-cell>
          <table:table-cell table:formula="of:=IF(ISNUMBER([.C74]);((RANK([.C74];[.$C$66:.$D$77];1)+(COUNT([.$C$66:.$D$77])-RANK([.C74];[.$C$66:.$D$77];0)+1))/2);&quot;&quot;)" office:value-type="float" office:value="8.5">
            <text:p>8.5</text:p>
          </table:table-cell>
          <table:table-cell table:formula="of:=IF(ISNUMBER([.D74]);((RANK([.D74];[.$C$66:.$D$77];1)+(COUNT([.$C$66:.$D$77])-RANK([.D74];[.$C$66:.$D$77];0)+1))/2);&quot;&quot;)" office:value-type="float" office:value="8.5">
            <text:p>8.5</text:p>
          </table:table-cell>
          <table:table-cell office:value-type="float" office:value="7">
            <text:p>7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8">
            <text:p>8</text:p>
          </table:table-cell>
          <table:table-cell/>
          <table:table-cell office:value-type="string">
            <text:p>n_{i}</text:p>
          </table:table-cell>
          <table:table-cell table:formula="of:=COUNTIF([.L68:.L85]; &quot;B&quot;)" office:value-type="float" office:value="9">
            <text:p>9</text:p>
          </table:table-cell>
          <table:table-cell table:formula="of:=COUNTIF([.L68:.L85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office:value-type="float" office:value="8">
            <text:p>8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office:value-type="float" office:value="9">
            <text:p>9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7">
            <text:p>17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office:value-type="float" office:value="10">
            <text:p>10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10.9227941176471">
            <text:p>10.9227941176</text:p>
          </table:table-cell>
          <table:table-cell table:number-columns-repeated="3"/>
          <table:table-cell table:formula="of:=(12 / ([.S76]*([.S76]+1))) * (SUM([.R73:.S73])) - 3*([.S76]+1)" office:value-type="float" office:value="0.0175438596491162">
            <text:p>0.0175438596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31888544891641">
            <text:p>0.931888544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0.0188261351051978">
            <text:p>0.018826135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4">
            <text:p>14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14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8">
            <text:p>8</text:p>
          </table:table-cell>
          <table:table-cell table:formula="of:=IF(ISNUMBER([.D95]);((RANK([.D95];[.$C$95:.$D$99];1)+(COUNT([.$C$95:.$D$99])-RANK([.D95];[.$C$95:.$D$99];0)+1))/2);&quot;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Adrenoleukodystrophy, X-linked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6]);COUNTIF([.$G$95:.$H$99];&quot;=&quot;&amp;[.G96])^2-1;0)" office:value-type="float" office:value="35">
            <text:p>35</text:p>
          </table:table-cell>
          <table:table-cell table:formula="of:=IF(ISNUMBER([.H96]);COUNTIF([.$G$95:.$H$99];&quot;=&quot;&amp;[.H96])^2-1;0)" office:value-type="float" office:value="35">
            <text:p>35</text:p>
          </table:table-cell>
          <table:table-cell table:formula="of:=IF(ISNUMBER([.C96]);((RANK([.C96];[.$C$95:.$D$99];1)+(COUNT([.$C$95:.$D$99])-RANK([.C96];[.$C$95:.$D$99];0)+1))/2);&quot;&quot;)" office:value-type="float" office:value="3.5">
            <text:p>3.5</text:p>
          </table:table-cell>
          <table:table-cell table:formula="of:=IF(ISNUMBER([.D96]);((RANK([.D96];[.$C$95:.$D$99];1)+(COUNT([.$C$95:.$D$99])-RANK([.D96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Papillon-Lefevre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7]);COUNTIF([.$G$95:.$H$99];&quot;=&quot;&amp;[.G97])^2-1;0)" office:value-type="float" office:value="35">
            <text:p>35</text:p>
          </table:table-cell>
          <table:table-cell table:formula="of:=IF(ISNUMBER([.H97]);COUNTIF([.$G$95:.$H$99];&quot;=&quot;&amp;[.H97])^2-1;0)" office:value-type="float" office:value="35">
            <text:p>35</text:p>
          </table:table-cell>
          <table:table-cell table:formula="of:=IF(ISNUMBER([.C97]);((RANK([.C97];[.$C$95:.$D$99];1)+(COUNT([.$C$95:.$D$99])-RANK([.C97];[.$C$95:.$D$99];0)+1))/2);&quot;&quot;)" office:value-type="float" office:value="3.5">
            <text:p>3.5</text:p>
          </table:table-cell>
          <table:table-cell table:formula="of:=IF(ISNUMBER([.D97]);((RANK([.D97];[.$C$95:.$D$99];1)+(COUNT([.$C$95:.$D$99])-RANK([.D97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Kleine-Levin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8]);COUNTIF([.$G$95:.$H$99];&quot;=&quot;&amp;[.G98])^2-1;0)" office:value-type="float" office:value="35">
            <text:p>35</text:p>
          </table:table-cell>
          <table:table-cell table:formula="of:=IF(ISNUMBER([.H98]);COUNTIF([.$G$95:.$H$99];&quot;=&quot;&amp;[.H98])^2-1;0)" office:value-type="float" office:value="35">
            <text:p>35</text:p>
          </table:table-cell>
          <table:table-cell table:formula="of:=IF(ISNUMBER([.C98]);((RANK([.C98];[.$C$95:.$D$99];1)+(COUNT([.$C$95:.$D$99])-RANK([.C98];[.$C$95:.$D$99];0)+1))/2);&quot;&quot;)" office:value-type="float" office:value="3.5">
            <text:p>3.5</text:p>
          </table:table-cell>
          <table:table-cell table:formula="of:=IF(ISNUMBER([.D98]);((RANK([.D98];[.$C$95:.$D$99];1)+(COUNT([.$C$95:.$D$99])-RANK([.D98];[.$C$95:.$D$99];0)+1))/2);&quot;&quot;)"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Midface retraction syndrome, Schinzel-Giedion type </text:p>
          </table:table-cell>
          <table:table-cell/>
          <table:table-cell office:value-type="float" office:value="49">
            <text:p>49</text:p>
          </table:table-cell>
          <table:table-cell office:value-type="float" office:value="199">
            <text:p>199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21549301558752">
            <text:p>2.2154930156</text:p>
          </table:table-cell>
          <table:table-cell table:formula="of:=SKEW([.D94:.D122])" office:value-type="float" office:value="2.23553243087786">
            <text:p>2.2355324309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7.5">
            <text:p>27.5</text:p>
          </table:table-cell>
          <table:table-cell table:formula="of:=SUM([.H95:.H106])" office:value-type="float" office:value="27.5">
            <text:p>27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27.5">
            <text:p>27.5</text:p>
          </table:table-cell>
          <table:table-cell table:formula="of:=SUMIF([.L98:.L121]; &quot;A&quot;;[.J98:.J121])" office:value-type="float" office:value="27.5">
            <text:p>27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51.25">
            <text:p>151.25</text:p>
          </table:table-cell>
          <table:table-cell table:formula="of:=[.S101]^2/[.S103]" office:value-type="float" office:value="151.25">
            <text:p>151.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">
            <text:p>0</text:p>
          </table:table-cell>
          <table:table-cell table:number-columns-repeated="3"/>
          <table:table-cell table:formula="of:=(12 / ([.S105]*([.S105]+1))) * (SUM([.R102:.S102])) - 3*([.S105]+1)" office:value-type="float" office:value="0">
            <text:p>0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787878787878788">
            <text:p>0.7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E Comparison of with and without orphanet abstract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14"/>
        </table:table-row>
        <table:table-row table:style-name="ro1">
          <table:table-cell office:value-type="string">
            <text:p>Apparent mineralocorticoid excess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3]);COUNTIF([.$G$3:.$H$31];&quot;=&quot;&amp;[.G3])^2-1;0)" office:value-type="float" office:value="195">
            <text:p>195</text:p>
          </table:table-cell>
          <table:table-cell table:formula="of:=IF(ISNUMBER([.H3]);COUNTIF([.$G$3:.$H$31];&quot;=&quot;&amp;[.H3])^2-1;0)" office:value-type="float" office:value="195">
            <text:p>195</text:p>
          </table:table-cell>
          <table:table-cell table:formula="of:=IF(ISNUMBER([.C3]);((RANK([.C3];[.$C$3:.$D$31];1)+(COUNT([.$C$3:.$D$31])-RANK([.C3];[.$C$3:.$D$31];0)+1))/2);&quot;&quot;)" office:value-type="float" office:value="29.5">
            <text:p>29.5</text:p>
          </table:table-cell>
          <table:table-cell table:formula="of:=IF(ISNUMBER([.D3]);((RANK([.D3];[.$C$3:.$D$31];1)+(COUNT([.$C$3:.$D$31])-RANK([.D3];[.$C$3:.$D$31];0)+1))/2);&quot;&quot;)" office:value-type="float" office:value="29.5">
            <text:p>29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Rubinstein-Taybi syndrome </text:p>
          </table:table-cell>
          <table:table-cell/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56">
            <text:p>56</text:p>
          </table:table-cell>
          <table:table-cell table:formula="of:=IF(ISNUMBER([.D4]);((RANK([.D4];[.$C$3:.$D$31];1)+(COUNT([.$C$3:.$D$31])-RANK([.D4];[.$C$3:.$D$31];0)+1))/2);&quot;&quot;)" office:value-type="float" office:value="58">
            <text:p>58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Cholestasis - lymphedema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5]);COUNTIF([.$G$3:.$H$31];&quot;=&quot;&amp;[.G5])^2-1;0)" office:value-type="float" office:value="195">
            <text:p>195</text:p>
          </table:table-cell>
          <table:table-cell table:formula="of:=IF(ISNUMBER([.H5]);COUNTIF([.$G$3:.$H$31];&quot;=&quot;&amp;[.H5])^2-1;0)" office:value-type="float" office:value="195">
            <text:p>195</text:p>
          </table:table-cell>
          <table:table-cell table:formula="of:=IF(ISNUMBER([.C5]);((RANK([.C5];[.$C$3:.$D$31];1)+(COUNT([.$C$3:.$D$31])-RANK([.C5];[.$C$3:.$D$31];0)+1))/2);&quot;&quot;)" office:value-type="float" office:value="29.5">
            <text:p>29.5</text:p>
          </table:table-cell>
          <table:table-cell table:formula="of:=IF(ISNUMBER([.D5]);((RANK([.D5];[.$C$3:.$D$31];1)+(COUNT([.$C$3:.$D$31])-RANK([.D5];[.$C$3:.$D$31];0)+1))/2);&quot;&quot;)" office:value-type="float" office:value="29.5">
            <text:p>29.5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4.69529940406501">
            <text:p>4.6952994041</text:p>
          </table:table-cell>
          <table:table-cell table:formula="of:=SKEW([.D3:.D31])" office:value-type="float" office:value="4.40895226013256">
            <text:p>4.4089522601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759.5">
            <text:p>759.5</text:p>
          </table:table-cell>
          <table:table-cell table:formula="of:=SUM([.H3:.H31])" office:value-type="float" office:value="951.5">
            <text:p>951.5</text:p>
          </table:table-cell>
          <table:table-cell table:number-columns-repeated="3"/>
        </table:table-row>
        <table:table-row table:style-name="ro1">
          <table:table-cell office:value-type="string">
            <text:p>Aase-Smith syndrome 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IF(ISNUMBER([.G6]);COUNTIF([.$G$3:.$H$31];&quot;=&quot;&amp;[.G6])^2-1;0)" office:value-type="float" office:value="0">
            <text:p>0</text:p>
          </table:table-cell>
          <table:table-cell table:formula="of:=IF(ISNUMBER([.H6]);COUNTIF([.$G$3:.$H$31];&quot;=&quot;&amp;[.H6])^2-1;0)" office:value-type="float" office:value="3">
            <text:p>3</text:p>
          </table:table-cell>
          <table:table-cell table:formula="of:=IF(ISNUMBER([.C6]);((RANK([.C6];[.$C$3:.$D$31];1)+(COUNT([.$C$3:.$D$31])-RANK([.C6];[.$C$3:.$D$31];0)+1))/2);&quot;&quot;)" office:value-type="float" office:value="46">
            <text:p>46</text:p>
          </table:table-cell>
          <table:table-cell table:formula="of:=IF(ISNUMBER([.D6]);((RANK([.D6];[.$C$3:.$D$31];1)+(COUNT([.$C$3:.$D$31])-RANK([.D6];[.$C$3:.$D$31];0)+1))/2);&quot;&quot;)" office:value-type="float" office:value="53.5">
            <text:p>53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669.5">
            <text:p>669.5</text:p>
          </table:table-cell>
          <table:table-cell table:formula="of:=SUMIF([.L7:.L64]; &quot;A&quot;;[.J7:.J64])" office:value-type="float" office:value="605.5">
            <text:p>605.5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23073.61">
            <text:p>23073.61</text:p>
          </table:table-cell>
          <table:table-cell table:formula="of:=[.S5]^2/[.S7]" office:value-type="float" office:value="36214.09">
            <text:p>36214.09</text:p>
          </table:table-cell>
          <table:table-cell table:number-columns-repeated="3"/>
        </table:table-row>
        <table:table-row table:style-name="ro1">
          <table:table-cell office:value-type="string">
            <text:p>Achondroplasia 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ISNUMBER([.G7]);COUNTIF([.$G$3:.$H$31];&quot;=&quot;&amp;[.G7])^2-1;0)" office:value-type="float" office:value="483">
            <text:p>483</text:p>
          </table:table-cell>
          <table:table-cell table:formula="of:=IF(ISNUMBER([.H7]);COUNTIF([.$G$3:.$H$31];&quot;=&quot;&amp;[.H7])^2-1;0)" office:value-type="float" office:value="8">
            <text:p>8</text:p>
          </table:table-cell>
          <table:table-cell table:formula="of:=IF(ISNUMBER([.C7]);((RANK([.C7];[.$C$3:.$D$31];1)+(COUNT([.$C$3:.$D$31])-RANK([.C7];[.$C$3:.$D$31];0)+1))/2);&quot;&quot;)" office:value-type="float" office:value="11.5">
            <text:p>11.5</text:p>
          </table:table-cell>
          <table:table-cell table:formula="of:=IF(ISNUMBER([.D7]);((RANK([.D7];[.$C$3:.$D$31];1)+(COUNT([.$C$3:.$D$31])-RANK([.D7];[.$C$3:.$D$31];0)+1))/2);&quot;&quot;)"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5">
            <text:p>25</text:p>
          </table:table-cell>
          <table:table-cell table:formula="of:=COUNTIF([.L7:.L64]; &quot;A&quot;)" office:value-type="float" office:value="25">
            <text:p>25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5">
            <text:p>25</text:p>
          </table:table-cell>
          <table:table-cell table:formula="of:=COUNTIF([.L7:.L64]; &quot;A&quot;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Acalvar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8]);COUNTIF([.$G$3:.$H$31];&quot;=&quot;&amp;[.G8])^2-1;0)" office:value-type="float" office:value="483">
            <text:p>483</text:p>
          </table:table-cell>
          <table:table-cell table:formula="of:=IF(ISNUMBER([.H8]);COUNTIF([.$G$3:.$H$31];&quot;=&quot;&amp;[.H8])^2-1;0)" office:value-type="float" office:value="483">
            <text:p>483</text:p>
          </table:table-cell>
          <table:table-cell table:formula="of:=IF(ISNUMBER([.C8]);((RANK([.C8];[.$C$3:.$D$31];1)+(COUNT([.$C$3:.$D$31])-RANK([.C8];[.$C$3:.$D$31];0)+1))/2);&quot;&quot;)" office:value-type="float" office:value="11.5">
            <text:p>11.5</text:p>
          </table:table-cell>
          <table:table-cell table:formula="of:=IF(ISNUMBER([.D8]);((RANK([.D8];[.$C$3:.$D$31];1)+(COUNT([.$C$3:.$D$31])-RANK([.D8];[.$C$3:.$D$31];0)+1))/2);&quot;&quot;)" office:value-type="float" office:value="11.5">
            <text:p>11.5</text:p>
          </table:table-cell>
          <table:table-cell office:value-type="float" office:value="2">
            <text:p>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Acrodysosto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]);COUNTIF([.$G$3:.$H$31];&quot;=&quot;&amp;[.G9])^2-1;0)" office:value-type="float" office:value="483">
            <text:p>483</text:p>
          </table:table-cell>
          <table:table-cell table:formula="of:=IF(ISNUMBER([.H9]);COUNTIF([.$G$3:.$H$31];&quot;=&quot;&amp;[.H9])^2-1;0)" office:value-type="float" office:value="483">
            <text:p>483</text:p>
          </table:table-cell>
          <table:table-cell table:formula="of:=IF(ISNUMBER([.C9]);((RANK([.C9];[.$C$3:.$D$31];1)+(COUNT([.$C$3:.$D$31])-RANK([.C9];[.$C$3:.$D$31];0)+1))/2);&quot;&quot;)" office:value-type="float" office:value="11.5">
            <text:p>11.5</text:p>
          </table:table-cell>
          <table:table-cell table:formula="of:=IF(ISNUMBER([.D9]);((RANK([.D9];[.$C$3:.$D$31];1)+(COUNT([.$C$3:.$D$31])-RANK([.D9];[.$C$3:.$D$31];0)+1))/2);&quot;&quot;)" office:value-type="float" office:value="11.5">
            <text:p>11.5</text:p>
          </table:table-cell>
          <table:table-cell office:value-type="float" office:value="3">
            <text:p>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0">
            <text:p>50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Acromegaly </text:p>
          </table:table-cell>
          <table:table-cell/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formula="of:=IF(ISNUMBER([.G10]);COUNTIF([.$G$3:.$H$31];&quot;=&quot;&amp;[.G10])^2-1;0)" office:value-type="float" office:value="3">
            <text:p>3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47.5">
            <text:p>47.5</text:p>
          </table:table-cell>
          <table:table-cell table:formula="of:=IF(ISNUMBER([.D10]);((RANK([.D10];[.$C$3:.$D$31];1)+(COUNT([.$C$3:.$D$31])-RANK([.D10];[.$C$3:.$D$31];0)+1))/2);&quot;&quot;)" office:value-type="float" office:value="57">
            <text:p>57</text:p>
          </table:table-cell>
          <table:table-cell office:value-type="float" office:value="4">
            <text:p>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iliary atresia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11]);COUNTIF([.$G$3:.$H$31];&quot;=&quot;&amp;[.G11])^2-1;0)" office:value-type="float" office:value="195">
            <text:p>195</text:p>
          </table:table-cell>
          <table:table-cell table:formula="of:=IF(ISNUMBER([.H11]);COUNTIF([.$G$3:.$H$31];&quot;=&quot;&amp;[.H11])^2-1;0)" office:value-type="float" office:value="15">
            <text:p>15</text:p>
          </table:table-cell>
          <table:table-cell table:formula="of:=IF(ISNUMBER([.C11]);((RANK([.C11];[.$C$3:.$D$31];1)+(COUNT([.$C$3:.$D$31])-RANK([.C11];[.$C$3:.$D$31];0)+1))/2);&quot;&quot;)" office:value-type="float" office:value="29.5">
            <text:p>29.5</text:p>
          </table:table-cell>
          <table:table-cell table:formula="of:=IF(ISNUMBER([.D11]);((RANK([.D11];[.$C$3:.$D$31];1)+(COUNT([.$C$3:.$D$31])-RANK([.D11];[.$C$3:.$D$31];0)+1))/2);&quot;&quot;)" office:value-type="float" office:value="38.5">
            <text:p>38.5</text:p>
          </table:table-cell>
          <table:table-cell office:value-type="float" office:value="5">
            <text:p>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ronchiolitis obliterans with obstructive pulmonary disease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12]);COUNTIF([.$G$3:.$H$31];&quot;=&quot;&amp;[.G12])^2-1;0)" office:value-type="float" office:value="195">
            <text:p>195</text:p>
          </table:table-cell>
          <table:table-cell table:formula="of:=IF(ISNUMBER([.H12]);COUNTIF([.$G$3:.$H$31];&quot;=&quot;&amp;[.H12])^2-1;0)" office:value-type="float" office:value="15">
            <text:p>15</text:p>
          </table:table-cell>
          <table:table-cell table:formula="of:=IF(ISNUMBER([.C12]);((RANK([.C12];[.$C$3:.$D$31];1)+(COUNT([.$C$3:.$D$31])-RANK([.C12];[.$C$3:.$D$31];0)+1))/2);&quot;&quot;)" office:value-type="float" office:value="29.5">
            <text:p>29.5</text:p>
          </table:table-cell>
          <table:table-cell table:formula="of:=IF(ISNUMBER([.D12]);((RANK([.D12];[.$C$3:.$D$31];1)+(COUNT([.$C$3:.$D$31])-RANK([.D12];[.$C$3:.$D$31];0)+1))/2);&quot;&quot;)" office:value-type="float" office:value="38.5">
            <text:p>38.5</text:p>
          </table:table-cell>
          <table:table-cell office:value-type="float" office:value="6">
            <text:p>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0.38550588235293">
            <text:p>0.3855058824</text:p>
          </table:table-cell>
          <table:table-cell table:number-columns-repeated="3"/>
          <table:table-cell table:formula="of:=(12 / ([.S9]*([.S9]+1))) * (SUM([.R6:.S6])) - 3*([.S9]+1)" office:value-type="float" office:value="126.000941176471">
            <text:p>126.0009411765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891380552220888">
            <text:p>0.8913805522</text:p>
          </table:table-cell>
        </table:table-row>
        <table:table-row table:style-name="ro1">
          <table:table-cell office:value-type="string">
            <text:p>Choler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3]);COUNTIF([.$G$3:.$H$31];&quot;=&quot;&amp;[.G13])^2-1;0)" office:value-type="float" office:value="483">
            <text:p>483</text:p>
          </table:table-cell>
          <table:table-cell table:formula="of:=IF(ISNUMBER([.H13]);COUNTIF([.$G$3:.$H$31];&quot;=&quot;&amp;[.H13])^2-1;0)" office:value-type="float" office:value="483">
            <text:p>483</text:p>
          </table:table-cell>
          <table:table-cell table:formula="of:=IF(ISNUMBER([.C13]);((RANK([.C13];[.$C$3:.$D$31];1)+(COUNT([.$C$3:.$D$31])-RANK([.C13];[.$C$3:.$D$31];0)+1))/2);&quot;&quot;)" office:value-type="float" office:value="11.5">
            <text:p>11.5</text:p>
          </table:table-cell>
          <table:table-cell table:formula="of:=IF(ISNUMBER([.D13]);((RANK([.D13];[.$C$3:.$D$31];1)+(COUNT([.$C$3:.$D$31])-RANK([.D13];[.$C$3:.$D$31];0)+1))/2);&quot;&quot;)" office:value-type="float" office:value="11.5">
            <text:p>11.5</text:p>
          </table:table-cell>
          <table:table-cell office:value-type="float" office:value="7">
            <text:p>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141.354824112482">
            <text:p>141.3548241125</text:p>
          </table:table-cell>
          <table:table-cell table:number-columns-repeated="3"/>
        </table:table-row>
        <table:table-row table:style-name="ro1">
          <table:table-cell office:value-type="string">
            <text:p>Choroiderem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4]);COUNTIF([.$G$3:.$H$31];&quot;=&quot;&amp;[.G14])^2-1;0)" office:value-type="float" office:value="483">
            <text:p>483</text:p>
          </table:table-cell>
          <table:table-cell table:formula="of:=IF(ISNUMBER([.H14]);COUNTIF([.$G$3:.$H$31];&quot;=&quot;&amp;[.H14])^2-1;0)" office:value-type="float" office:value="483">
            <text:p>483</text:p>
          </table:table-cell>
          <table:table-cell table:formula="of:=IF(ISNUMBER([.C14]);((RANK([.C14];[.$C$3:.$D$31];1)+(COUNT([.$C$3:.$D$31])-RANK([.C14];[.$C$3:.$D$31];0)+1))/2);&quot;&quot;)" office:value-type="float" office:value="11.5">
            <text:p>11.5</text:p>
          </table:table-cell>
          <table:table-cell table:formula="of:=IF(ISNUMBER([.D14]);((RANK([.D14];[.$C$3:.$D$31];1)+(COUNT([.$C$3:.$D$31])-RANK([.D14];[.$C$3:.$D$31];0)+1))/2);&quot;&quot;)" office:value-type="float" office:value="11.5">
            <text:p>11.5</text:p>
          </table:table-cell>
          <table:table-cell office:value-type="float" office:value="8">
            <text:p>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oats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483">
            <text:p>483</text:p>
          </table:table-cell>
          <table:table-cell table:formula="of:=IF(ISNUMBER([.H15]);COUNTIF([.$G$3:.$H$31];&quot;=&quot;&amp;[.H15])^2-1;0)" office:value-type="float" office:value="483">
            <text:p>483</text:p>
          </table:table-cell>
          <table:table-cell table:formula="of:=IF(ISNUMBER([.C15]);((RANK([.C15];[.$C$3:.$D$31];1)+(COUNT([.$C$3:.$D$31])-RANK([.C15];[.$C$3:.$D$31];0)+1))/2);&quot;&quot;)" office:value-type="float" office:value="11.5">
            <text:p>11.5</text:p>
          </table:table-cell>
          <table:table-cell table:formula="of:=IF(ISNUMBER([.D15]);((RANK([.D15];[.$C$3:.$D$31];1)+(COUNT([.$C$3:.$D$31])-RANK([.D15];[.$C$3:.$D$31];0)+1))/2);&quot;&quot;)" office:value-type="float" office:value="11.5">
            <text:p>11.5</text:p>
          </table:table-cell>
          <table:table-cell office:value-type="float" office:value="9">
            <text:p>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Omphalocele-cleft palate syndrome, lethal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6]);COUNTIF([.$G$3:.$H$31];&quot;=&quot;&amp;[.G16])^2-1;0)" office:value-type="float" office:value="483">
            <text:p>483</text:p>
          </table:table-cell>
          <table:table-cell table:formula="of:=IF(ISNUMBER([.H16]);COUNTIF([.$G$3:.$H$31];&quot;=&quot;&amp;[.H16])^2-1;0)" office:value-type="float" office:value="483">
            <text:p>483</text:p>
          </table:table-cell>
          <table:table-cell table:formula="of:=IF(ISNUMBER([.C16]);((RANK([.C16];[.$C$3:.$D$31];1)+(COUNT([.$C$3:.$D$31])-RANK([.C16];[.$C$3:.$D$31];0)+1))/2);&quot;&quot;)" office:value-type="float" office:value="11.5">
            <text:p>11.5</text:p>
          </table:table-cell>
          <table:table-cell table:formula="of:=IF(ISNUMBER([.D16]);((RANK([.D16];[.$C$3:.$D$31];1)+(COUNT([.$C$3:.$D$31])-RANK([.D16];[.$C$3:.$D$31];0)+1))/2);&quot;&quot;)"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arier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7]);COUNTIF([.$G$3:.$H$31];&quot;=&quot;&amp;[.G17])^2-1;0)" office:value-type="float" office:value="483">
            <text:p>483</text:p>
          </table:table-cell>
          <table:table-cell table:formula="of:=IF(ISNUMBER([.H17]);COUNTIF([.$G$3:.$H$31];&quot;=&quot;&amp;[.H17])^2-1;0)" office:value-type="float" office:value="483">
            <text:p>483</text:p>
          </table:table-cell>
          <table:table-cell table:formula="of:=IF(ISNUMBER([.C17]);((RANK([.C17];[.$C$3:.$D$31];1)+(COUNT([.$C$3:.$D$31])-RANK([.C17];[.$C$3:.$D$31];0)+1))/2);&quot;&quot;)" office:value-type="float" office:value="11.5">
            <text:p>11.5</text:p>
          </table:table-cell>
          <table:table-cell table:formula="of:=IF(ISNUMBER([.D17]);((RANK([.D17];[.$C$3:.$D$31];1)+(COUNT([.$C$3:.$D$31])-RANK([.D17];[.$C$3:.$D$31];0)+1))/2);&quot;&quot;)" office:value-type="float" office:value="11.5">
            <text:p>11.5</text:p>
          </table:table-cell>
          <table:table-cell office:value-type="float" office:value="11">
            <text:p>1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Ichthyosis - hepatosplenomegaly - cerebellar degeneration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8]);COUNTIF([.$G$3:.$H$31];&quot;=&quot;&amp;[.G18])^2-1;0)" office:value-type="float" office:value="483">
            <text:p>483</text:p>
          </table:table-cell>
          <table:table-cell table:formula="of:=IF(ISNUMBER([.H18]);COUNTIF([.$G$3:.$H$31];&quot;=&quot;&amp;[.H18])^2-1;0)" office:value-type="float" office:value="195">
            <text:p>195</text:p>
          </table:table-cell>
          <table:table-cell table:formula="of:=IF(ISNUMBER([.C18]);((RANK([.C18];[.$C$3:.$D$31];1)+(COUNT([.$C$3:.$D$31])-RANK([.C18];[.$C$3:.$D$31];0)+1))/2);&quot;&quot;)" office:value-type="float" office:value="11.5">
            <text:p>11.5</text:p>
          </table:table-cell>
          <table:table-cell table:formula="of:=IF(ISNUMBER([.D18]);((RANK([.D18];[.$C$3:.$D$31];1)+(COUNT([.$C$3:.$D$31])-RANK([.D18];[.$C$3:.$D$31];0)+1))/2);&quot;&quot;)" office:value-type="float" office:value="29.5">
            <text:p>29.5</text:p>
          </table:table-cell>
          <table:table-cell office:value-type="float" office:value="12">
            <text:p>1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Emery-Dreifuss muscular dystrophy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19]);COUNTIF([.$G$3:.$H$31];&quot;=&quot;&amp;[.G19])^2-1;0)" office:value-type="float" office:value="195">
            <text:p>195</text:p>
          </table:table-cell>
          <table:table-cell table:formula="of:=IF(ISNUMBER([.H19]);COUNTIF([.$G$3:.$H$31];&quot;=&quot;&amp;[.H19])^2-1;0)" office:value-type="float" office:value="24">
            <text:p>24</text:p>
          </table:table-cell>
          <table:table-cell table:formula="of:=IF(ISNUMBER([.C19]);((RANK([.C19];[.$C$3:.$D$31];1)+(COUNT([.$C$3:.$D$31])-RANK([.C19];[.$C$3:.$D$31];0)+1))/2);&quot;&quot;)" office:value-type="float" office:value="29.5">
            <text:p>29.5</text:p>
          </table:table-cell>
          <table:table-cell table:formula="of:=IF(ISNUMBER([.D19]);((RANK([.D19];[.$C$3:.$D$31];1)+(COUNT([.$C$3:.$D$31])-RANK([.D19];[.$C$3:.$D$31];0)+1))/2);&quot;&quot;)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Costello syndrome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0]);COUNTIF([.$G$3:.$H$31];&quot;=&quot;&amp;[.G20])^2-1;0)" office:value-type="float" office:value="483">
            <text:p>483</text:p>
          </table:table-cell>
          <table:table-cell table:formula="of:=IF(ISNUMBER([.H20]);COUNTIF([.$G$3:.$H$31];&quot;=&quot;&amp;[.H20])^2-1;0)" office:value-type="float" office:value="195">
            <text:p>195</text:p>
          </table:table-cell>
          <table:table-cell table:formula="of:=IF(ISNUMBER([.C20]);((RANK([.C20];[.$C$3:.$D$31];1)+(COUNT([.$C$3:.$D$31])-RANK([.C20];[.$C$3:.$D$31];0)+1))/2);&quot;&quot;)" office:value-type="float" office:value="11.5">
            <text:p>11.5</text:p>
          </table:table-cell>
          <table:table-cell table:formula="of:=IF(ISNUMBER([.D20]);((RANK([.D20];[.$C$3:.$D$31];1)+(COUNT([.$C$3:.$D$31])-RANK([.D20];[.$C$3:.$D$31];0)+1))/2);&quot;&quot;)" office:value-type="float" office:value="29.5">
            <text:p>29.5</text:p>
          </table:table-cell>
          <table:table-cell office:value-type="float" office:value="14">
            <text:p>1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21]);COUNTIF([.$G$3:.$H$31];&quot;=&quot;&amp;[.G21])^2-1;0)" office:value-type="float" office:value="483">
            <text:p>483</text:p>
          </table:table-cell>
          <table:table-cell table:formula="of:=IF(ISNUMBER([.H21]);COUNTIF([.$G$3:.$H$31];&quot;=&quot;&amp;[.H21])^2-1;0)" office:value-type="float" office:value="483">
            <text:p>483</text:p>
          </table:table-cell>
          <table:table-cell table:formula="of:=IF(ISNUMBER([.C21]);((RANK([.C21];[.$C$3:.$D$31];1)+(COUNT([.$C$3:.$D$31])-RANK([.C21];[.$C$3:.$D$31];0)+1))/2);&quot;&quot;)" office:value-type="float" office:value="11.5">
            <text:p>11.5</text:p>
          </table:table-cell>
          <table:table-cell table:formula="of:=IF(ISNUMBER([.D21]);((RANK([.D21];[.$C$3:.$D$31];1)+(COUNT([.$C$3:.$D$31])-RANK([.D21];[.$C$3:.$D$31];0)+1))/2);&quot;&quot;)" office:value-type="float" office:value="11.5">
            <text:p>11.5</text:p>
          </table:table-cell>
          <table:table-cell office:value-type="float" office:value="15">
            <text:p>1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Acropectorovertebral dysplasia 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22]);COUNTIF([.$G$3:.$H$31];&quot;=&quot;&amp;[.G22])^2-1;0)" office:value-type="float" office:value="24">
            <text:p>24</text:p>
          </table:table-cell>
          <table:table-cell table:formula="of:=IF(ISNUMBER([.H22]);COUNTIF([.$G$3:.$H$31];&quot;=&quot;&amp;[.H22])^2-1;0)" office:value-type="float" office:value="3">
            <text:p>3</text:p>
          </table:table-cell>
          <table:table-cell table:formula="of:=IF(ISNUMBER([.C22]);((RANK([.C22];[.$C$3:.$D$31];1)+(COUNT([.$C$3:.$D$31])-RANK([.C22];[.$C$3:.$D$31];0)+1))/2);&quot;&quot;)" office:value-type="float" office:value="43">
            <text:p>43</text:p>
          </table:table-cell>
          <table:table-cell table:formula="of:=IF(ISNUMBER([.D22]);((RANK([.D22];[.$C$3:.$D$31];1)+(COUNT([.$C$3:.$D$31])-RANK([.D22];[.$C$3:.$D$31];0)+1))/2);&quot;&quot;)" office:value-type="float" office:value="47.5">
            <text:p>47.5</text:p>
          </table:table-cell>
          <table:table-cell office:value-type="float" office:value="16">
            <text:p>1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Osteogenesis imperfecta 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IF(ISNUMBER([.G23]);COUNTIF([.$G$3:.$H$31];&quot;=&quot;&amp;[.G23])^2-1;0)" office:value-type="float" office:value="24">
            <text:p>24</text:p>
          </table:table-cell>
          <table:table-cell table:formula="of:=IF(ISNUMBER([.H23]);COUNTIF([.$G$3:.$H$31];&quot;=&quot;&amp;[.H23])^2-1;0)" office:value-type="float" office:value="0">
            <text:p>0</text:p>
          </table:table-cell>
          <table:table-cell table:formula="of:=IF(ISNUMBER([.C23]);((RANK([.C23];[.$C$3:.$D$31];1)+(COUNT([.$C$3:.$D$31])-RANK([.C23];[.$C$3:.$D$31];0)+1))/2);&quot;&quot;)" office:value-type="float" office:value="43">
            <text:p>43</text:p>
          </table:table-cell>
          <table:table-cell table:formula="of:=IF(ISNUMBER([.D23]);((RANK([.D23];[.$C$3:.$D$31];1)+(COUNT([.$C$3:.$D$31])-RANK([.D23];[.$C$3:.$D$31];0)+1))/2);&quot;&quot;)" office:value-type="float" office:value="55">
            <text:p>55</text:p>
          </table:table-cell>
          <table:table-cell office:value-type="float" office:value="17">
            <text:p>1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Primary biliary cirrhosis 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ISNUMBER([.G24]);COUNTIF([.$G$3:.$H$31];&quot;=&quot;&amp;[.G24])^2-1;0)" office:value-type="float" office:value="8">
            <text:p>8</text:p>
          </table:table-cell>
          <table:table-cell table:formula="of:=IF(ISNUMBER([.H24]);COUNTIF([.$G$3:.$H$31];&quot;=&quot;&amp;[.H24])^2-1;0)" office:value-type="float" office:value="0">
            <text:p>0</text:p>
          </table:table-cell>
          <table:table-cell table:formula="of:=IF(ISNUMBER([.C24]);((RANK([.C24];[.$C$3:.$D$31];1)+(COUNT([.$C$3:.$D$31])-RANK([.C24];[.$C$3:.$D$31];0)+1))/2);&quot;&quot;)" office:value-type="float" office:value="50">
            <text:p>50</text:p>
          </table:table-cell>
          <table:table-cell table:formula="of:=IF(ISNUMBER([.D24]);((RANK([.D24];[.$C$3:.$D$31];1)+(COUNT([.$C$3:.$D$31])-RANK([.D24];[.$C$3:.$D$31];0)+1))/2);&quot;&quot;)" office:value-type="float" office:value="52">
            <text:p>52</text:p>
          </table:table-cell>
          <table:table-cell office:value-type="float" office:value="18">
            <text:p>1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ennekam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25]);COUNTIF([.$G$3:.$H$31];&quot;=&quot;&amp;[.G25])^2-1;0)" office:value-type="float" office:value="483">
            <text:p>483</text:p>
          </table:table-cell>
          <table:table-cell table:formula="of:=IF(ISNUMBER([.H25]);COUNTIF([.$G$3:.$H$31];&quot;=&quot;&amp;[.H25])^2-1;0)" office:value-type="float" office:value="483">
            <text:p>483</text:p>
          </table:table-cell>
          <table:table-cell table:formula="of:=IF(ISNUMBER([.C25]);((RANK([.C25];[.$C$3:.$D$31];1)+(COUNT([.$C$3:.$D$31])-RANK([.C25];[.$C$3:.$D$31];0)+1))/2);&quot;&quot;)" office:value-type="float" office:value="11.5">
            <text:p>11.5</text:p>
          </table:table-cell>
          <table:table-cell table:formula="of:=IF(ISNUMBER([.D25]);((RANK([.D25];[.$C$3:.$D$31];1)+(COUNT([.$C$3:.$D$31])-RANK([.D25];[.$C$3:.$D$31];0)+1))/2);&quot;&quot;)" office:value-type="float" office:value="11.5">
            <text:p>11.5</text:p>
          </table:table-cell>
          <table:table-cell office:value-type="float" office:value="19">
            <text:p>1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yperlysinemi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6]);COUNTIF([.$G$3:.$H$31];&quot;=&quot;&amp;[.G26])^2-1;0)" office:value-type="float" office:value="483">
            <text:p>483</text:p>
          </table:table-cell>
          <table:table-cell table:formula="of:=IF(ISNUMBER([.H26]);COUNTIF([.$G$3:.$H$31];&quot;=&quot;&amp;[.H26])^2-1;0)" office:value-type="float" office:value="195">
            <text:p>195</text:p>
          </table:table-cell>
          <table:table-cell table:formula="of:=IF(ISNUMBER([.C26]);((RANK([.C26];[.$C$3:.$D$31];1)+(COUNT([.$C$3:.$D$31])-RANK([.C26];[.$C$3:.$D$31];0)+1))/2);&quot;&quot;)" office:value-type="float" office:value="11.5">
            <text:p>11.5</text:p>
          </table:table-cell>
          <table:table-cell table:formula="of:=IF(ISNUMBER([.D26]);((RANK([.D26];[.$C$3:.$D$31];1)+(COUNT([.$C$3:.$D$31])-RANK([.D26];[.$C$3:.$D$31];0)+1))/2);&quot;&quot;)" office:value-type="float" office:value="29.5">
            <text:p>29.5</text:p>
          </table:table-cell>
          <table:table-cell office:value-type="float" office:value="20">
            <text:p>2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Jackson-Weiss syndrome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27]);COUNTIF([.$G$3:.$H$31];&quot;=&quot;&amp;[.G27])^2-1;0)" office:value-type="float" office:value="195">
            <text:p>195</text:p>
          </table:table-cell>
          <table:table-cell table:formula="of:=IF(ISNUMBER([.H27]);COUNTIF([.$G$3:.$H$31];&quot;=&quot;&amp;[.H27])^2-1;0)" office:value-type="float" office:value="15">
            <text:p>15</text:p>
          </table:table-cell>
          <table:table-cell table:formula="of:=IF(ISNUMBER([.C27]);((RANK([.C27];[.$C$3:.$D$31];1)+(COUNT([.$C$3:.$D$31])-RANK([.C27];[.$C$3:.$D$31];0)+1))/2);&quot;&quot;)" office:value-type="float" office:value="29.5">
            <text:p>29.5</text:p>
          </table:table-cell>
          <table:table-cell table:formula="of:=IF(ISNUMBER([.D27]);((RANK([.D27];[.$C$3:.$D$31];1)+(COUNT([.$C$3:.$D$31])-RANK([.D27];[.$C$3:.$D$31];0)+1))/2);&quot;&quot;)" office:value-type="float" office:value="38.5">
            <text:p>38.5</text:p>
          </table:table-cell>
          <table:table-cell office:value-type="float" office:value="21">
            <text:p>21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alili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28]);COUNTIF([.$G$3:.$H$31];&quot;=&quot;&amp;[.G28])^2-1;0)" office:value-type="float" office:value="195">
            <text:p>195</text:p>
          </table:table-cell>
          <table:table-cell table:formula="of:=IF(ISNUMBER([.H28]);COUNTIF([.$G$3:.$H$31];&quot;=&quot;&amp;[.H28])^2-1;0)" office:value-type="float" office:value="195">
            <text:p>195</text:p>
          </table:table-cell>
          <table:table-cell table:formula="of:=IF(ISNUMBER([.C28]);((RANK([.C28];[.$C$3:.$D$31];1)+(COUNT([.$C$3:.$D$31])-RANK([.C28];[.$C$3:.$D$31];0)+1))/2);&quot;&quot;)" office:value-type="float" office:value="29.5">
            <text:p>29.5</text:p>
          </table:table-cell>
          <table:table-cell table:formula="of:=IF(ISNUMBER([.D28]);((RANK([.D28];[.$C$3:.$D$31];1)+(COUNT([.$C$3:.$D$31])-RANK([.D28];[.$C$3:.$D$31];0)+1))/2);&quot;&quot;)" office:value-type="float" office:value="29.5">
            <text:p>29.5</text:p>
          </table:table-cell>
          <table:table-cell office:value-type="float" office:value="22">
            <text:p>22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eune syndrome 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IF(ISNUMBER([.G29]);COUNTIF([.$G$3:.$H$31];&quot;=&quot;&amp;[.G29])^2-1;0)" office:value-type="float" office:value="8">
            <text:p>8</text:p>
          </table:table-cell>
          <table:table-cell table:formula="of:=IF(ISNUMBER([.H29]);COUNTIF([.$G$3:.$H$31];&quot;=&quot;&amp;[.H29])^2-1;0)" office:value-type="float" office:value="3">
            <text:p>3</text:p>
          </table:table-cell>
          <table:table-cell table:formula="of:=IF(ISNUMBER([.C29]);((RANK([.C29];[.$C$3:.$D$31];1)+(COUNT([.$C$3:.$D$31])-RANK([.C29];[.$C$3:.$D$31];0)+1))/2);&quot;&quot;)" office:value-type="float" office:value="50">
            <text:p>50</text:p>
          </table:table-cell>
          <table:table-cell table:formula="of:=IF(ISNUMBER([.D29]);((RANK([.D29];[.$C$3:.$D$31];1)+(COUNT([.$C$3:.$D$31])-RANK([.D29];[.$C$3:.$D$31];0)+1))/2);&quot;&quot;)" office:value-type="float" office:value="53.5">
            <text:p>53.5</text:p>
          </table:table-cell>
          <table:table-cell office:value-type="float" office:value="23">
            <text:p>23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Myeloma, multiple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30]);COUNTIF([.$G$3:.$H$31];&quot;=&quot;&amp;[.G30])^2-1;0)" office:value-type="float" office:value="195">
            <text:p>195</text:p>
          </table:table-cell>
          <table:table-cell table:formula="of:=IF(ISNUMBER([.H30]);COUNTIF([.$G$3:.$H$31];&quot;=&quot;&amp;[.H30])^2-1;0)" office:value-type="float" office:value="24">
            <text:p>24</text:p>
          </table:table-cell>
          <table:table-cell table:formula="of:=IF(ISNUMBER([.C30]);((RANK([.C30];[.$C$3:.$D$31];1)+(COUNT([.$C$3:.$D$31])-RANK([.C30];[.$C$3:.$D$31];0)+1))/2);&quot;&quot;)" office:value-type="float" office:value="29.5">
            <text:p>29.5</text:p>
          </table:table-cell>
          <table:table-cell table:formula="of:=IF(ISNUMBER([.D30]);((RANK([.D30];[.$C$3:.$D$31];1)+(COUNT([.$C$3:.$D$31])-RANK([.D30];[.$C$3:.$D$31];0)+1))/2);&quot;&quot;)"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Trichodental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ISNUMBER([.G31]);COUNTIF([.$G$3:.$H$31];&quot;=&quot;&amp;[.G31])^2-1;0)" office:value-type="float" office:value="15">
            <text:p>15</text:p>
          </table:table-cell>
          <table:table-cell table:formula="of:=IF(ISNUMBER([.H31]);COUNTIF([.$G$3:.$H$31];&quot;=&quot;&amp;[.H31])^2-1;0)" office:value-type="float" office:value="24">
            <text:p>24</text:p>
          </table:table-cell>
          <table:table-cell table:formula="of:=IF(ISNUMBER([.C31]);((RANK([.C31];[.$C$3:.$D$31];1)+(COUNT([.$C$3:.$D$31])-RANK([.C31];[.$C$3:.$D$31];0)+1))/2);&quot;&quot;)" office:value-type="float" office:value="38.5">
            <text:p>38.5</text:p>
          </table:table-cell>
          <table:table-cell table:formula="of:=IF(ISNUMBER([.D31]);((RANK([.D31];[.$C$3:.$D$31];1)+(COUNT([.$C$3:.$D$31])-RANK([.D31];[.$C$3:.$D$31];0)+1))/2);&quot;&quot;)" office:value-type="float" office:value="43">
            <text:p>43</text:p>
          </table:table-cell>
          <table:table-cell office:value-type="float" office:value="25">
            <text:p>25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4">
            <text:p>24</text:p>
          </table:table-cell>
          <table:table-cell table:formula="of:=COUNTIF([.D3:.D31]; &quot;&lt;=5&quot;)" office:value-type="float" office:value="21">
            <text:p>21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82.7586206896552">
            <text:p>82.7586206897</text:p>
          </table:table-cell>
          <table:table-cell table:formula="of:=[.P39]/[.R39]*100" office:value-type="float" office:value="72.4137931034483">
            <text:p>72.41379310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9">
            <text:p>9</text:p>
          </table:table-cell>
          <table:table-cell table:formula="of:=COUNTIF([.D66:.D77]; &quot;&lt;=5&quot;)" office:value-type="float" office:value="8">
            <text:p>8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100">
            <text:p>100</text:p>
          </table:table-cell>
          <table:table-cell table:formula="of:=[.P40]/[.R40]*100" office:value-type="float" office:value="88.8888888888889">
            <text:p>88.888888888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4">
            <text:p>4</text:p>
          </table:table-cell>
          <table:table-cell table:formula="of:=COUNTIF([.D95:.D99]; &quot;&lt;=5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80">
            <text:p>80</text:p>
          </table:table-cell>
          <table:table-cell table:formula="of:=[.P41]/[.R4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43:.I45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7">
            <text:p>37</text:p>
          </table:table-cell>
          <table:table-cell table:formula="of:=SUM([.P39:.P41])" office:value-type="float" office:value="33">
            <text:p>33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86.046511627907">
            <text:p>86.0465116279</text:p>
          </table:table-cell>
          <table:table-cell table:formula="of:=[.P43]/[.R43]*100" office:value-type="float" office:value="76.7441860465116">
            <text:p>76.744186046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3:.I45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3:.I45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2">
            <text:p>42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3">
            <text:p>43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8">
            <text:p>28</text:p>
          </table:table-cell>
          <table:table-cell table:formula="of:=COUNTIF([.D3:.D31]; &quot;&lt;=20&quot;)" office:value-type="float" office:value="27">
            <text:p>27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96.551724137931">
            <text:p>96.5517241379</text:p>
          </table:table-cell>
          <table:table-cell table:formula="of:=[.P49]/[.R49]*100" office:value-type="float" office:value="93.1034482758621">
            <text:p>93.10344827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office:value-type="float" office:value="45.5">
            <text:p>45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office:value-type="float" office:value="45.5">
            <text:p>45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41">
            <text:p>41</text:p>
          </table:table-cell>
          <table:table-cell table:formula="of:=SUM([.P49:.P51])" office:value-type="float" office:value="40">
            <text:p>40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95.3488372093023">
            <text:p>95.3488372093</text:p>
          </table:table-cell>
          <table:table-cell table:formula="of:=[.P53]/[.R53]*100" office:value-type="float" office:value="93.0232558139535">
            <text:p>93.0232558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14"/>
        </table:table-row>
        <table:table-row table:style-name="ro1">
          <table:table-cell office:value-type="string">
            <text:p>Cushing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66]);COUNTIF([.$G$66:.$H$77];&quot;=&quot;&amp;[.G66])^2-1;0)" office:value-type="float" office:value="35">
            <text:p>35</text:p>
          </table:table-cell>
          <table:table-cell table:formula="of:=IF(ISNUMBER([.H66]);COUNTIF([.$G$66:.$H$77];&quot;=&quot;&amp;[.H66])^2-1;0)" office:value-type="float" office:value="35">
            <text:p>35</text:p>
          </table:table-cell>
          <table:table-cell table:formula="of:=IF(ISNUMBER([.C66]);((RANK([.C66];[.$C$66:.$D$77];1)+(COUNT([.$C$66:.$D$77])-RANK([.C66];[.$C$66:.$D$77];0)+1))/2);&quot;&quot;)" office:value-type="float" office:value="13.5">
            <text:p>13.5</text:p>
          </table:table-cell>
          <table:table-cell table:formula="of:=IF(ISNUMBER([.D66]);((RANK([.D66];[.$C$66:.$D$77];1)+(COUNT([.$C$66:.$D$77])-RANK([.D66];[.$C$66:.$D$77];0)+1))/2);&quot;&quot;)" office:value-type="float" office:value="13.5">
            <text:p>13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Hereditary pheochromocytoma-paraganglioma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67]);COUNTIF([.$G$66:.$H$77];&quot;=&quot;&amp;[.G67])^2-1;0)" office:value-type="float" office:value="35">
            <text:p>35</text:p>
          </table:table-cell>
          <table:table-cell table:formula="of:=IF(ISNUMBER([.H67]);COUNTIF([.$G$66:.$H$77];&quot;=&quot;&amp;[.H67])^2-1;0)" office:value-type="float" office:value="35">
            <text:p>35</text:p>
          </table:table-cell>
          <table:table-cell table:formula="of:=IF(ISNUMBER([.C67]);((RANK([.C67];[.$C$66:.$D$77];1)+(COUNT([.$C$66:.$D$77])-RANK([.C67];[.$C$66:.$D$77];0)+1))/2);&quot;&quot;)" office:value-type="float" office:value="13.5">
            <text:p>13.5</text:p>
          </table:table-cell>
          <table:table-cell table:formula="of:=IF(ISNUMBER([.D67]);((RANK([.D67];[.$C$66:.$D$77];1)+(COUNT([.$C$66:.$D$77])-RANK([.D67];[.$C$66:.$D$77];0)+1))/2);&quot;&quot;)" office:value-type="float" office:value="13.5">
            <text:p>13.5</text:p>
          </table:table-cell>
          <table:table-cell table:number-columns-repeated="14"/>
        </table:table-row>
        <table:table-row table:style-name="ro1">
          <table:table-cell office:value-type="string">
            <text:p>Creutzfeldt-Jakob disease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NUMBER([.G68]);COUNTIF([.$G$66:.$H$77];&quot;=&quot;&amp;[.G68])^2-1;0)" office:value-type="float" office:value="35">
            <text:p>35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 office:value-type="float" office:value="13.5">
            <text:p>13.5</text:p>
          </table:table-cell>
          <table:table-cell table:formula="of:=IF(ISNUMBER([.D68]);((RANK([.D68];[.$C$66:.$D$77];1)+(COUNT([.$C$66:.$D$77])-RANK([.D68];[.$C$66:.$D$77];0)+1))/2);&quot;&quot;)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hurg-Strauss syndrome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69]);COUNTIF([.$G$66:.$H$77];&quot;=&quot;&amp;[.G69])^2-1;0)" office:value-type="float" office:value="24">
            <text:p>24</text:p>
          </table:table-cell>
          <table:table-cell table:formula="of:=IF(ISNUMBER([.H69]);COUNTIF([.$G$66:.$H$77];&quot;=&quot;&amp;[.H69])^2-1;0)" office:value-type="float" office:value="8">
            <text:p>8</text:p>
          </table:table-cell>
          <table:table-cell table:formula="of:=IF(ISNUMBER([.C69]);((RANK([.C69];[.$C$66:.$D$77];1)+(COUNT([.$C$66:.$D$77])-RANK([.C69];[.$C$66:.$D$77];0)+1))/2);&quot;&quot;)" office:value-type="float" office:value="3">
            <text:p>3</text:p>
          </table:table-cell>
          <table:table-cell table:formula="of:=IF(ISNUMBER([.D69]);((RANK([.D69];[.$C$66:.$D$77];1)+(COUNT([.$C$66:.$D$77])-RANK([.D69];[.$C$66:.$D$77];0)+1))/2);&quot;&quot;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ermatomyosit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0]);COUNTIF([.$G$66:.$H$77];&quot;=&quot;&amp;[.G70])^2-1;0)" office:value-type="float" office:value="24">
            <text:p>24</text:p>
          </table:table-cell>
          <table:table-cell table:formula="of:=IF(ISNUMBER([.H70]);COUNTIF([.$G$66:.$H$77];&quot;=&quot;&amp;[.H70])^2-1;0)" office:value-type="float" office:value="24">
            <text:p>24</text:p>
          </table:table-cell>
          <table:table-cell table:formula="of:=IF(ISNUMBER([.C70]);((RANK([.C70];[.$C$66:.$D$77];1)+(COUNT([.$C$66:.$D$77])-RANK([.C70];[.$C$66:.$D$77];0)+1))/2);&quot;&quot;)" office:value-type="float" office:value="3">
            <text:p>3</text:p>
          </table:table-cell>
          <table:table-cell table:formula="of:=IF(ISNUMBER([.D70]);((RANK([.D70];[.$C$66:.$D$77];1)+(COUNT([.$C$66:.$D$77])-RANK([.D70];[.$C$66:.$D$77];0)+1))/2)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Cat-scratch diseas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71]);COUNTIF([.$G$66:.$H$77];&quot;=&quot;&amp;[.G71])^2-1;0)" office:value-type="float" office:value="8">
            <text:p>8</text:p>
          </table:table-cell>
          <table:table-cell table:formula="of:=IF(ISNUMBER([.H71]);COUNTIF([.$G$66:.$H$77];&quot;=&quot;&amp;[.H71])^2-1;0)" office:value-type="float" office:value="8">
            <text:p>8</text:p>
          </table:table-cell>
          <table:table-cell table:formula="of:=IF(ISNUMBER([.C71]);((RANK([.C71];[.$C$66:.$D$77];1)+(COUNT([.$C$66:.$D$77])-RANK([.C71];[.$C$66:.$D$77];0)+1))/2);&quot;&quot;)" office:value-type="float" office:value="7">
            <text:p>7</text:p>
          </table:table-cell>
          <table:table-cell table:formula="of:=IF(ISNUMBER([.D71]);((RANK([.D71];[.$C$66:.$D$77];1)+(COUNT([.$C$66:.$D$77])-RANK([.D71];[.$C$66:.$D$77];0)+1))/2);&quot;&quot;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Toxic epidermal necroly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2]);COUNTIF([.$G$66:.$H$77];&quot;=&quot;&amp;[.G72])^2-1;0)" office:value-type="float" office:value="24">
            <text:p>24</text:p>
          </table:table-cell>
          <table:table-cell table:formula="of:=IF(ISNUMBER([.H72]);COUNTIF([.$G$66:.$H$77];&quot;=&quot;&amp;[.H72])^2-1;0)" office:value-type="float" office:value="24">
            <text:p>24</text:p>
          </table:table-cell>
          <table:table-cell table:formula="of:=IF(ISNUMBER([.C72]);((RANK([.C72];[.$C$66:.$D$77];1)+(COUNT([.$C$66:.$D$77])-RANK([.C72];[.$C$66:.$D$77];0)+1))/2);&quot;&quot;)" office:value-type="float" office:value="3">
            <text:p>3</text:p>
          </table:table-cell>
          <table:table-cell table:formula="of:=IF(ISNUMBER([.D72]);((RANK([.D72];[.$C$66:.$D$77];1)+(COUNT([.$C$66:.$D$77])-RANK([.D72];[.$C$66:.$D$77];0)+1))/2);&quot;&quot;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66:.C94])" office:value-type="float" office:value="-0.265165042944955">
            <text:p>-0.2651650429</text:p>
          </table:table-cell>
          <table:table-cell table:formula="of:=SKEW([.D66:.D94])" office:value-type="float" office:value="1.1020620746249">
            <text:p>1.1020620746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79.5">
            <text:p>79.5</text:p>
          </table:table-cell>
          <table:table-cell table:formula="of:=SUM([.H66:.H77])" office:value-type="float" office:value="91.5">
            <text:p>91.5</text:p>
          </table:table-cell>
          <table:table-cell table:number-columns-repeated="3"/>
        </table:table-row>
        <table:table-row table:style-name="ro1">
          <table:table-cell office:value-type="string">
            <text:p>MELAS syndrome 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IF(ISNUMBER([.G73]);COUNTIF([.$G$66:.$H$77];&quot;=&quot;&amp;[.G73])^2-1;0)" office:value-type="float" office:value="35">
            <text:p>35</text:p>
          </table:table-cell>
          <table:table-cell table:formula="of:=IF(ISNUMBER([.H73]);COUNTIF([.$G$66:.$H$77];&quot;=&quot;&amp;[.H73])^2-1;0)" office:value-type="float" office:value="0">
            <text:p>0</text:p>
          </table:table-cell>
          <table:table-cell table:formula="of:=IF(ISNUMBER([.C73]);((RANK([.C73];[.$C$66:.$D$77];1)+(COUNT([.$C$66:.$D$77])-RANK([.C73];[.$C$66:.$D$77];0)+1))/2);&quot;&quot;)" office:value-type="float" office:value="13.5">
            <text:p>13.5</text:p>
          </table:table-cell>
          <table:table-cell table:formula="of:=IF(ISNUMBER([.D73]);((RANK([.D73];[.$C$66:.$D$77];1)+(COUNT([.$C$66:.$D$77])-RANK([.D73];[.$C$66:.$D$77];0)+1))/2);&quot;&quot;)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84">
            <text:p>84</text:p>
          </table:table-cell>
          <table:table-cell table:style-name="ce4" table:formula="of:=SUMIF([.L69:.L92]; &quot;A&quot;;[.J69:.J92])" office:value-type="float" office:value="83.5">
            <text:p>83.5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702.25">
            <text:p>702.25</text:p>
          </table:table-cell>
          <table:table-cell table:formula="of:=[.S72]^2/[.S74]" office:value-type="float" office:value="930.25">
            <text:p>930.25</text:p>
          </table:table-cell>
          <table:table-cell table:number-columns-repeated="3"/>
        </table:table-row>
        <table:table-row table:style-name="ro1">
          <table:table-cell office:value-type="string">
            <text:p>Brugada syndrome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74]);COUNTIF([.$G$66:.$H$77];&quot;=&quot;&amp;[.G74])^2-1;0)" office:value-type="float" office:value="3">
            <text:p>3</text:p>
          </table:table-cell>
          <table:table-cell table:formula="of:=IF(ISNUMBER([.H74]);COUNTIF([.$G$66:.$H$77];&quot;=&quot;&amp;[.H74])^2-1;0)" office:value-type="float" office:value="3">
            <text:p>3</text:p>
          </table:table-cell>
          <table:table-cell table:formula="of:=IF(ISNUMBER([.C74]);((RANK([.C74];[.$C$66:.$D$77];1)+(COUNT([.$C$66:.$D$77])-RANK([.C74];[.$C$66:.$D$77];0)+1))/2);&quot;&quot;)" office:value-type="float" office:value="9.5">
            <text:p>9.5</text:p>
          </table:table-cell>
          <table:table-cell table:formula="of:=IF(ISNUMBER([.D74]);((RANK([.D74];[.$C$66:.$D$77];1)+(COUNT([.$C$66:.$D$77])-RANK([.D74];[.$C$66:.$D$77];0)+1))/2);&quot;&quot;)" office:value-type="float" office:value="9.5">
            <text:p>9.5</text:p>
          </table:table-cell>
          <table:table-cell office:value-type="float" office:value="7">
            <text:p>7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8">
            <text:p>8</text:p>
          </table:table-cell>
          <table:table-cell/>
          <table:table-cell office:value-type="string">
            <text:p>n_{i}</text:p>
          </table:table-cell>
          <table:table-cell table:formula="of:=COUNTIF([.L68:.L85]; &quot;B&quot;)" office:value-type="float" office:value="9">
            <text:p>9</text:p>
          </table:table-cell>
          <table:table-cell table:formula="of:=COUNTIF([.L68:.L85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office:value-type="float" office:value="8">
            <text:p>8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office:value-type="float" office:value="9">
            <text:p>9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7">
            <text:p>17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office:value-type="float" office:value="10">
            <text:p>10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10.9227941176471">
            <text:p>10.9227941176</text:p>
          </table:table-cell>
          <table:table-cell table:number-columns-repeated="3"/>
          <table:table-cell table:formula="of:=(12 / ([.S76]*([.S76]+1))) * (SUM([.R73:.S73])) - 3*([.S76]+1)" office:value-type="float" office:value="0.280701754385959">
            <text:p>0.2807017544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38080495356037">
            <text:p>0.938080495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0.299229922992293">
            <text:p>0.2992299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4">
            <text:p>14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14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7">
            <text:p>7</text:p>
          </table:table-cell>
          <table:table-cell table:formula="of:=IF(ISNUMBER([.D95]);((RANK([.D95];[.$C$95:.$D$99];1)+(COUNT([.$C$95:.$D$99])-RANK([.D95];[.$C$95:.$D$99];0)+1))/2);&quot;&quot;)"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string">
            <text:p>Adrenoleukodystrophy, X-linked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6]);COUNTIF([.$G$95:.$H$99];&quot;=&quot;&amp;[.G96])^2-1;0)" office:value-type="float" office:value="35">
            <text:p>35</text:p>
          </table:table-cell>
          <table:table-cell table:formula="of:=IF(ISNUMBER([.H96]);COUNTIF([.$G$95:.$H$99];&quot;=&quot;&amp;[.H96])^2-1;0)" office:value-type="float" office:value="35">
            <text:p>35</text:p>
          </table:table-cell>
          <table:table-cell table:formula="of:=IF(ISNUMBER([.C96]);((RANK([.C96];[.$C$95:.$D$99];1)+(COUNT([.$C$95:.$D$99])-RANK([.C96];[.$C$95:.$D$99];0)+1))/2);&quot;&quot;)" office:value-type="float" office:value="3.5">
            <text:p>3.5</text:p>
          </table:table-cell>
          <table:table-cell table:formula="of:=IF(ISNUMBER([.D96]);((RANK([.D96];[.$C$95:.$D$99];1)+(COUNT([.$C$95:.$D$99])-RANK([.D96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Papillon-Lefevre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7]);COUNTIF([.$G$95:.$H$99];&quot;=&quot;&amp;[.G97])^2-1;0)" office:value-type="float" office:value="35">
            <text:p>35</text:p>
          </table:table-cell>
          <table:table-cell table:formula="of:=IF(ISNUMBER([.H97]);COUNTIF([.$G$95:.$H$99];&quot;=&quot;&amp;[.H97])^2-1;0)" office:value-type="float" office:value="35">
            <text:p>35</text:p>
          </table:table-cell>
          <table:table-cell table:formula="of:=IF(ISNUMBER([.C97]);((RANK([.C97];[.$C$95:.$D$99];1)+(COUNT([.$C$95:.$D$99])-RANK([.C97];[.$C$95:.$D$99];0)+1))/2);&quot;&quot;)" office:value-type="float" office:value="3.5">
            <text:p>3.5</text:p>
          </table:table-cell>
          <table:table-cell table:formula="of:=IF(ISNUMBER([.D97]);((RANK([.D97];[.$C$95:.$D$99];1)+(COUNT([.$C$95:.$D$99])-RANK([.D97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Kleine-Levin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8]);COUNTIF([.$G$95:.$H$99];&quot;=&quot;&amp;[.G98])^2-1;0)" office:value-type="float" office:value="35">
            <text:p>35</text:p>
          </table:table-cell>
          <table:table-cell table:formula="of:=IF(ISNUMBER([.H98]);COUNTIF([.$G$95:.$H$99];&quot;=&quot;&amp;[.H98])^2-1;0)" office:value-type="float" office:value="35">
            <text:p>35</text:p>
          </table:table-cell>
          <table:table-cell table:formula="of:=IF(ISNUMBER([.C98]);((RANK([.C98];[.$C$95:.$D$99];1)+(COUNT([.$C$95:.$D$99])-RANK([.C98];[.$C$95:.$D$99];0)+1))/2);&quot;&quot;)" office:value-type="float" office:value="3.5">
            <text:p>3.5</text:p>
          </table:table-cell>
          <table:table-cell table:formula="of:=IF(ISNUMBER([.D98]);((RANK([.D98];[.$C$95:.$D$99];1)+(COUNT([.$C$95:.$D$99])-RANK([.D98];[.$C$95:.$D$99];0)+1))/2);&quot;&quot;)"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Midface retraction syndrome, Schinzel-Giedion type </text:p>
          </table:table-cell>
          <table:table-cell/>
          <table:table-cell office:value-type="float" office:value="145">
            <text:p>145</text:p>
          </table:table-cell>
          <table:table-cell office:value-type="float" office:value="274">
            <text:p>274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23378676180536">
            <text:p>2.2337867618</text:p>
          </table:table-cell>
          <table:table-cell table:formula="of:=SKEW([.D94:.D122])" office:value-type="float" office:value="2.23494045416064">
            <text:p>2.2349404542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6.5">
            <text:p>26.5</text:p>
          </table:table-cell>
          <table:table-cell table:formula="of:=SUM([.H95:.H106])" office:value-type="float" office:value="28.5">
            <text:p>28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27.5">
            <text:p>27.5</text:p>
          </table:table-cell>
          <table:table-cell table:formula="of:=SUMIF([.L98:.L121]; &quot;A&quot;;[.J98:.J121])" office:value-type="float" office:value="27.5">
            <text:p>27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40.45">
            <text:p>140.45</text:p>
          </table:table-cell>
          <table:table-cell table:formula="of:=[.S101]^2/[.S103]" office:value-type="float" office:value="162.45">
            <text:p>162.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">
            <text:p>0</text:p>
          </table:table-cell>
          <table:table-cell table:number-columns-repeated="3"/>
          <table:table-cell table:formula="of:=(12 / ([.S105]*([.S105]+1))) * (SUM([.R102:.S102])) - 3*([.S105]+1)" office:value-type="float" office:value="0.0436363636363595">
            <text:p>0.0436363636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787878787878788">
            <text:p>0.7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0553846153846101">
            <text:p>0.0553846154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database-ranges>
        <table:database-range table:target-range-address="'E Comparison of with and without orphanet abstracts'.K68:'E Comparison of with and without orphanet abstracts'.L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14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Mathiasen</meta:initial-creator>
    <meta:creation-date>2011-03-21T14:34:15</meta:creation-date>
    <dc:date>2011-04-04T14:18:33</dc:date>
    <dc:creator>Brian Mathiasen</dc:creator>
    <meta:editing-duration>PT30H05M06S</meta:editing-duration>
    <meta:editing-cycles>82</meta:editing-cycles>
    <meta:generator>OpenOffice.org/3.2$Linux OpenOffice.org_project/320m19$Build-9505</meta:generator>
    <meta:document-statistic meta:table-count="5" meta:cell-count="4493" meta:object-count="0"/>
  </office:meta>
</office:document-meta>
</file>